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upervisedCNN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ALTH_GATHERING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  <table:table-cell office:value-type="string" calcext:value-type="string">
            <text:p>PURSUIT_AND_GATH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1715" calcext:value-type="float">
            <text:p>1715</text:p>
          </table:table-cell>
          <table:table-cell office:value-type="float" office:value="1299" calcext:value-type="float">
            <text:p>1299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2:.F2])" office:value-type="float" office:value="851" calcext:value-type="float">
            <text:p>851</text:p>
          </table:table-cell>
          <table:table-cell table:formula="of:=STDEV([.B2:.F2])/SQRT(COUNT([.B2:.F2]))" office:value-type="float" office:value="276.017390756452" calcext:value-type="float">
            <text:p>276.017390756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723" calcext:value-type="float">
            <text:p>723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table:formula="of:=AVERAGE([.L2:.P2])" office:value-type="float" office:value="809.4" calcext:value-type="float">
            <text:p>809.4</text:p>
          </table:table-cell>
          <table:table-cell table:formula="of:=STDEV([.L2:.P2])/SQRT(COUNT([.L2:.P2]))" office:value-type="float" office:value="69.5813193321311" calcext:value-type="float">
            <text:p>69.5813193321</text:p>
          </table:table-cell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office:value-type="float" office:value="435" calcext:value-type="float">
            <text:p>435</text:p>
          </table:table-cell>
          <table:table-cell office:value-type="float" office:value="563" calcext:value-type="float">
            <text:p>563</text:p>
          </table:table-cell>
          <table:table-cell office:value-type="float" office:value="883" calcext:value-type="float">
            <text:p>88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:.F3])" office:value-type="float" office:value="703.8" calcext:value-type="float">
            <text:p>703.8</text:p>
          </table:table-cell>
          <table:table-cell table:formula="of:=STDEV([.B3:.F3])/SQRT(COUNT([.B3:.F3]))" office:value-type="float" office:value="166.153663817564" calcext:value-type="float">
            <text:p>166.153663817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719" calcext:value-type="float">
            <text:p>719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:.P3])" office:value-type="float" office:value="768.6" calcext:value-type="float">
            <text:p>768.6</text:p>
          </table:table-cell>
          <table:table-cell table:formula="of:=STDEV([.L3:.P3])/SQRT(COUNT([.L3:.P3]))" office:value-type="float" office:value="39.0993606085828" calcext:value-type="float">
            <text:p>39.0993606086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4:.F4])" office:value-type="float" office:value="537.4" calcext:value-type="float">
            <text:p>537.4</text:p>
          </table:table-cell>
          <table:table-cell table:formula="of:=STDEV([.B4:.F4])/SQRT(COUNT([.B4:.F4]))" office:value-type="float" office:value="51.9938457896701" calcext:value-type="float">
            <text:p>51.993845789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4:.P4])" office:value-type="float" office:value="896" calcext:value-type="float">
            <text:p>896</text:p>
          </table:table-cell>
          <table:table-cell table:formula="of:=STDEV([.L4:.P4])/SQRT(COUNT([.L4:.P4]))" office:value-type="float" office:value="67.8232998312527" calcext:value-type="float">
            <text:p>67.8232998313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float" office:value="595" calcext:value-type="float">
            <text:p>595</text:p>
          </table:table-cell>
          <table:table-cell office:value-type="float" office:value="947" calcext:value-type="float">
            <text:p>947</text:p>
          </table:table-cell>
          <table:table-cell office:value-type="float" office:value="1715" calcext:value-type="float">
            <text:p>171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5:.F5])" office:value-type="float" office:value="947" calcext:value-type="float">
            <text:p>947</text:p>
          </table:table-cell>
          <table:table-cell table:formula="of:=STDEV([.B5:.F5])/SQRT(COUNT([.B5:.F5]))" office:value-type="float" office:value="205.149701437755" calcext:value-type="float">
            <text:p>205.1497014378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5:.P5])" office:value-type="float" office:value="754.6" calcext:value-type="float">
            <text:p>754.6</text:p>
          </table:table-cell>
          <table:table-cell table:formula="of:=STDEV([.L5:.P5])/SQRT(COUNT([.L5:.P5]))" office:value-type="float" office:value="54.7901450992786" calcext:value-type="float">
            <text:p>54.7901450993</text:p>
          </table:table-cell>
        </table:table-row>
        <table:table-row table:style-name="ro1">
          <table:table-cell/>
          <table:table-cell table:number-columns-repeated="3" office:value-type="float" office:value="435" calcext:value-type="float">
            <text:p>435</text:p>
          </table:table-cell>
          <table:table-cell office:value-type="float" office:value="691" calcext:value-type="float">
            <text:p>691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table:formula="of:=AVERAGE([.B6:.F6])" office:value-type="float" office:value="678.2" calcext:value-type="float">
            <text:p>678.2</text:p>
          </table:table-cell>
          <table:table-cell table:formula="of:=STDEV([.B6:.F6])/SQRT(COUNT([.B6:.F6]))" office:value-type="float" office:value="185.930739793075" calcext:value-type="float">
            <text:p>185.930739793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6:.P6])" office:value-type="float" office:value="836" calcext:value-type="float">
            <text:p>836</text:p>
          </table:table-cell>
          <table:table-cell table:formula="of:=STDEV([.L6:.P6])/SQRT(COUNT([.L6:.P6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office:value-type="float" office:value="595" calcext:value-type="float">
            <text:p>595</text:p>
          </table:table-cell>
          <table:table-cell office:value-type="float" office:value="1683" calcext:value-type="float">
            <text:p>1683</text:p>
          </table:table-cell>
          <table:table-cell office:value-type="float" office:value="1203" calcext:value-type="float">
            <text:p>1203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7:.F7])" office:value-type="float" office:value="1030.2" calcext:value-type="float">
            <text:p>1030.2</text:p>
          </table:table-cell>
          <table:table-cell table:formula="of:=STDEV([.B7:.F7])/SQRT(COUNT([.B7:.F7]))" office:value-type="float" office:value="228.211831419846" calcext:value-type="float">
            <text:p>228.2118314198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7:.P7])" office:value-type="float" office:value="796" calcext:value-type="float">
            <text:p>796</text:p>
          </table:table-cell>
          <table:table-cell table:formula="of:=STDEV([.L7:.P7])/SQRT(COUNT([.L7:.P7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1011" calcext:value-type="float">
            <text:p>101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:.F8])" office:value-type="float" office:value="524.6" calcext:value-type="float">
            <text:p>524.6</text:p>
          </table:table-cell>
          <table:table-cell table:formula="of:=STDEV([.B8:.F8])/SQRT(COUNT([.B8:.F8]))" office:value-type="float" office:value="122.439209406138" calcext:value-type="float">
            <text:p>122.4392094061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2"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8:.P8])" office:value-type="float" office:value="856" calcext:value-type="float">
            <text:p>856</text:p>
          </table:table-cell>
          <table:table-cell table:formula="of:=STDEV([.L8:.P8])/SQRT(COUNT([.L8:.P8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915" calcext:value-type="float">
            <text:p>915</text:p>
          </table:table-cell>
          <table:table-cell office:value-type="float" office:value="1363" calcext:value-type="float">
            <text:p>1363</text:p>
          </table:table-cell>
          <table:table-cell office:value-type="float" office:value="467" calcext:value-type="float">
            <text:p>467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9:.F9])" office:value-type="float" office:value="755" calcext:value-type="float">
            <text:p>755</text:p>
          </table:table-cell>
          <table:table-cell table:formula="of:=STDEV([.B9:.F9])/SQRT(COUNT([.B9:.F9]))" office:value-type="float" office:value="174.098822511814" calcext:value-type="float">
            <text:p>174.098822511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:.P9])" office:value-type="float" office:value="861" calcext:value-type="float">
            <text:p>861</text:p>
          </table:table-cell>
          <table:table-cell table:formula="of:=STDEV([.L9:.P9])/SQRT(COUNT([.L9:.P9]))" office:value-type="float" office:value="69.1013748054263" calcext:value-type="float">
            <text:p>69.1013748054</text:p>
          </table:table-cell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office:value-type="float" office:value="851" calcext:value-type="float">
            <text:p>851</text:p>
          </table:table-cell>
          <table:table-cell office:value-type="float" office:value="947" calcext:value-type="float">
            <text:p>947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10:.F10])" office:value-type="float" office:value="755" calcext:value-type="float">
            <text:p>755</text:p>
          </table:table-cell>
          <table:table-cell table:formula="of:=STDEV([.B10:.F10])/SQRT(COUNT([.B10:.F10]))" office:value-type="float" office:value="138.379189186814" calcext:value-type="float">
            <text:p>138.3791891868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table:number-columns-repeated="3" office:value-type="float" office:value="656" calcext:value-type="float">
            <text:p>656</text:p>
          </table:table-cell>
          <table:table-cell table:number-columns-repeated="2"/>
          <table:table-cell table:formula="of:=AVERAGE([.L10:.P10])" office:value-type="float" office:value="736" calcext:value-type="float">
            <text:p>736</text:p>
          </table:table-cell>
          <table:table-cell table:formula="of:=STDEV([.L10:.P10])/SQRT(COUNT([.L10:.P10]))" office:value-type="float" office:value="48.9897948556636" calcext:value-type="float">
            <text:p>48.9897948557</text:p>
          </table:table-cell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office:value-type="float" office:value="531" calcext:value-type="float">
            <text:p>531</text:p>
          </table:table-cell>
          <table:table-cell office:value-type="float" office:value="851" calcext:value-type="float">
            <text:p>851</text:p>
          </table:table-cell>
          <table:table-cell office:value-type="float" office:value="819" calcext:value-type="float">
            <text:p>819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11:.F11])" office:value-type="float" office:value="806.2" calcext:value-type="float">
            <text:p>806.2</text:p>
          </table:table-cell>
          <table:table-cell table:formula="of:=STDEV([.B11:.F11])/SQRT(COUNT([.B11:.F11]))" office:value-type="float" office:value="100.482038195889" calcext:value-type="float">
            <text:p>100.482038195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1:.P11])" office:value-type="float" office:value="816" calcext:value-type="float">
            <text:p>816</text:p>
          </table:table-cell>
          <table:table-cell table:formula="of:=STDEV([.L11:.P11])/SQRT(COUNT([.L11:.P11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12:.F12])" office:value-type="float" office:value="543.8" calcext:value-type="float">
            <text:p>543.8</text:p>
          </table:table-cell>
          <table:table-cell table:formula="of:=STDEV([.B12:.F12])/SQRT(COUNT([.B12:.F12]))" office:value-type="float" office:value="48.1065484107933" calcext:value-type="float">
            <text:p>48.106548410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12:.P12])" office:value-type="float" office:value="816" calcext:value-type="float">
            <text:p>816</text:p>
          </table:table-cell>
          <table:table-cell table:formula="of:=STDEV([.L12:.P12])/SQRT(COUNT([.L12:.P12]))" office:value-type="float" office:value="67.8232998312527" calcext:value-type="float">
            <text:p>67.8232998313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691" calcext:value-type="float">
            <text:p>69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13:.F13])" office:value-type="float" office:value="486.2" calcext:value-type="float">
            <text:p>486.2</text:p>
          </table:table-cell>
          <table:table-cell table:formula="of:=STDEV([.B13:.F13])/SQRT(COUNT([.B13:.F13]))" office:value-type="float" office:value="66.0472558097609" calcext:value-type="float">
            <text:p>66.0472558098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3:.P13])" office:value-type="float" office:value="796" calcext:value-type="float">
            <text:p>796</text:p>
          </table:table-cell>
          <table:table-cell table:formula="of:=STDEV([.L13:.P13])/SQRT(COUNT([.L13:.P13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67" calcext:value-type="float">
            <text:p>1267</text:p>
          </table:table-cell>
          <table:table-cell office:value-type="float" office:value="883" calcext:value-type="float">
            <text:p>883</text:p>
          </table:table-cell>
          <table:table-cell office:value-type="float" office:value="1651" calcext:value-type="float">
            <text:p>1651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table:formula="of:=AVERAGE([.B14:.F14])" office:value-type="float" office:value="1049.4" calcext:value-type="float">
            <text:p>1049.4</text:p>
          </table:table-cell>
          <table:table-cell table:formula="of:=STDEV([.B14:.F14])/SQRT(COUNT([.B14:.F14]))" office:value-type="float" office:value="211.87770057276" calcext:value-type="float">
            <text:p>211.877700572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14:.P14])" office:value-type="float" office:value="836" calcext:value-type="float">
            <text:p>836</text:p>
          </table:table-cell>
          <table:table-cell table:formula="of:=STDEV([.L14:.P14])/SQRT(COUNT([.L14:.P14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915" calcext:value-type="float">
            <text:p>915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15:.F15])" office:value-type="float" office:value="716.6" calcext:value-type="float">
            <text:p>716.6</text:p>
          </table:table-cell>
          <table:table-cell table:formula="of:=STDEV([.B15:.F15])/SQRT(COUNT([.B15:.F15]))" office:value-type="float" office:value="61.8850547386039" calcext:value-type="float">
            <text:p>61.885054738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15:.P15])" office:value-type="float" office:value="856" calcext:value-type="float">
            <text:p>856</text:p>
          </table:table-cell>
          <table:table-cell table:formula="of:=STDEV([.L15:.P15])/SQRT(COUNT([.L15:.P15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915" calcext:value-type="float">
            <text:p>91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16:.F16])" office:value-type="float" office:value="537.4" calcext:value-type="float">
            <text:p>537.4</text:p>
          </table:table-cell>
          <table:table-cell table:formula="of:=STDEV([.B16:.F16])/SQRT(COUNT([.B16:.F16]))" office:value-type="float" office:value="102.898785221207" calcext:value-type="float">
            <text:p>102.898785221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6:.P16])" office:value-type="float" office:value="816" calcext:value-type="float">
            <text:p>816</text:p>
          </table:table-cell>
          <table:table-cell table:formula="of:=STDEV([.L16:.P16])/SQRT(COUNT([.L16:.P16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915" calcext:value-type="float">
            <text:p>91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17:.F17])" office:value-type="float" office:value="614.2" calcext:value-type="float">
            <text:p>614.2</text:p>
          </table:table-cell>
          <table:table-cell table:formula="of:=STDEV([.B17:.F17])/SQRT(COUNT([.B17:.F17]))" office:value-type="float" office:value="100.482038195889" calcext:value-type="float">
            <text:p>100.482038195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17:.P17])" office:value-type="float" office:value="796" calcext:value-type="float">
            <text:p>796</text:p>
          </table:table-cell>
          <table:table-cell table:formula="of:=STDEV([.L17:.P17])/SQRT(COUNT([.L17:.P17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915" calcext:value-type="float">
            <text:p>915</text:p>
          </table:table-cell>
          <table:table-cell office:value-type="float" office:value="691" calcext:value-type="float">
            <text:p>691</text:p>
          </table:table-cell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18:.F18])" office:value-type="float" office:value="652.6" calcext:value-type="float">
            <text:p>652.6</text:p>
          </table:table-cell>
          <table:table-cell table:formula="of:=STDEV([.B18:.F18])/SQRT(COUNT([.B18:.F18]))" office:value-type="float" office:value="77.3314942310053" calcext:value-type="float">
            <text:p>77.331494231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8:.P18])" office:value-type="float" office:value="856" calcext:value-type="float">
            <text:p>856</text:p>
          </table:table-cell>
          <table:table-cell table:formula="of:=STDEV([.L18:.P18])/SQRT(COUNT([.L18:.P18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table:number-columns-repeated="2" office:value-type="float" office:value="435" calcext:value-type="float">
            <text:p>435</text:p>
          </table:table-cell>
          <table:table-cell office:value-type="float" office:value="1459" calcext:value-type="float">
            <text:p>1459</text:p>
          </table:table-cell>
          <table:table-cell office:value-type="float" office:value="915" calcext:value-type="float">
            <text:p>91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19:.F19])" office:value-type="float" office:value="723" calcext:value-type="float">
            <text:p>723</text:p>
          </table:table-cell>
          <table:table-cell table:formula="of:=STDEV([.B19:.F19])/SQRT(COUNT([.B19:.F19]))" office:value-type="float" office:value="208.368903630076" calcext:value-type="float">
            <text:p>208.368903630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9:.P19])" office:value-type="float" office:value="836" calcext:value-type="float">
            <text:p>836</text:p>
          </table:table-cell>
          <table:table-cell table:formula="of:=STDEV([.L19:.P19])/SQRT(COUNT([.L19:.P19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755" calcext:value-type="float">
            <text:p>75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table:formula="of:=AVERAGE([.B20:.F20])" office:value-type="float" office:value="831.8" calcext:value-type="float">
            <text:p>831.8</text:p>
          </table:table-cell>
          <table:table-cell table:formula="of:=STDEV([.B20:.F20])/SQRT(COUNT([.B20:.F20]))" office:value-type="float" office:value="245.087412977493" calcext:value-type="float">
            <text:p>245.0874129775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756" calcext:value-type="float">
            <text:p>756</text:p>
          </table:table-cell>
          <table:table-cell table:number-columns-repeated="2"/>
          <table:table-cell table:formula="of:=AVERAGE([.L20:.P20])" office:value-type="float" office:value="876" calcext:value-type="float">
            <text:p>876</text:p>
          </table:table-cell>
          <table:table-cell table:formula="of:=STDEV([.L20:.P20])/SQRT(COUNT([.L20:.P20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office:value-type="float" office:value="1107" calcext:value-type="float">
            <text:p>1107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21:.F21])" office:value-type="float" office:value="703.8" calcext:value-type="float">
            <text:p>703.8</text:p>
          </table:table-cell>
          <table:table-cell table:formula="of:=STDEV([.B21:.F21])/SQRT(COUNT([.B21:.F21]))" office:value-type="float" office:value="146.851761991472" calcext:value-type="float">
            <text:p>146.851761991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21:.P21])" office:value-type="float" office:value="821" calcext:value-type="float">
            <text:p>821</text:p>
          </table:table-cell>
          <table:table-cell table:formula="of:=STDEV([.L21:.P21])/SQRT(COUNT([.L21:.P21]))" office:value-type="float" office:value="49.749371855331" calcext:value-type="float">
            <text:p>49.7493718553</text:p>
          </table:table-cell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office:value-type="float" office:value="1011" calcext:value-type="float">
            <text:p>1011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22:.F22])" office:value-type="float" office:value="793.4" calcext:value-type="float">
            <text:p>793.4</text:p>
          </table:table-cell>
          <table:table-cell table:formula="of:=STDEV([.B22:.F22])/SQRT(COUNT([.B22:.F22]))" office:value-type="float" office:value="172.444077891936" calcext:value-type="float">
            <text:p>172.444077891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81" calcext:value-type="float">
            <text:p>781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22:.P22])" office:value-type="float" office:value="861" calcext:value-type="float">
            <text:p>861</text:p>
          </table:table-cell>
          <table:table-cell table:formula="of:=STDEV([.L22:.P22])/SQRT(COUNT([.L22:.P22]))" office:value-type="float" office:value="69.1013748054263" calcext:value-type="float">
            <text:p>69.1013748054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23:.F23])" office:value-type="float" office:value="582.2" calcext:value-type="float">
            <text:p>582.2</text:p>
          </table:table-cell>
          <table:table-cell table:formula="of:=STDEV([.B23:.F23])/SQRT(COUNT([.B23:.F23]))" office:value-type="float" office:value="48.1065484107933" calcext:value-type="float">
            <text:p>48.106548410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23:.P23])" office:value-type="float" office:value="856" calcext:value-type="float">
            <text:p>856</text:p>
          </table:table-cell>
          <table:table-cell table:formula="of:=STDEV([.L23:.P23])/SQRT(COUNT([.L23:.P23]))" office:value-type="float" office:value="63.2455532033676" calcext:value-type="float">
            <text:p>63.2455532034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203" calcext:value-type="float">
            <text:p>1203</text:p>
          </table:table-cell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24:.F24])" office:value-type="float" office:value="755" calcext:value-type="float">
            <text:p>755</text:p>
          </table:table-cell>
          <table:table-cell table:formula="of:=STDEV([.B24:.F24])/SQRT(COUNT([.B24:.F24]))" office:value-type="float" office:value="118.443235349259" calcext:value-type="float">
            <text:p>118.4432353493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24:.P24])" office:value-type="float" office:value="836" calcext:value-type="float">
            <text:p>836</text:p>
          </table:table-cell>
          <table:table-cell table:formula="of:=STDEV([.L24:.P24])/SQRT(COUNT([.L24:.P24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number-columns-repeated="2" office:value-type="float" office:value="1075" calcext:value-type="float">
            <text:p>1075</text:p>
          </table:table-cell>
          <table:table-cell office:value-type="float" office:value="2035" calcext:value-type="float">
            <text:p>20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25:.F25])" office:value-type="float" office:value="1119.8" calcext:value-type="float">
            <text:p>1119.8</text:p>
          </table:table-cell>
          <table:table-cell table:formula="of:=STDEV([.B25:.F25])/SQRT(COUNT([.B25:.F25]))" office:value-type="float" office:value="265.349279252837" calcext:value-type="float">
            <text:p>265.3492792528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25:.P25])" office:value-type="float" office:value="801" calcext:value-type="float">
            <text:p>801</text:p>
          </table:table-cell>
          <table:table-cell table:formula="of:=STDEV([.L25:.P25])/SQRT(COUNT([.L25:.P25]))" office:value-type="float" office:value="50.2493781056045" calcext:value-type="float">
            <text:p>50.2493781056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26:.F26])" office:value-type="float" office:value="505.4" calcext:value-type="float">
            <text:p>505.4</text:p>
          </table:table-cell>
          <table:table-cell table:formula="of:=STDEV([.B26:.F26])/SQRT(COUNT([.B26:.F26]))" office:value-type="float" office:value="59.3511583711725" calcext:value-type="float">
            <text:p>59.3511583712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26:.P26])" office:value-type="float" office:value="836" calcext:value-type="float">
            <text:p>836</text:p>
          </table:table-cell>
          <table:table-cell table:formula="of:=STDEV([.L26:.P26])/SQRT(COUNT([.L26:.P26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office:value-type="float" office:value="851" calcext:value-type="float">
            <text:p>851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office:value-type="float" office:value="1459" calcext:value-type="float">
            <text:p>1459</text:p>
          </table:table-cell>
          <table:table-cell table:number-columns-repeated="2"/>
          <table:table-cell table:formula="of:=AVERAGE([.B27:.F27])" office:value-type="float" office:value="889.4" calcext:value-type="float">
            <text:p>889.4</text:p>
          </table:table-cell>
          <table:table-cell table:formula="of:=STDEV([.B27:.F27])/SQRT(COUNT([.B27:.F27]))" office:value-type="float" office:value="192.372971074421" calcext:value-type="float">
            <text:p>192.3729710744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856" calcext:value-type="float">
            <text:p>856</text:p>
          </table:table-cell>
          <table:table-cell table:number-columns-repeated="2"/>
          <table:table-cell table:formula="of:=AVERAGE([.L27:.P27])" office:value-type="float" office:value="876" calcext:value-type="float">
            <text:p>876</text:p>
          </table:table-cell>
          <table:table-cell table:formula="of:=STDEV([.L27:.P27])/SQRT(COUNT([.L27:.P27]))" office:value-type="float" office:value="37.4165738677394" calcext:value-type="float">
            <text:p>37.4165738677</text:p>
          </table:table-cell>
        </table:table-row>
        <table:table-row table:style-name="ro1">
          <table:table-cell/>
          <table:table-cell table:number-columns-repeated="2"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28:.F28])" office:value-type="float" office:value="627" calcext:value-type="float">
            <text:p>627</text:p>
          </table:table-cell>
          <table:table-cell table:formula="of:=STDEV([.B28:.F28])/SQRT(COUNT([.B28:.F28]))" office:value-type="float" office:value="81.5843122174845" calcext:value-type="float">
            <text:p>81.5843122175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28:.P28])" office:value-type="float" office:value="841" calcext:value-type="float">
            <text:p>841</text:p>
          </table:table-cell>
          <table:table-cell table:formula="of:=STDEV([.L28:.P28])/SQRT(COUNT([.L28:.P28]))" office:value-type="float" office:value="56.7890834580027" calcext:value-type="float">
            <text:p>56.78908345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627" calcext:value-type="float">
            <text:p>627</text:p>
          </table:table-cell>
          <table:table-cell office:value-type="float" office:value="371" calcext:value-type="float">
            <text:p>37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29:.F29])" office:value-type="float" office:value="812.8" calcext:value-type="float">
            <text:p>812.8</text:p>
          </table:table-cell>
          <table:table-cell table:formula="of:=STDEV([.B29:.F29])/SQRT(COUNT([.B29:.F29]))" office:value-type="float" office:value="326.283373771941" calcext:value-type="float">
            <text:p>326.2833737719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29:.P29])" office:value-type="float" office:value="756" calcext:value-type="float">
            <text:p>756</text:p>
          </table:table-cell>
          <table:table-cell table:formula="of:=STDEV([.L29:.P29])/SQRT(COUNT([.L29:.P29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1331" calcext:value-type="float">
            <text:p>1331</text:p>
          </table:table-cell>
          <table:table-cell office:value-type="float" office:value="755" calcext:value-type="float">
            <text:p>755</text:p>
          </table:table-cell>
          <table:table-cell office:value-type="float" office:value="467" calcext:value-type="float">
            <text:p>46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0:.F30])" office:value-type="float" office:value="723" calcext:value-type="float">
            <text:p>723</text:p>
          </table:table-cell>
          <table:table-cell table:formula="of:=STDEV([.B30:.F30])/SQRT(COUNT([.B30:.F30]))" office:value-type="float" office:value="167.504029802271" calcext:value-type="float">
            <text:p>167.504029802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30:.P30])" office:value-type="float" office:value="781" calcext:value-type="float">
            <text:p>781</text:p>
          </table:table-cell>
          <table:table-cell table:formula="of:=STDEV([.L30:.P30])/SQRT(COUNT([.L30:.P30]))" office:value-type="float" office:value="58.0947501931113" calcext:value-type="float">
            <text:p>58.0947501931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1171" calcext:value-type="float">
            <text:p>1171</text:p>
          </table:table-cell>
          <table:table-cell office:value-type="float" office:value="723" calcext:value-type="float">
            <text:p>723</text:p>
          </table:table-cell>
          <table:table-cell office:value-type="float" office:value="787" calcext:value-type="float">
            <text:p>787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31:.F31])" office:value-type="float" office:value="838.2" calcext:value-type="float">
            <text:p>838.2</text:p>
          </table:table-cell>
          <table:table-cell table:formula="of:=STDEV([.B31:.F31])/SQRT(COUNT([.B31:.F31]))" office:value-type="float" office:value="131.394977072946" calcext:value-type="float">
            <text:p>131.394977072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31:.P31])" office:value-type="float" office:value="821" calcext:value-type="float">
            <text:p>821</text:p>
          </table:table-cell>
          <table:table-cell table:formula="of:=STDEV([.L31:.P31])/SQRT(COUNT([.L31:.P31]))" office:value-type="float" office:value="66.8954408012983" calcext:value-type="float">
            <text:p>66.8954408013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435" calcext:value-type="float">
            <text:p>435</text:p>
          </table:table-cell>
          <table:table-cell office:value-type="float" office:value="755" calcext:value-type="float">
            <text:p>755</text:p>
          </table:table-cell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32:.F32])" office:value-type="float" office:value="563" calcext:value-type="float">
            <text:p>563</text:p>
          </table:table-cell>
          <table:table-cell table:formula="of:=STDEV([.B32:.F32])/SQRT(COUNT([.B32:.F32]))" office:value-type="float" office:value="58.1308867986718" calcext:value-type="float">
            <text:p>58.130886798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32:.P32])" office:value-type="float" office:value="836" calcext:value-type="float">
            <text:p>836</text:p>
          </table:table-cell>
          <table:table-cell table:formula="of:=STDEV([.L32:.P32])/SQRT(COUNT([.L32:.P32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office:value-type="float" office:value="531" calcext:value-type="float">
            <text:p>53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33:.F33])" office:value-type="float" office:value="588.6" calcext:value-type="float">
            <text:p>588.6</text:p>
          </table:table-cell>
          <table:table-cell table:formula="of:=STDEV([.B33:.F33])/SQRT(COUNT([.B33:.F33]))" office:value-type="float" office:value="83.0768319087819" calcext:value-type="float">
            <text:p>83.076831908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3:.P33])" office:value-type="float" office:value="816" calcext:value-type="float">
            <text:p>816</text:p>
          </table:table-cell>
          <table:table-cell table:formula="of:=STDEV([.L33:.P33])/SQRT(COUNT([.L33:.P33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office:value-type="float" office:value="435" calcext:value-type="float">
            <text:p>435</text:p>
          </table:table-cell>
          <table:table-cell office:value-type="float" office:value="1427" calcext:value-type="float">
            <text:p>1427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4:.F34])" office:value-type="float" office:value="857.4" calcext:value-type="float">
            <text:p>857.4</text:p>
          </table:table-cell>
          <table:table-cell table:formula="of:=STDEV([.B34:.F34])/SQRT(COUNT([.B34:.F34]))" office:value-type="float" office:value="226.138364723901" calcext:value-type="float">
            <text:p>226.138364723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723" calcext:value-type="float">
            <text:p>723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34:.P34])" office:value-type="float" office:value="809.4" calcext:value-type="float">
            <text:p>809.4</text:p>
          </table:table-cell>
          <table:table-cell table:formula="of:=STDEV([.L34:.P34])/SQRT(COUNT([.L34:.P34]))" office:value-type="float" office:value="53.3062848077035" calcext:value-type="float">
            <text:p>53.3062848077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659" calcext:value-type="float">
            <text:p>659</text:p>
          </table:table-cell>
          <table:table-cell office:value-type="float" office:value="1011" calcext:value-type="float">
            <text:p>1011</text:p>
          </table:table-cell>
          <table:table-cell office:value-type="float" office:value="1203" calcext:value-type="float">
            <text:p>1203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35:.F35])" office:value-type="float" office:value="844.6" calcext:value-type="float">
            <text:p>844.6</text:p>
          </table:table-cell>
          <table:table-cell table:formula="of:=STDEV([.B35:.F35])/SQRT(COUNT([.B35:.F35]))" office:value-type="float" office:value="116.876687153598" calcext:value-type="float">
            <text:p>116.876687153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5:.P35])" office:value-type="float" office:value="796" calcext:value-type="float">
            <text:p>796</text:p>
          </table:table-cell>
          <table:table-cell table:formula="of:=STDEV([.L35:.P35])/SQRT(COUNT([.L35:.P35])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 office:value-type="float" office:value="499" calcext:value-type="float">
            <text:p>499</text:p>
          </table:table-cell>
          <table:table-cell office:value-type="float" office:value="1235" calcext:value-type="float">
            <text:p>1235</text:p>
          </table:table-cell>
          <table:table-cell office:value-type="float" office:value="467" calcext:value-type="float">
            <text:p>467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36:.F36])" office:value-type="float" office:value="831.8" calcext:value-type="float">
            <text:p>831.8</text:p>
          </table:table-cell>
          <table:table-cell table:formula="of:=STDEV([.B36:.F36])/SQRT(COUNT([.B36:.F36]))" office:value-type="float" office:value="206.294546704463" calcext:value-type="float">
            <text:p>206.2945467045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36:.P36])" office:value-type="float" office:value="856" calcext:value-type="float">
            <text:p>856</text:p>
          </table:table-cell>
          <table:table-cell table:formula="of:=STDEV([.L36:.P36])/SQRT(COUNT([.L36:.P36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  <table:table-cell office:value-type="float" office:value="1203" calcext:value-type="float">
            <text:p>1203</text:p>
          </table:table-cell>
          <table:table-cell office:value-type="float" office:value="1139" calcext:value-type="float">
            <text:p>1139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37:.F37])" office:value-type="float" office:value="697.4" calcext:value-type="float">
            <text:p>697.4</text:p>
          </table:table-cell>
          <table:table-cell table:formula="of:=STDEV([.B37:.F37])/SQRT(COUNT([.B37:.F37]))" office:value-type="float" office:value="193.699148165396" calcext:value-type="float">
            <text:p>193.6991481654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1081" calcext:value-type="float">
            <text:p>1081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7:.P37])" office:value-type="float" office:value="901" calcext:value-type="float">
            <text:p>901</text:p>
          </table:table-cell>
          <table:table-cell table:formula="of:=STDEV([.L37:.P37])/SQRT(COUNT([.L37:.P37])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27" calcext:value-type="float">
            <text:p>627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AVERAGE([.B38:.F38])" office:value-type="float" office:value="563" calcext:value-type="float">
            <text:p>563</text:p>
          </table:table-cell>
          <table:table-cell table:formula="of:=STDEV([.B38:.F38])/SQRT(COUNT([.B38:.F38]))" office:value-type="float" office:value="121.431462150466" calcext:value-type="float">
            <text:p>121.4314621505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8:.P38])" office:value-type="float" office:value="836" calcext:value-type="float">
            <text:p>836</text:p>
          </table:table-cell>
          <table:table-cell table:formula="of:=STDEV([.L38:.P38])/SQRT(COUNT([.L38:.P38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915" calcext:value-type="float">
            <text:p>915</text:p>
          </table:table-cell>
          <table:table-cell office:value-type="float" office:value="403" calcext:value-type="float">
            <text:p>403</text:p>
          </table:table-cell>
          <table:table-cell office:value-type="float" office:value="1715" calcext:value-type="float">
            <text:p>1715</text:p>
          </table:table-cell>
          <table:table-cell table:number-columns-repeated="2"/>
          <table:table-cell table:formula="of:=AVERAGE([.B39:.F39])" office:value-type="float" office:value="787" calcext:value-type="float">
            <text:p>787</text:p>
          </table:table-cell>
          <table:table-cell table:formula="of:=STDEV([.B39:.F39])/SQRT(COUNT([.B39:.F39]))" office:value-type="float" office:value="251.35791214919" calcext:value-type="float">
            <text:p>251.3579121492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2" office:value-type="float" office:value="956" calcext:value-type="float">
            <text:p>956</text:p>
          </table:table-cell>
          <table:table-cell table:number-columns-repeated="2" office:value-type="float" office:value="756" calcext:value-type="float">
            <text:p>756</text:p>
          </table:table-cell>
          <table:table-cell table:number-columns-repeated="2"/>
          <table:table-cell table:formula="of:=AVERAGE([.L39:.P39])" office:value-type="float" office:value="816" calcext:value-type="float">
            <text:p>816</text:p>
          </table:table-cell>
          <table:table-cell table:formula="of:=STDEV([.L39:.P39])/SQRT(COUNT([.L39:.P39])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499" calcext:value-type="float">
            <text:p>499</text:p>
          </table:table-cell>
          <table:table-cell office:value-type="float" office:value="531" calcext:value-type="float">
            <text:p>531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40:.F40])" office:value-type="float" office:value="582.2" calcext:value-type="float">
            <text:p>582.2</text:p>
          </table:table-cell>
          <table:table-cell table:formula="of:=STDEV([.B40:.F40])/SQRT(COUNT([.B40:.F40]))" office:value-type="float" office:value="45.9286403021034" calcext:value-type="float">
            <text:p>45.9286403021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40:.P40])" office:value-type="float" office:value="836" calcext:value-type="float">
            <text:p>836</text:p>
          </table:table-cell>
          <table:table-cell table:formula="of:=STDEV([.L40:.P40])/SQRT(COUNT([.L40:.P40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1:.F41])" office:value-type="float" office:value="556.6" calcext:value-type="float">
            <text:p>556.6</text:p>
          </table:table-cell>
          <table:table-cell table:formula="of:=STDEV([.B41:.F41])/SQRT(COUNT([.B41:.F41]))" office:value-type="float" office:value="136.666601626001" calcext:value-type="float">
            <text:p>136.66660162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1:.P41])" office:value-type="float" office:value="856" calcext:value-type="float">
            <text:p>856</text:p>
          </table:table-cell>
          <table:table-cell table:formula="of:=STDEV([.L41:.P41])/SQRT(COUNT([.L41:.P41]))" office:value-type="float" office:value="63.2455532033676" calcext:value-type="float">
            <text:p>63.2455532034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42:.F42])" office:value-type="float" office:value="505.4" calcext:value-type="float">
            <text:p>505.4</text:p>
          </table:table-cell>
          <table:table-cell table:formula="of:=STDEV([.B42:.F42])/SQRT(COUNT([.B42:.F42]))" office:value-type="float" office:value="74.6361842540198" calcext:value-type="float">
            <text:p>74.636184254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2:.P42])" office:value-type="float" office:value="836" calcext:value-type="float">
            <text:p>836</text:p>
          </table:table-cell>
          <table:table-cell table:formula="of:=STDEV([.L42:.P42])/SQRT(COUNT([.L42:.P42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467" calcext:value-type="float">
            <text:p>467</text:p>
          </table:table-cell>
          <table:table-cell office:value-type="float" office:value="1587" calcext:value-type="float">
            <text:p>1587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3:.F43])" office:value-type="float" office:value="806.2" calcext:value-type="float">
            <text:p>806.2</text:p>
          </table:table-cell>
          <table:table-cell table:formula="of:=STDEV([.B43:.F43])/SQRT(COUNT([.B43:.F43]))" office:value-type="float" office:value="216.704037802714" calcext:value-type="float">
            <text:p>216.7040378027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3:.P43])" office:value-type="float" office:value="796" calcext:value-type="float">
            <text:p>796</text:p>
          </table:table-cell>
          <table:table-cell table:formula="of:=STDEV([.L43:.P43])/SQRT(COUNT([.L43:.P43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1619" calcext:value-type="float">
            <text:p>1619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44:.F44])" office:value-type="float" office:value="876.6" calcext:value-type="float">
            <text:p>876.6</text:p>
          </table:table-cell>
          <table:table-cell table:formula="of:=STDEV([.B44:.F44])/SQRT(COUNT([.B44:.F44]))" office:value-type="float" office:value="250.214627869755" calcext:value-type="float">
            <text:p>250.214627869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81" calcext:value-type="float">
            <text:p>781</text:p>
          </table:table-cell>
          <table:table-cell office:value-type="float" office:value="656" calcext:value-type="float">
            <text:p>656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table:formula="of:=AVERAGE([.L44:.P44])" office:value-type="float" office:value="861" calcext:value-type="float">
            <text:p>861</text:p>
          </table:table-cell>
          <table:table-cell table:formula="of:=STDEV([.L44:.P44])/SQRT(COUNT([.L44:.P44]))" office:value-type="float" office:value="69.1013748054263" calcext:value-type="float">
            <text:p>69.1013748054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1555" calcext:value-type="float">
            <text:p>1555</text:p>
          </table:table-cell>
          <table:table-cell office:value-type="float" office:value="1363" calcext:value-type="float">
            <text:p>1363</text:p>
          </table:table-cell>
          <table:table-cell office:value-type="float" office:value="2100" calcext:value-type="float">
            <text:p>2100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45:.F45])" office:value-type="float" office:value="1235.2" calcext:value-type="float">
            <text:p>1235.2</text:p>
          </table:table-cell>
          <table:table-cell table:formula="of:=STDEV([.B45:.F45])/SQRT(COUNT([.B45:.F45]))" office:value-type="float" office:value="299.13481910336" calcext:value-type="float">
            <text:p>299.1348191034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1056" calcext:value-type="float">
            <text:p>1056</text:p>
          </table:table-cell>
          <table:table-cell office:value-type="float" office:value="1181" calcext:value-type="float">
            <text:p>1181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5:.P45])" office:value-type="float" office:value="920.8" calcext:value-type="float">
            <text:p>920.8</text:p>
          </table:table-cell>
          <table:table-cell table:formula="of:=STDEV([.L45:.P45])/SQRT(COUNT([.L45:.P45]))" office:value-type="float" office:value="90.7278347586891" calcext:value-type="float">
            <text:p>90.7278347587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office:value-type="float" office:value="1075" calcext:value-type="float">
            <text:p>1075</text:p>
          </table:table-cell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46:.F46])" office:value-type="float" office:value="639.8" calcext:value-type="float">
            <text:p>639.8</text:p>
          </table:table-cell>
          <table:table-cell table:formula="of:=STDEV([.B46:.F46])/SQRT(COUNT([.B46:.F46]))" office:value-type="float" office:value="110.66634538106" calcext:value-type="float">
            <text:p>110.666345381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46:.P46])" office:value-type="float" office:value="796" calcext:value-type="float">
            <text:p>796</text:p>
          </table:table-cell>
          <table:table-cell table:formula="of:=STDEV([.L46:.P46])/SQRT(COUNT([.L46:.P46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47:.F47])" office:value-type="float" office:value="531" calcext:value-type="float">
            <text:p>531</text:p>
          </table:table-cell>
          <table:table-cell table:formula="of:=STDEV([.B47:.F47])/SQRT(COUNT([.B47:.F47]))" office:value-type="float" office:value="54.4940363709645" calcext:value-type="float">
            <text:p>54.49403637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47:.P47])" office:value-type="float" office:value="876" calcext:value-type="float">
            <text:p>876</text:p>
          </table:table-cell>
          <table:table-cell table:formula="of:=STDEV([.L47:.P47])/SQRT(COUNT([.L47:.P47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1619" calcext:value-type="float">
            <text:p>1619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723" calcext:value-type="float">
            <text:p>72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8:.F48])" office:value-type="float" office:value="819" calcext:value-type="float">
            <text:p>819</text:p>
          </table:table-cell>
          <table:table-cell table:formula="of:=STDEV([.B48:.F48])/SQRT(COUNT([.B48:.F48]))" office:value-type="float" office:value="210.081888795774" calcext:value-type="float">
            <text:p>210.0818887958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48:.P48])" office:value-type="float" office:value="876" calcext:value-type="float">
            <text:p>876</text:p>
          </table:table-cell>
          <table:table-cell table:formula="of:=STDEV([.L48:.P48])/SQRT(COUNT([.L48:.P48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403" calcext:value-type="float">
            <text:p>403</text:p>
          </table:table-cell>
          <table:table-cell office:value-type="float" office:value="1555" calcext:value-type="float">
            <text:p>1555</text:p>
          </table:table-cell>
          <table:table-cell table:number-columns-repeated="2"/>
          <table:table-cell table:formula="of:=AVERAGE([.B49:.F49])" office:value-type="float" office:value="659" calcext:value-type="float">
            <text:p>659</text:p>
          </table:table-cell>
          <table:table-cell table:formula="of:=STDEV([.B49:.F49])/SQRT(COUNT([.B49:.F49]))" office:value-type="float" office:value="225.594326169786" calcext:value-type="float">
            <text:p>225.5943261698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9:.P49])" office:value-type="float" office:value="836" calcext:value-type="float">
            <text:p>836</text:p>
          </table:table-cell>
          <table:table-cell table:formula="of:=STDEV([.L49:.P49])/SQRT(COUNT([.L49:.P49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403" calcext:value-type="float">
            <text:p>403</text:p>
          </table:table-cell>
          <table:table-cell office:value-type="float" office:value="723" calcext:value-type="float">
            <text:p>723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0:.F50])" office:value-type="float" office:value="531" calcext:value-type="float">
            <text:p>531</text:p>
          </table:table-cell>
          <table:table-cell table:formula="of:=STDEV([.B50:.F50])/SQRT(COUNT([.B50:.F50]))" office:value-type="float" office:value="66.3566123306487" calcext:value-type="float">
            <text:p>66.356612330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50:.P50])" office:value-type="float" office:value="836" calcext:value-type="float">
            <text:p>836</text:p>
          </table:table-cell>
          <table:table-cell table:formula="of:=STDEV([.L50:.P50])/SQRT(COUNT([.L50:.P50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723" calcext:value-type="float">
            <text:p>723</text:p>
          </table:table-cell>
          <table:table-cell office:value-type="float" office:value="755" calcext:value-type="float">
            <text:p>75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1:.F51])" office:value-type="float" office:value="595" calcext:value-type="float">
            <text:p>595</text:p>
          </table:table-cell>
          <table:table-cell table:formula="of:=STDEV([.B51:.F51])/SQRT(COUNT([.B51:.F51]))" office:value-type="float" office:value="79.6793574271279" calcext:value-type="float">
            <text:p>79.6793574271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51:.P51])" office:value-type="float" office:value="856" calcext:value-type="float">
            <text:p>856</text:p>
          </table:table-cell>
          <table:table-cell table:formula="of:=STDEV([.L51:.P51])/SQRT(COUNT([.L51:.P51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371" calcext:value-type="float">
            <text:p>371</text:p>
          </table:table-cell>
          <table:table-cell office:value-type="float" office:value="1011" calcext:value-type="float">
            <text:p>1011</text:p>
          </table:table-cell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52:.F52])" office:value-type="float" office:value="659" calcext:value-type="float">
            <text:p>659</text:p>
          </table:table-cell>
          <table:table-cell table:formula="of:=STDEV([.B52:.F52])/SQRT(COUNT([.B52:.F52]))" office:value-type="float" office:value="110.388405188226" calcext:value-type="float">
            <text:p>110.3884051882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52:.P52])" office:value-type="float" office:value="796" calcext:value-type="float">
            <text:p>796</text:p>
          </table:table-cell>
          <table:table-cell table:formula="of:=STDEV([.L52:.P52])/SQRT(COUNT([.L52:.P52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659" calcext:value-type="float">
            <text:p>659</text:p>
          </table:table-cell>
          <table:table-cell office:value-type="float" office:value="1331" calcext:value-type="float">
            <text:p>1331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53:.F53])" office:value-type="float" office:value="671.8" calcext:value-type="float">
            <text:p>671.8</text:p>
          </table:table-cell>
          <table:table-cell table:formula="of:=STDEV([.B53:.F53])/SQRT(COUNT([.B53:.F53]))" office:value-type="float" office:value="172.206387802543" calcext:value-type="float">
            <text:p>172.206387802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53:.P53])" office:value-type="float" office:value="856" calcext:value-type="float">
            <text:p>856</text:p>
          </table:table-cell>
          <table:table-cell table:formula="of:=STDEV([.L53:.P53])/SQRT(COUNT([.L53:.P53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947" calcext:value-type="float">
            <text:p>947</text:p>
          </table:table-cell>
          <table:table-cell table:number-columns-repeated="2"/>
          <table:table-cell table:formula="of:=AVERAGE([.B54:.F54])" office:value-type="float" office:value="742.2" calcext:value-type="float">
            <text:p>742.2</text:p>
          </table:table-cell>
          <table:table-cell table:formula="of:=STDEV([.B54:.F54])/SQRT(COUNT([.B54:.F54]))" office:value-type="float" office:value="87.401601815985" calcext:value-type="float">
            <text:p>87.401601816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54:.P54])" office:value-type="float" office:value="796" calcext:value-type="float">
            <text:p>796</text:p>
          </table:table-cell>
          <table:table-cell table:formula="of:=STDEV([.L54:.P54])/SQRT(COUNT([.L54:.P54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235" calcext:value-type="float">
            <text:p>1235</text:p>
          </table:table-cell>
          <table:table-cell office:value-type="float" office:value="595" calcext:value-type="float">
            <text:p>595</text:p>
          </table:table-cell>
          <table:table-cell office:value-type="float" office:value="403" calcext:value-type="float">
            <text:p>40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5:.F55])" office:value-type="float" office:value="819" calcext:value-type="float">
            <text:p>819</text:p>
          </table:table-cell>
          <table:table-cell table:formula="of:=STDEV([.B55:.F55])/SQRT(COUNT([.B55:.F55]))" office:value-type="float" office:value="228.973360895978" calcext:value-type="float">
            <text:p>228.97336089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856" calcext:value-type="float">
            <text:p>856</text:p>
          </table:table-cell>
          <table:table-cell table:number-columns-repeated="2"/>
          <table:table-cell table:formula="of:=AVERAGE([.L55:.P55])" office:value-type="float" office:value="856" calcext:value-type="float">
            <text:p>856</text:p>
          </table:table-cell>
          <table:table-cell table:formula="of:=STDEV([.L55:.P55])/SQRT(COUNT([.L55:.P55]))" office:value-type="float" office:value="31.6227766016838" calcext:value-type="float">
            <text:p>31.6227766017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56:.F56])" office:value-type="float" office:value="563" calcext:value-type="float">
            <text:p>563</text:p>
          </table:table-cell>
          <table:table-cell table:formula="of:=STDEV([.B56:.F56])/SQRT(COUNT([.B56:.F56]))" office:value-type="float" office:value="76.3989528724053" calcext:value-type="float">
            <text:p>76.3989528724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56:.P56])" office:value-type="float" office:value="816" calcext:value-type="float">
            <text:p>816</text:p>
          </table:table-cell>
          <table:table-cell table:formula="of:=STDEV([.L56:.P56])/SQRT(COUNT([.L56:.P56])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691" calcext:value-type="float">
            <text:p>691</text:p>
          </table:table-cell>
          <table:table-cell office:value-type="float" office:value="819" calcext:value-type="float">
            <text:p>819</text:p>
          </table:table-cell>
          <table:table-cell office:value-type="float" office:value="691" calcext:value-type="float">
            <text:p>69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57:.F57])" office:value-type="float" office:value="697.4" calcext:value-type="float">
            <text:p>697.4</text:p>
          </table:table-cell>
          <table:table-cell table:formula="of:=STDEV([.B57:.F57])/SQRT(COUNT([.B57:.F57]))" office:value-type="float" office:value="47.8932145507064" calcext:value-type="float">
            <text:p>47.893214550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81" calcext:value-type="float">
            <text:p>781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57:.P57])" office:value-type="float" office:value="841" calcext:value-type="float">
            <text:p>841</text:p>
          </table:table-cell>
          <table:table-cell table:formula="of:=STDEV([.L57:.P57])/SQRT(COUNT([.L57:.P57]))" office:value-type="float" office:value="56.7890834580027" calcext:value-type="float">
            <text:p>56.789083458</text:p>
          </table:table-cell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office:value-type="float" office:value="627" calcext:value-type="float">
            <text:p>627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58:.F58])" office:value-type="float" office:value="863.8" calcext:value-type="float">
            <text:p>863.8</text:p>
          </table:table-cell>
          <table:table-cell table:formula="of:=STDEV([.B58:.F58])/SQRT(COUNT([.B58:.F58]))" office:value-type="float" office:value="196.897536805314" calcext:value-type="float">
            <text:p>196.8975368053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58:.P58])" office:value-type="float" office:value="776" calcext:value-type="float">
            <text:p>776</text:p>
          </table:table-cell>
          <table:table-cell table:formula="of:=STDEV([.L58:.P58])/SQRT(COUNT([.L58:.P58]))" office:value-type="float" office:value="48.9897948556636" calcext:value-type="float">
            <text:p>48.9897948557</text:p>
          </table:table-cell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691" calcext:value-type="float">
            <text:p>691</text:p>
          </table:table-cell>
          <table:table-cell table:number-columns-repeated="2"/>
          <table:table-cell table:formula="of:=AVERAGE([.B59:.F59])" office:value-type="float" office:value="588.6" calcext:value-type="float">
            <text:p>588.6</text:p>
          </table:table-cell>
          <table:table-cell table:formula="of:=STDEV([.B59:.F59])/SQRT(COUNT([.B59:.F59]))" office:value-type="float" office:value="91.8572806042069" calcext:value-type="float">
            <text:p>91.857280604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59:.P59])" office:value-type="float" office:value="796" calcext:value-type="float">
            <text:p>796</text:p>
          </table:table-cell>
          <table:table-cell table:formula="of:=STDEV([.L59:.P59])/SQRT(COUNT([.L59:.P59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office:value-type="float" office:value="915" calcext:value-type="float">
            <text:p>915</text:p>
          </table:table-cell>
          <table:table-cell office:value-type="float" office:value="531" calcext:value-type="float">
            <text:p>53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60:.F60])" office:value-type="float" office:value="620.6" calcext:value-type="float">
            <text:p>620.6</text:p>
          </table:table-cell>
          <table:table-cell table:formula="of:=STDEV([.B60:.F60])/SQRT(COUNT([.B60:.F60]))" office:value-type="float" office:value="92.4129861004394" calcext:value-type="float">
            <text:p>92.4129861004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60:.P60])" office:value-type="float" office:value="836" calcext:value-type="float">
            <text:p>836</text:p>
          </table:table-cell>
          <table:table-cell table:formula="of:=STDEV([.L60:.P60])/SQRT(COUNT([.L60:.P60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office:value-type="float" office:value="1555" calcext:value-type="float">
            <text:p>1555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61:.F61])" office:value-type="float" office:value="761.4" calcext:value-type="float">
            <text:p>761.4</text:p>
          </table:table-cell>
          <table:table-cell table:formula="of:=STDEV([.B61:.F61])/SQRT(COUNT([.B61:.F61]))" office:value-type="float" office:value="202.739635986652" calcext:value-type="float">
            <text:p>202.739635986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61:.P61])" office:value-type="float" office:value="801" calcext:value-type="float">
            <text:p>801</text:p>
          </table:table-cell>
          <table:table-cell table:formula="of:=STDEV([.L61:.P61])/SQRT(COUNT([.L61:.P61]))" office:value-type="float" office:value="50.2493781056045" calcext:value-type="float">
            <text:p>50.2493781056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395" calcext:value-type="float">
            <text:p>1395</text:p>
          </table:table-cell>
          <table:table-cell office:value-type="float" office:value="499" calcext:value-type="float">
            <text:p>499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2:.F62])" office:value-type="float" office:value="947.2" calcext:value-type="float">
            <text:p>947.2</text:p>
          </table:table-cell>
          <table:table-cell table:formula="of:=STDEV([.B62:.F62])/SQRT(COUNT([.B62:.F62]))" office:value-type="float" office:value="346.003525993594" calcext:value-type="float">
            <text:p>346.0035259936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62:.P62])" office:value-type="float" office:value="816" calcext:value-type="float">
            <text:p>816</text:p>
          </table:table-cell>
          <table:table-cell table:formula="of:=STDEV([.L62:.P62])/SQRT(COUNT([.L62:.P62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947" calcext:value-type="float">
            <text:p>947</text:p>
          </table:table-cell>
          <table:table-cell office:value-type="float" office:value="467" calcext:value-type="float">
            <text:p>467</text:p>
          </table:table-cell>
          <table:table-cell office:value-type="float" office:value="851" calcext:value-type="float">
            <text:p>85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63:.F63])" office:value-type="float" office:value="793.4" calcext:value-type="float">
            <text:p>793.4</text:p>
          </table:table-cell>
          <table:table-cell table:formula="of:=STDEV([.B63:.F63])/SQRT(COUNT([.B63:.F63]))" office:value-type="float" office:value="92.9653698965373" calcext:value-type="float">
            <text:p>92.9653698965</text:p>
          </table:table-cell>
          <table:table-cell/>
          <table:table-cell table:number-columns-repeated="3"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63:.P63])" office:value-type="float" office:value="836" calcext:value-type="float">
            <text:p>836</text:p>
          </table:table-cell>
          <table:table-cell table:formula="of:=STDEV([.L63:.P63])/SQRT(COUNT([.L63:.P63]))" office:value-type="float" office:value="48.9897948556636" calcext:value-type="float">
            <text:p>48.9897948557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531" calcext:value-type="float">
            <text:p>531</text:p>
          </table:table-cell>
          <table:table-cell office:value-type="float" office:value="851" calcext:value-type="float">
            <text:p>851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4:.F64])" office:value-type="float" office:value="684.6" calcext:value-type="float">
            <text:p>684.6</text:p>
          </table:table-cell>
          <table:table-cell table:formula="of:=STDEV([.B64:.F64])/SQRT(COUNT([.B64:.F64]))" office:value-type="float" office:value="108.705841609363" calcext:value-type="float">
            <text:p>108.7058416094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64:.P64])" office:value-type="float" office:value="776" calcext:value-type="float">
            <text:p>776</text:p>
          </table:table-cell>
          <table:table-cell table:formula="of:=STDEV([.L64:.P64])/SQRT(COUNT([.L64:.P64]))" office:value-type="float" office:value="37.4165738677394" calcext:value-type="float">
            <text:p>37.4165738677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403" calcext:value-type="float">
            <text:p>403</text:p>
          </table:table-cell>
          <table:table-cell office:value-type="float" office:value="659" calcext:value-type="float">
            <text:p>659</text:p>
          </table:table-cell>
          <table:table-cell office:value-type="float" office:value="1075" calcext:value-type="float">
            <text:p>1075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65:.F65])" office:value-type="float" office:value="748.6" calcext:value-type="float">
            <text:p>748.6</text:p>
          </table:table-cell>
          <table:table-cell table:formula="of:=STDEV([.B65:.F65])/SQRT(COUNT([.B65:.F65]))" office:value-type="float" office:value="115.111076791072" calcext:value-type="float">
            <text:p>115.1110767911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65:.P65])" office:value-type="float" office:value="856" calcext:value-type="float">
            <text:p>856</text:p>
          </table:table-cell>
          <table:table-cell table:formula="of:=STDEV([.L65:.P65])/SQRT(COUNT([.L65:.P65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office:value-type="float" office:value="467" calcext:value-type="float">
            <text:p>467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66:.F66])" office:value-type="float" office:value="639.8" calcext:value-type="float">
            <text:p>639.8</text:p>
          </table:table-cell>
          <table:table-cell table:formula="of:=STDEV([.B66:.F66])/SQRT(COUNT([.B66:.F66]))" office:value-type="float" office:value="186.75502670611" calcext:value-type="float">
            <text:p>186.7550267061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66:.P66])" office:value-type="float" office:value="796" calcext:value-type="float">
            <text:p>796</text:p>
          </table:table-cell>
          <table:table-cell table:formula="of:=STDEV([.L66:.P66])/SQRT(COUNT([.L66:.P66]))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AVERAGE([.B67:.F67])" office:value-type="float" office:value="563" calcext:value-type="float">
            <text:p>563</text:p>
          </table:table-cell>
          <table:table-cell table:formula="of:=STDEV([.B67:.F67])/SQRT(COUNT([.B67:.F67]))" office:value-type="float" office:value="77.7277299295432" calcext:value-type="float">
            <text:p>77.727729929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67:.P67])" office:value-type="float" office:value="856" calcext:value-type="float">
            <text:p>856</text:p>
          </table:table-cell>
          <table:table-cell table:formula="of:=STDEV([.L67:.P67])/SQRT(COUNT([.L67:.P67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531" calcext:value-type="float">
            <text:p>531</text:p>
          </table:table-cell>
          <table:table-cell office:value-type="float" office:value="1139" calcext:value-type="float">
            <text:p>1139</text:p>
          </table:table-cell>
          <table:table-cell office:value-type="float" office:value="435" calcext:value-type="float">
            <text:p>435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table:formula="of:=AVERAGE([.B68:.F68])" office:value-type="float" office:value="761.4" calcext:value-type="float">
            <text:p>761.4</text:p>
          </table:table-cell>
          <table:table-cell table:formula="of:=STDEV([.B68:.F68])/SQRT(COUNT([.B68:.F68]))" office:value-type="float" office:value="127.759774577134" calcext:value-type="float">
            <text:p>127.759774577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68:.P68])" office:value-type="float" office:value="821" calcext:value-type="float">
            <text:p>821</text:p>
          </table:table-cell>
          <table:table-cell table:formula="of:=STDEV([.L68:.P68])/SQRT(COUNT([.L68:.P68]))" office:value-type="float" office:value="66.8954408012983" calcext:value-type="float">
            <text:p>66.8954408013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595" calcext:value-type="float">
            <text:p>595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69:.F69])" office:value-type="float" office:value="633.4" calcext:value-type="float">
            <text:p>633.4</text:p>
          </table:table-cell>
          <table:table-cell table:formula="of:=STDEV([.B69:.F69])/SQRT(COUNT([.B69:.F69]))" office:value-type="float" office:value="124.100604349858" calcext:value-type="float">
            <text:p>124.1006043499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69:.P69])" office:value-type="float" office:value="876" calcext:value-type="float">
            <text:p>876</text:p>
          </table:table-cell>
          <table:table-cell table:formula="of:=STDEV([.L69:.P69])/SQRT(COUNT([.L69:.P69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723" calcext:value-type="float">
            <text:p>723</text:p>
          </table:table-cell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table:formula="of:=AVERAGE([.B70:.F70])" office:value-type="float" office:value="947.2" calcext:value-type="float">
            <text:p>947.2</text:p>
          </table:table-cell>
          <table:table-cell table:formula="of:=STDEV([.B70:.F70])/SQRT(COUNT([.B70:.F70]))" office:value-type="float" office:value="297.466704019122" calcext:value-type="float">
            <text:p>297.4667040191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table:number-columns-repeated="3" office:value-type="float" office:value="956" calcext:value-type="float">
            <text:p>956</text:p>
          </table:table-cell>
          <table:table-cell table:number-columns-repeated="2"/>
          <table:table-cell table:formula="of:=AVERAGE([.L70:.P70])" office:value-type="float" office:value="916" calcext:value-type="float">
            <text:p>916</text:p>
          </table:table-cell>
          <table:table-cell table:formula="of:=STDEV([.L70:.P70])/SQRT(COUNT([.L70:.P70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467" calcext:value-type="float">
            <text:p>467</text:p>
          </table:table-cell>
          <table:table-cell office:value-type="float" office:value="659" calcext:value-type="float">
            <text:p>659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1:.F71])" office:value-type="float" office:value="467" calcext:value-type="float">
            <text:p>467</text:p>
          </table:table-cell>
          <table:table-cell table:formula="of:=STDEV([.B71:.F71])/SQRT(COUNT([.B71:.F71]))" office:value-type="float" office:value="50.5964425626941" calcext:value-type="float">
            <text:p>50.596442562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629" calcext:value-type="float">
            <text:p>629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71:.P71])" office:value-type="float" office:value="730.6" calcext:value-type="float">
            <text:p>730.6</text:p>
          </table:table-cell>
          <table:table-cell table:formula="of:=STDEV([.L71:.P71])/SQRT(COUNT([.L71:.P71]))" office:value-type="float" office:value="40.5605719880773" calcext:value-type="float">
            <text:p>40.5605719881</text:p>
          </table:table-cell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office:value-type="float" office:value="371" calcext:value-type="float">
            <text:p>371</text:p>
          </table:table-cell>
          <table:table-cell office:value-type="float" office:value="1971" calcext:value-type="float">
            <text:p>1971</text:p>
          </table:table-cell>
          <table:table-cell office:value-type="float" office:value="659" calcext:value-type="float">
            <text:p>659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72:.F72])" office:value-type="float" office:value="1043" calcext:value-type="float">
            <text:p>1043</text:p>
          </table:table-cell>
          <table:table-cell table:formula="of:=STDEV([.B72:.F72])/SQRT(COUNT([.B72:.F72]))" office:value-type="float" office:value="277.681832318933" calcext:value-type="float">
            <text:p>277.6818323189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1006" calcext:value-type="float">
            <text:p>100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72:.P72])" office:value-type="float" office:value="831" calcext:value-type="float">
            <text:p>831</text:p>
          </table:table-cell>
          <table:table-cell table:formula="of:=STDEV([.L72:.P72])/SQRT(COUNT([.L72:.P72]))" office:value-type="float" office:value="57.0087712549569" calcext:value-type="float">
            <text:p>57.00877125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915" calcext:value-type="float">
            <text:p>915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595" calcext:value-type="float">
            <text:p>595</text:p>
          </table:table-cell>
          <table:table-cell table:number-columns-repeated="2"/>
          <table:table-cell table:formula="of:=AVERAGE([.B73:.F73])" office:value-type="float" office:value="659" calcext:value-type="float">
            <text:p>659</text:p>
          </table:table-cell>
          <table:table-cell table:formula="of:=STDEV([.B73:.F73])/SQRT(COUNT([.B73:.F73]))" office:value-type="float" office:value="70.8350195877717" calcext:value-type="float">
            <text:p>70.835019587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156" calcext:value-type="float">
            <text:p>11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73:.P73])" office:value-type="float" office:value="856" calcext:value-type="float">
            <text:p>856</text:p>
          </table:table-cell>
          <table:table-cell table:formula="of:=STDEV([.L73:.P73])/SQRT(COUNT([.L73:.P73]))" office:value-type="float" office:value="83.6660026534075" calcext:value-type="float">
            <text:p>83.6660026534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1363" calcext:value-type="float">
            <text:p>1363</text:p>
          </table:table-cell>
          <table:table-cell table:number-columns-repeated="2"/>
          <table:table-cell table:formula="of:=AVERAGE([.B74:.F74])" office:value-type="float" office:value="678.2" calcext:value-type="float">
            <text:p>678.2</text:p>
          </table:table-cell>
          <table:table-cell table:formula="of:=STDEV([.B74:.F74])/SQRT(COUNT([.B74:.F74]))" office:value-type="float" office:value="175.154331947571" calcext:value-type="float">
            <text:p>175.1543319476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3" office:value-type="float" office:value="756" calcext:value-type="float">
            <text:p>7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74:.P74])" office:value-type="float" office:value="796" calcext:value-type="float">
            <text:p>796</text:p>
          </table:table-cell>
          <table:table-cell table:formula="of:=STDEV([.L74:.P74])/SQRT(COUNT([.L74:.P74]))" office:value-type="float" office:value="24.4948974278318" calcext:value-type="float">
            <text:p>24.494897427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819" calcext:value-type="float">
            <text:p>819</text:p>
          </table:table-cell>
          <table:table-cell office:value-type="float" office:value="1171" calcext:value-type="float">
            <text:p>1171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75:.F75])" office:value-type="float" office:value="671.8" calcext:value-type="float">
            <text:p>671.8</text:p>
          </table:table-cell>
          <table:table-cell table:formula="of:=STDEV([.B75:.F75])/SQRT(COUNT([.B75:.F75]))" office:value-type="float" office:value="144.744740837103" calcext:value-type="float">
            <text:p>144.744740837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75:.P75])" office:value-type="float" office:value="876" calcext:value-type="float">
            <text:p>876</text:p>
          </table:table-cell>
          <table:table-cell table:formula="of:=STDEV([.L75:.P75])/SQRT(COUNT([.L75:.P75]))" office:value-type="float" office:value="37.4165738677394" calcext:value-type="float">
            <text:p>37.4165738677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76:.F76])" office:value-type="float" office:value="595" calcext:value-type="float">
            <text:p>595</text:p>
          </table:table-cell>
          <table:table-cell table:formula="of:=STDEV([.B76:.F76])/SQRT(COUNT([.B76:.F76]))" office:value-type="float" office:value="84.0571234340077" calcext:value-type="float">
            <text:p>84.057123434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76:.P76])" office:value-type="float" office:value="816" calcext:value-type="float">
            <text:p>816</text:p>
          </table:table-cell>
          <table:table-cell table:formula="of:=STDEV([.L76:.P76])/SQRT(COUNT([.L76:.P76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659" calcext:value-type="float">
            <text:p>659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B77:.F77])" office:value-type="float" office:value="678.2" calcext:value-type="float">
            <text:p>678.2</text:p>
          </table:table-cell>
          <table:table-cell table:formula="of:=STDEV([.B77:.F77])/SQRT(COUNT([.B77:.F77]))" office:value-type="float" office:value="171.312112823349" calcext:value-type="float">
            <text:p>171.3121128234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77:.P77])" office:value-type="float" office:value="836" calcext:value-type="float">
            <text:p>836</text:p>
          </table:table-cell>
          <table:table-cell table:formula="of:=STDEV([.L77:.P77])/SQRT(COUNT([.L77:.P77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1011" calcext:value-type="float">
            <text:p>101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78:.F78])" office:value-type="float" office:value="703.8" calcext:value-type="float">
            <text:p>703.8</text:p>
          </table:table-cell>
          <table:table-cell table:formula="of:=STDEV([.B78:.F78])/SQRT(COUNT([.B78:.F78]))" office:value-type="float" office:value="132.944499698182" calcext:value-type="float">
            <text:p>132.9444996982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78:.P78])" office:value-type="float" office:value="836" calcext:value-type="float">
            <text:p>836</text:p>
          </table:table-cell>
          <table:table-cell table:formula="of:=STDEV([.L78:.P78])/SQRT(COUNT([.L78:.P78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627" calcext:value-type="float">
            <text:p>62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9:.F79])" office:value-type="float" office:value="563" calcext:value-type="float">
            <text:p>563</text:p>
          </table:table-cell>
          <table:table-cell table:formula="of:=STDEV([.B79:.F79])/SQRT(COUNT([.B79:.F79]))" office:value-type="float" office:value="100.685649424335" calcext:value-type="float">
            <text:p>100.6856494243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79:.P79])" office:value-type="float" office:value="816" calcext:value-type="float">
            <text:p>816</text:p>
          </table:table-cell>
          <table:table-cell table:formula="of:=STDEV([.L79:.P79])/SQRT(COUNT([.L79:.P79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office:value-type="float" office:value="691" calcext:value-type="float">
            <text:p>69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80:.F80])" office:value-type="float" office:value="697.4" calcext:value-type="float">
            <text:p>697.4</text:p>
          </table:table-cell>
          <table:table-cell table:formula="of:=STDEV([.B80:.F80])/SQRT(COUNT([.B80:.F80]))" office:value-type="float" office:value="66.6645332991989" calcext:value-type="float">
            <text:p>66.664533299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80:.P80])" office:value-type="float" office:value="836" calcext:value-type="float">
            <text:p>836</text:p>
          </table:table-cell>
          <table:table-cell table:formula="of:=STDEV([.L80:.P80])/SQRT(COUNT([.L80:.P80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435" calcext:value-type="float">
            <text:p>435</text:p>
          </table:table-cell>
          <table:table-cell office:value-type="float" office:value="723" calcext:value-type="float">
            <text:p>723</text:p>
          </table:table-cell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81:.F81])" office:value-type="float" office:value="595" calcext:value-type="float">
            <text:p>595</text:p>
          </table:table-cell>
          <table:table-cell table:formula="of:=STDEV([.B81:.F81])/SQRT(COUNT([.B81:.F81]))" office:value-type="float" office:value="79.6793574271279" calcext:value-type="float">
            <text:p>79.6793574271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1081" calcext:value-type="float">
            <text:p>1081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81:.P81])" office:value-type="float" office:value="921" calcext:value-type="float">
            <text:p>921</text:p>
          </table:table-cell>
          <table:table-cell table:formula="of:=STDEV([.L81:.P81])/SQRT(COUNT([.L81:.P81]))" office:value-type="float" office:value="70.5336798983294" calcext:value-type="float">
            <text:p>70.5336798983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075" calcext:value-type="float">
            <text:p>1075</text:p>
          </table:table-cell>
          <table:table-cell office:value-type="float" office:value="467" calcext:value-type="float">
            <text:p>467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82:.F82])" office:value-type="float" office:value="652.6" calcext:value-type="float">
            <text:p>652.6</text:p>
          </table:table-cell>
          <table:table-cell table:formula="of:=STDEV([.B82:.F82])/SQRT(COUNT([.B82:.F82]))" office:value-type="float" office:value="108.233820961842" calcext:value-type="float">
            <text:p>108.233820961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82:.P82])" office:value-type="float" office:value="836" calcext:value-type="float">
            <text:p>836</text:p>
          </table:table-cell>
          <table:table-cell table:formula="of:=STDEV([.L82:.P82])/SQRT(COUNT([.L82:.P82]))" office:value-type="float" office:value="48.9897948556636" calcext:value-type="float">
            <text:p>48.9897948557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787" calcext:value-type="float">
            <text:p>787</text:p>
          </table:table-cell>
          <table:table-cell office:value-type="float" office:value="1107" calcext:value-type="float">
            <text:p>1107</text:p>
          </table:table-cell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3:.F83])" office:value-type="float" office:value="793.4" calcext:value-type="float">
            <text:p>793.4</text:p>
          </table:table-cell>
          <table:table-cell table:formula="of:=STDEV([.B83:.F83])/SQRT(COUNT([.B83:.F83]))" office:value-type="float" office:value="122.856664450896" calcext:value-type="float">
            <text:p>122.856664450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656" calcext:value-type="float">
            <text:p>656</text:p>
          </table:table-cell>
          <table:table-cell table:number-columns-repeated="2"/>
          <table:table-cell table:formula="of:=AVERAGE([.L83:.P83])" office:value-type="float" office:value="801" calcext:value-type="float">
            <text:p>801</text:p>
          </table:table-cell>
          <table:table-cell table:formula="of:=STDEV([.L83:.P83])/SQRT(COUNT([.L83:.P83]))" office:value-type="float" office:value="74.3303437365925" calcext:value-type="float">
            <text:p>74.3303437366</text:p>
          </table:table-cell>
        </table:table-row>
        <table:table-row table:style-name="ro1">
          <table:table-cell/>
          <table:table-cell table:number-columns-repeated="2" office:value-type="float" office:value="755" calcext:value-type="float">
            <text:p>755</text:p>
          </table:table-cell>
          <table:table-cell office:value-type="float" office:value="371" calcext:value-type="float">
            <text:p>371</text:p>
          </table:table-cell>
          <table:table-cell office:value-type="float" office:value="467" calcext:value-type="float">
            <text:p>467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84:.F84])" office:value-type="float" office:value="582.2" calcext:value-type="float">
            <text:p>582.2</text:p>
          </table:table-cell>
          <table:table-cell table:formula="of:=STDEV([.B84:.F84])/SQRT(COUNT([.B84:.F84]))" office:value-type="float" office:value="76.8" calcext:value-type="float">
            <text:p>76.8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721" calcext:value-type="float">
            <text:p>721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84:.P84])" office:value-type="float" office:value="789" calcext:value-type="float">
            <text:p>789</text:p>
          </table:table-cell>
          <table:table-cell table:formula="of:=STDEV([.L84:.P84])/SQRT(COUNT([.L84:.P84]))" office:value-type="float" office:value="52.8109837060436" calcext:value-type="float">
            <text:p>52.810983706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1043" calcext:value-type="float">
            <text:p>1043</text:p>
          </table:table-cell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5:.F85])" office:value-type="float" office:value="620.6" calcext:value-type="float">
            <text:p>620.6</text:p>
          </table:table-cell>
          <table:table-cell table:formula="of:=STDEV([.B85:.F85])/SQRT(COUNT([.B85:.F85]))" office:value-type="float" office:value="111.49600889718" calcext:value-type="float">
            <text:p>111.496008897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1081" calcext:value-type="float">
            <text:p>1081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85:.P85])" office:value-type="float" office:value="861" calcext:value-type="float">
            <text:p>861</text:p>
          </table:table-cell>
          <table:table-cell table:formula="of:=STDEV([.L85:.P85])/SQRT(COUNT([.L85:.P85]))" office:value-type="float" office:value="74.3303437365925" calcext:value-type="float">
            <text:p>74.3303437366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6:.F86])" office:value-type="float" office:value="492.6" calcext:value-type="float">
            <text:p>492.6</text:p>
          </table:table-cell>
          <table:table-cell table:formula="of:=STDEV([.B86:.F86])/SQRT(COUNT([.B86:.F86]))" office:value-type="float" office:value="49.9855979258026" calcext:value-type="float">
            <text:p>49.985597925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86:.P86])" office:value-type="float" office:value="796" calcext:value-type="float">
            <text:p>796</text:p>
          </table:table-cell>
          <table:table-cell table:formula="of:=STDEV([.L86:.P86])/SQRT(COUNT([.L86:.P86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627" calcext:value-type="float">
            <text:p>627</text:p>
          </table:table-cell>
          <table:table-cell office:value-type="float" office:value="595" calcext:value-type="float">
            <text:p>595</text:p>
          </table:table-cell>
          <table:table-cell office:value-type="float" office:value="979" calcext:value-type="float">
            <text:p>979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87:.F87])" office:value-type="float" office:value="678.2" calcext:value-type="float">
            <text:p>678.2</text:p>
          </table:table-cell>
          <table:table-cell table:formula="of:=STDEV([.B87:.F87])/SQRT(COUNT([.B87:.F87]))" office:value-type="float" office:value="81.3328961736885" calcext:value-type="float">
            <text:p>81.3328961737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87:.P87])" office:value-type="float" office:value="856" calcext:value-type="float">
            <text:p>856</text:p>
          </table:table-cell>
          <table:table-cell table:formula="of:=STDEV([.L87:.P87])/SQRT(COUNT([.L87:.P87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8:.F88])" office:value-type="float" office:value="588.6" calcext:value-type="float">
            <text:p>588.6</text:p>
          </table:table-cell>
          <table:table-cell table:formula="of:=STDEV([.B88:.F88])/SQRT(COUNT([.B88:.F88]))" office:value-type="float" office:value="135.159757324434" calcext:value-type="float">
            <text:p>135.1597573244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88:.P88])" office:value-type="float" office:value="816" calcext:value-type="float">
            <text:p>816</text:p>
          </table:table-cell>
          <table:table-cell table:formula="of:=STDEV([.L88:.P88])/SQRT(COUNT([.L88:.P88]))" office:value-type="float" office:value="81.2403840463596" calcext:value-type="float">
            <text:p>81.2403840464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563" calcext:value-type="float">
            <text:p>563</text:p>
          </table:table-cell>
          <table:table-cell office:value-type="float" office:value="1107" calcext:value-type="float">
            <text:p>110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9:.F89])" office:value-type="float" office:value="569.4" calcext:value-type="float">
            <text:p>569.4</text:p>
          </table:table-cell>
          <table:table-cell table:formula="of:=STDEV([.B89:.F89])/SQRT(COUNT([.B89:.F89]))" office:value-type="float" office:value="138.896220250949" calcext:value-type="float">
            <text:p>138.8962202509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1206" calcext:value-type="float">
            <text:p>120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89:.P89])" office:value-type="float" office:value="946" calcext:value-type="float">
            <text:p>946</text:p>
          </table:table-cell>
          <table:table-cell table:formula="of:=STDEV([.L89:.P89])/SQRT(COUNT([.L89:.P89]))" office:value-type="float" office:value="74.8331477354788" calcext:value-type="float">
            <text:p>74.833147735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90:.F90])" office:value-type="float" office:value="556.6" calcext:value-type="float">
            <text:p>556.6</text:p>
          </table:table-cell>
          <table:table-cell table:formula="of:=STDEV([.B90:.F90])/SQRT(COUNT([.B90:.F90]))" office:value-type="float" office:value="102.4" calcext:value-type="float">
            <text:p>102.4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90:.P90])" office:value-type="float" office:value="816" calcext:value-type="float">
            <text:p>816</text:p>
          </table:table-cell>
          <table:table-cell table:formula="of:=STDEV([.L90:.P90])/SQRT(COUNT([.L90:.P90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float" office:value="883" calcext:value-type="float">
            <text:p>883</text:p>
          </table:table-cell>
          <table:table-cell office:value-type="float" office:value="1139" calcext:value-type="float">
            <text:p>1139</text:p>
          </table:table-cell>
          <table:table-cell office:value-type="float" office:value="851" calcext:value-type="float">
            <text:p>851</text:p>
          </table:table-cell>
          <table:table-cell office:value-type="float" office:value="1363" calcext:value-type="float">
            <text:p>1363</text:p>
          </table:table-cell>
          <table:table-cell table:number-columns-repeated="2"/>
          <table:table-cell table:formula="of:=AVERAGE([.B91:.F91])" office:value-type="float" office:value="1087.8" calcext:value-type="float">
            <text:p>1087.8</text:p>
          </table:table-cell>
          <table:table-cell table:formula="of:=STDEV([.B91:.F91])/SQRT(COUNT([.B91:.F91]))" office:value-type="float" office:value="97.3767939500988" calcext:value-type="float">
            <text:p>97.376793950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1:.P91])" office:value-type="float" office:value="821" calcext:value-type="float">
            <text:p>821</text:p>
          </table:table-cell>
          <table:table-cell table:formula="of:=STDEV([.L91:.P91])/SQRT(COUNT([.L91:.P91]))" office:value-type="float" office:value="49.749371855331" calcext:value-type="float">
            <text:p>49.7493718553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1331" calcext:value-type="float">
            <text:p>1331</text:p>
          </table:table-cell>
          <table:table-cell office:value-type="float" office:value="819" calcext:value-type="float">
            <text:p>819</text:p>
          </table:table-cell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92:.F92])" office:value-type="float" office:value="844.6" calcext:value-type="float">
            <text:p>844.6</text:p>
          </table:table-cell>
          <table:table-cell table:formula="of:=STDEV([.B92:.F92])/SQRT(COUNT([.B92:.F92]))" office:value-type="float" office:value="126.955740319215" calcext:value-type="float">
            <text:p>126.9557403192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1081" calcext:value-type="float">
            <text:p>1081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92:.P92])" office:value-type="float" office:value="921" calcext:value-type="float">
            <text:p>921</text:p>
          </table:table-cell>
          <table:table-cell table:formula="of:=STDEV([.L92:.P92])/SQRT(COUNT([.L92:.P92]))" office:value-type="float" office:value="77.2981241687015" calcext:value-type="float">
            <text:p>77.2981241687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2067" calcext:value-type="float">
            <text:p>2067</text:p>
          </table:table-cell>
          <table:table-cell office:value-type="float" office:value="1267" calcext:value-type="float">
            <text:p>1267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93:.F93])" office:value-type="float" office:value="991.8" calcext:value-type="float">
            <text:p>991.8</text:p>
          </table:table-cell>
          <table:table-cell table:formula="of:=STDEV([.B93:.F93])/SQRT(COUNT([.B93:.F93]))" office:value-type="float" office:value="304.689743837892" calcext:value-type="float">
            <text:p>304.6897438379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1" calcext:value-type="float">
            <text:p>751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3:.P93])" office:value-type="float" office:value="780" calcext:value-type="float">
            <text:p>780</text:p>
          </table:table-cell>
          <table:table-cell table:formula="of:=STDEV([.L93:.P93])/SQRT(COUNT([.L93:.P93]))" office:value-type="float" office:value="37.2625817677734" calcext:value-type="float">
            <text:p>37.2625817678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659" calcext:value-type="float">
            <text:p>659</text:p>
          </table:table-cell>
          <table:table-cell office:value-type="float" office:value="531" calcext:value-type="float">
            <text:p>531</text:p>
          </table:table-cell>
          <table:table-cell office:value-type="float" office:value="947" calcext:value-type="float">
            <text:p>947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4:.F94])" office:value-type="float" office:value="716.6" calcext:value-type="float">
            <text:p>716.6</text:p>
          </table:table-cell>
          <table:table-cell table:formula="of:=STDEV([.B94:.F94])/SQRT(COUNT([.B94:.F94]))" office:value-type="float" office:value="113.317959741605" calcext:value-type="float">
            <text:p>113.3179597416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94:.P94])" office:value-type="float" office:value="836" calcext:value-type="float">
            <text:p>836</text:p>
          </table:table-cell>
          <table:table-cell table:formula="of:=STDEV([.L94:.P94])/SQRT(COUNT([.L94:.P94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595" calcext:value-type="float">
            <text:p>595</text:p>
          </table:table-cell>
          <table:table-cell office:value-type="float" office:value="1011" calcext:value-type="float">
            <text:p>1011</text:p>
          </table:table-cell>
          <table:table-cell office:value-type="float" office:value="595" calcext:value-type="float">
            <text:p>595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95:.F95])" office:value-type="float" office:value="755" calcext:value-type="float">
            <text:p>755</text:p>
          </table:table-cell>
          <table:table-cell table:formula="of:=STDEV([.B95:.F95])/SQRT(COUNT([.B95:.F95]))" office:value-type="float" office:value="87.0494112559068" calcext:value-type="float">
            <text:p>87.049411255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95:.P95])" office:value-type="float" office:value="836" calcext:value-type="float">
            <text:p>836</text:p>
          </table:table-cell>
          <table:table-cell table:formula="of:=STDEV([.L95:.P95])/SQRT(COUNT([.L95:.P95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6:.F96])" office:value-type="float" office:value="492.6" calcext:value-type="float">
            <text:p>492.6</text:p>
          </table:table-cell>
          <table:table-cell table:formula="of:=STDEV([.B96:.F96])/SQRT(COUNT([.B96:.F96]))" office:value-type="float" office:value="71.8398218260597" calcext:value-type="float">
            <text:p>71.8398218261</text:p>
          </table:table-cell>
          <table:table-cell/>
          <table:table-cell table:number-columns-repeated="3"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6:.P96])" office:value-type="float" office:value="801" calcext:value-type="float">
            <text:p>801</text:p>
          </table:table-cell>
          <table:table-cell table:formula="of:=STDEV([.L96:.P96])/SQRT(COUNT([.L96:.P96]))" office:value-type="float" office:value="39.0512483795333" calcext:value-type="float">
            <text:p>39.0512483795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947" calcext:value-type="float">
            <text:p>947</text:p>
          </table:table-cell>
          <table:table-cell office:value-type="float" office:value="403" calcext:value-type="float">
            <text:p>403</text:p>
          </table:table-cell>
          <table:table-cell office:value-type="float" office:value="435" calcext:value-type="float">
            <text:p>435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table:formula="of:=AVERAGE([.B97:.F97])" office:value-type="float" office:value="787" calcext:value-type="float">
            <text:p>787</text:p>
          </table:table-cell>
          <table:table-cell table:formula="of:=STDEV([.B97:.F97])/SQRT(COUNT([.B97:.F97]))" office:value-type="float" office:value="153.466608746007" calcext:value-type="float">
            <text:p>153.466608746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7:.P97])" office:value-type="float" office:value="753.2" calcext:value-type="float">
            <text:p>753.2</text:p>
          </table:table-cell>
          <table:table-cell table:formula="of:=STDEV([.L97:.P97])/SQRT(COUNT([.L97:.P97]))" office:value-type="float" office:value="55.7255776102859" calcext:value-type="float">
            <text:p>55.7255776103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531" calcext:value-type="float">
            <text:p>531</text:p>
          </table:table-cell>
          <table:table-cell office:value-type="float" office:value="819" calcext:value-type="float">
            <text:p>819</text:p>
          </table:table-cell>
          <table:table-cell office:value-type="float" office:value="1011" calcext:value-type="float">
            <text:p>101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98:.F98])" office:value-type="float" office:value="857.4" calcext:value-type="float">
            <text:p>857.4</text:p>
          </table:table-cell>
          <table:table-cell table:formula="of:=STDEV([.B98:.F98])/SQRT(COUNT([.B98:.F98]))" office:value-type="float" office:value="94.6031711942047" calcext:value-type="float">
            <text:p>94.603171194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1181" calcext:value-type="float">
            <text:p>1181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98:.P98])" office:value-type="float" office:value="961" calcext:value-type="float">
            <text:p>961</text:p>
          </table:table-cell>
          <table:table-cell table:formula="of:=STDEV([.L98:.P98])/SQRT(COUNT([.L98:.P98]))" office:value-type="float" office:value="74.3303437365925" calcext:value-type="float">
            <text:p>74.3303437366</text:p>
          </table:table-cell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267" calcext:value-type="float">
            <text:p>1267</text:p>
          </table:table-cell>
          <table:table-cell office:value-type="float" office:value="1299" calcext:value-type="float">
            <text:p>1299</text:p>
          </table:table-cell>
          <table:table-cell office:value-type="float" office:value="467" calcext:value-type="float">
            <text:p>467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table:formula="of:=AVERAGE([.B99:.F99])" office:value-type="float" office:value="953.4" calcext:value-type="float">
            <text:p>953.4</text:p>
          </table:table-cell>
          <table:table-cell table:formula="of:=STDEV([.B99:.F99])/SQRT(COUNT([.B99:.F99]))" office:value-type="float" office:value="155.257721225065" calcext:value-type="float">
            <text:p>155.257721225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99:.P99])" office:value-type="float" office:value="836" calcext:value-type="float">
            <text:p>836</text:p>
          </table:table-cell>
          <table:table-cell table:formula="of:=STDEV([.L99:.P99])/SQRT(COUNT([.L99:.P99])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100:.F100])" office:value-type="float" office:value="543.8" calcext:value-type="float">
            <text:p>543.8</text:p>
          </table:table-cell>
          <table:table-cell table:formula="of:=STDEV([.B100:.F100])/SQRT(COUNT([.B100:.F100]))" office:value-type="float" office:value="50.190038852346" calcext:value-type="float">
            <text:p>50.1900388523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100:.P100])" office:value-type="float" office:value="856" calcext:value-type="float">
            <text:p>856</text:p>
          </table:table-cell>
          <table:table-cell table:formula="of:=STDEV([.L100:.P100])/SQRT(COUNT([.L100:.P100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915" calcext:value-type="float">
            <text:p>915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101:.F101])" office:value-type="float" office:value="780.6" calcext:value-type="float">
            <text:p>780.6</text:p>
          </table:table-cell>
          <table:table-cell table:formula="of:=STDEV([.B101:.F101])/SQRT(COUNT([.B101:.F101]))" office:value-type="float" office:value="145.731808470217" calcext:value-type="float">
            <text:p>145.7318084702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81" calcext:value-type="float">
            <text:p>781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01:.P101])" office:value-type="float" office:value="841" calcext:value-type="float">
            <text:p>841</text:p>
          </table:table-cell>
          <table:table-cell table:formula="of:=STDEV([.L101:.P101])/SQRT(COUNT([.L101:.P101]))" office:value-type="float" office:value="56.7890834580027" calcext:value-type="float">
            <text:p>56.789083458</text:p>
          </table:table-cell>
        </table:table-row>
      </table:table>
      <table:table table:name="fullRL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ALTH_GATHERING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  <table:table-cell office:value-type="string" calcext:value-type="string">
            <text:p>PURSUIT_AND_GATH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 table:number-columns-repeated="8"/>
          <table:table-cell table:formula="of:=AVERAGE([.B2:.F2])" office:value-type="string" office:string-value="" calcext:value-type="error">
            <text:p>#DIV/0!</text:p>
          </table:table-cell>
          <table:table-cell table:formula="of:=STDEV([.B2:.F2])/SQRT(COUNT([.B2:.F2]))" office:value-type="string" office:string-value="" calcext:value-type="error">
            <text:p>#DIV/0!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346" calcext:value-type="float">
            <text:p>1346</text:p>
          </table:table-cell>
          <table:table-cell office:value-type="float" office:value="1206" calcext:value-type="float">
            <text:p>1206</text:p>
          </table:table-cell>
          <table:table-cell office:value-type="float" office:value="1806" calcext:value-type="float">
            <text:p>1806</text:p>
          </table:table-cell>
          <table:table-cell table:number-columns-repeated="3"/>
          <table:table-cell table:formula="of:=AVERAGE([.L2:.P2])" office:value-type="float" office:value="1457.25" calcext:value-type="float">
            <text:p>1457.25</text:p>
          </table:table-cell>
          <table:table-cell table:formula="of:=STDEV([.L2:.P2])/SQRT(COUNT([.L2:.P2]))" office:value-type="float" office:value="128.231155210685" calcext:value-type="float">
            <text:p>128.2311552107</text:p>
          </table:table-cell>
        </table:table-row>
        <table:table-row table:style-name="ro1">
          <table:table-cell table:number-columns-repeated="8"/>
          <table:table-cell table:formula="of:=AVERAGE([.B3:.F3])" office:value-type="string" office:string-value="" calcext:value-type="error">
            <text:p>#DIV/0!</text:p>
          </table:table-cell>
          <table:table-cell table:formula="of:=STDEV([.B3:.F3])/SQRT(COUNT([.B3:.F3]))" office:value-type="string" office:string-value="" calcext:value-type="error">
            <text:p>#DIV/0!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631" calcext:value-type="float">
            <text:p>1631</text:p>
          </table:table-cell>
          <table:table-cell office:value-type="float" office:value="1656" calcext:value-type="float">
            <text:p>1656</text:p>
          </table:table-cell>
          <table:table-cell office:value-type="float" office:value="995" calcext:value-type="float">
            <text:p>995</text:p>
          </table:table-cell>
          <table:table-cell table:number-columns-repeated="3"/>
          <table:table-cell table:formula="of:=AVERAGE([.L3:.P3])" office:value-type="float" office:value="1462" calcext:value-type="float">
            <text:p>1462</text:p>
          </table:table-cell>
          <table:table-cell table:formula="of:=STDEV([.L3:.P3])/SQRT(COUNT([.L3:.P3]))" office:value-type="float" office:value="156.81783487006" calcext:value-type="float">
            <text:p>156.8178348701</text:p>
          </table:table-cell>
        </table:table-row>
        <table:table-row table:style-name="ro1">
          <table:table-cell table:number-columns-repeated="8"/>
          <table:table-cell table:formula="of:=AVERAGE([.B4:.F4])" office:value-type="string" office:string-value="" calcext:value-type="error">
            <text:p>#DIV/0!</text:p>
          </table:table-cell>
          <table:table-cell table:formula="of:=STDEV([.B4:.F4])/SQRT(COUNT([.B4:.F4]))" office:value-type="string" office:string-value="" calcext:value-type="error">
            <text:p>#DIV/0!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121" calcext:value-type="float">
            <text:p>1121</text:p>
          </table:table-cell>
          <table:table-cell office:value-type="float" office:value="1214" calcext:value-type="float">
            <text:p>1214</text:p>
          </table:table-cell>
          <table:table-cell office:value-type="float" office:value="1556" calcext:value-type="float">
            <text:p>1556</text:p>
          </table:table-cell>
          <table:table-cell table:number-columns-repeated="3"/>
          <table:table-cell table:formula="of:=AVERAGE([.L4:.P4])" office:value-type="float" office:value="1374.25" calcext:value-type="float">
            <text:p>1374.25</text:p>
          </table:table-cell>
          <table:table-cell table:formula="of:=STDEV([.L4:.P4])/SQRT(COUNT([.L4:.P4]))" office:value-type="float" office:value="121.29741341018" calcext:value-type="float">
            <text:p>121.2974134102</text:p>
          </table:table-cell>
        </table:table-row>
        <table:table-row table:style-name="ro1">
          <table:table-cell table:number-columns-repeated="8"/>
          <table:table-cell table:formula="of:=AVERAGE([.B5:.F5])" office:value-type="string" office:string-value="" calcext:value-type="error">
            <text:p>#DIV/0!</text:p>
          </table:table-cell>
          <table:table-cell table:formula="of:=STDEV([.B5:.F5])/SQRT(COUNT([.B5:.F5]))" office:value-type="string" office:string-value="" calcext:value-type="error">
            <text:p>#DIV/0!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546" calcext:value-type="float">
            <text:p>1546</text:p>
          </table:table-cell>
          <table:table-cell office:value-type="float" office:value="1721" calcext:value-type="float">
            <text:p>1721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table:formula="of:=AVERAGE([.L5:.P5])" office:value-type="float" office:value="1638.5" calcext:value-type="float">
            <text:p>1638.5</text:p>
          </table:table-cell>
          <table:table-cell table:formula="of:=STDEV([.L5:.P5])/SQRT(COUNT([.L5:.P5]))" office:value-type="float" office:value="152.267582454923" calcext:value-type="float">
            <text:p>152.2675824549</text:p>
          </table:table-cell>
        </table:table-row>
        <table:table-row table:style-name="ro1">
          <table:table-cell table:number-columns-repeated="8"/>
          <table:table-cell table:formula="of:=AVERAGE([.B6:.F6])" office:value-type="string" office:string-value="" calcext:value-type="error">
            <text:p>#DIV/0!</text:p>
          </table:table-cell>
          <table:table-cell table:formula="of:=STDEV([.B6:.F6])/SQRT(COUNT([.B6:.F6]))" office:value-type="string" office:string-value="" calcext:value-type="error">
            <text:p>#DIV/0!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346" calcext:value-type="float">
            <text:p>1346</text:p>
          </table:table-cell>
          <table:table-cell office:value-type="float" office:value="996" calcext:value-type="float">
            <text:p>996</text:p>
          </table:table-cell>
          <table:table-cell office:value-type="float" office:value="1461" calcext:value-type="float">
            <text:p>1461</text:p>
          </table:table-cell>
          <table:table-cell table:number-columns-repeated="3"/>
          <table:table-cell table:formula="of:=AVERAGE([.L6:.P6])" office:value-type="float" office:value="1352.25" calcext:value-type="float">
            <text:p>1352.25</text:p>
          </table:table-cell>
          <table:table-cell table:formula="of:=STDEV([.L6:.P6])/SQRT(COUNT([.L6:.P6]))" office:value-type="float" office:value="130.118135425723" calcext:value-type="float">
            <text:p>130.1181354257</text:p>
          </table:table-cell>
        </table:table-row>
        <table:table-row table:style-name="ro1">
          <table:table-cell table:number-columns-repeated="8"/>
          <table:table-cell table:formula="of:=AVERAGE([.B7:.F7])" office:value-type="string" office:string-value="" calcext:value-type="error">
            <text:p>#DIV/0!</text:p>
          </table:table-cell>
          <table:table-cell table:formula="of:=STDEV([.B7:.F7])/SQRT(COUNT([.B7:.F7]))" office:value-type="string" office:string-value="" calcext:value-type="error">
            <text:p>#DIV/0!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776" calcext:value-type="float">
            <text:p>776</text:p>
          </table:table-cell>
          <table:table-cell office:value-type="float" office:value="1906" calcext:value-type="float">
            <text:p>1906</text:p>
          </table:table-cell>
          <table:table-cell table:number-columns-repeated="3"/>
          <table:table-cell table:formula="of:=AVERAGE([.L7:.P7])" office:value-type="float" office:value="1373.5" calcext:value-type="float">
            <text:p>1373.5</text:p>
          </table:table-cell>
          <table:table-cell table:formula="of:=STDEV([.L7:.P7])/SQRT(COUNT([.L7:.P7]))" office:value-type="float" office:value="232.714954397005" calcext:value-type="float">
            <text:p>232.714954397</text:p>
          </table:table-cell>
        </table:table-row>
        <table:table-row table:style-name="ro1">
          <table:table-cell table:number-columns-repeated="8"/>
          <table:table-cell table:formula="of:=AVERAGE([.B8:.F8])" office:value-type="string" office:string-value="" calcext:value-type="error">
            <text:p>#DIV/0!</text:p>
          </table:table-cell>
          <table:table-cell table:formula="of:=STDEV([.B8:.F8])/SQRT(COUNT([.B8:.F8]))" office:value-type="string" office:string-value="" calcext:value-type="error">
            <text:p>#DIV/0!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736" calcext:value-type="float">
            <text:p>1736</text:p>
          </table:table-cell>
          <table:table-cell office:value-type="float" office:value="1831" calcext:value-type="float">
            <text:p>1831</text:p>
          </table:table-cell>
          <table:table-cell office:value-type="float" office:value="1906" calcext:value-type="float">
            <text:p>1906</text:p>
          </table:table-cell>
          <table:table-cell table:number-columns-repeated="3"/>
          <table:table-cell table:formula="of:=AVERAGE([.L8:.P8])" office:value-type="float" office:value="1734.75" calcext:value-type="float">
            <text:p>1734.75</text:p>
          </table:table-cell>
          <table:table-cell table:formula="of:=STDEV([.L8:.P8])/SQRT(COUNT([.L8:.P8]))" office:value-type="float" office:value="96.0983654040657" calcext:value-type="float">
            <text:p>96.0983654041</text:p>
          </table:table-cell>
        </table:table-row>
        <table:table-row table:style-name="ro1">
          <table:table-cell table:number-columns-repeated="8"/>
          <table:table-cell table:formula="of:=AVERAGE([.B9:.F9])" office:value-type="string" office:string-value="" calcext:value-type="error">
            <text:p>#DIV/0!</text:p>
          </table:table-cell>
          <table:table-cell table:formula="of:=STDEV([.B9:.F9])/SQRT(COUNT([.B9:.F9]))" office:value-type="string" office:string-value="" calcext:value-type="error">
            <text:p>#DIV/0!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546" calcext:value-type="float">
            <text:p>1546</text:p>
          </table:table-cell>
          <table:table-cell office:value-type="float" office:value="1106" calcext:value-type="float">
            <text:p>1106</text:p>
          </table:table-cell>
          <table:table-cell office:value-type="float" office:value="1661" calcext:value-type="float">
            <text:p>1661</text:p>
          </table:table-cell>
          <table:table-cell table:number-columns-repeated="3"/>
          <table:table-cell table:formula="of:=AVERAGE([.L9:.P9])" office:value-type="float" office:value="1454.75" calcext:value-type="float">
            <text:p>1454.75</text:p>
          </table:table-cell>
          <table:table-cell table:formula="of:=STDEV([.L9:.P9])/SQRT(COUNT([.L9:.P9]))" office:value-type="float" office:value="120.802438579139" calcext:value-type="float">
            <text:p>120.8024385791</text:p>
          </table:table-cell>
        </table:table-row>
        <table:table-row table:style-name="ro1">
          <table:table-cell table:number-columns-repeated="8"/>
          <table:table-cell table:formula="of:=AVERAGE([.B10:.F10])" office:value-type="string" office:string-value="" calcext:value-type="error">
            <text:p>#DIV/0!</text:p>
          </table:table-cell>
          <table:table-cell table:formula="of:=STDEV([.B10:.F10])/SQRT(COUNT([.B10:.F10]))" office:value-type="string" office:string-value="" calcext:value-type="error">
            <text:p>#DIV/0!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536" calcext:value-type="float">
            <text:p>1536</text:p>
          </table:table-cell>
          <table:table-cell office:value-type="float" office:value="1811" calcext:value-type="float">
            <text:p>1811</text:p>
          </table:table-cell>
          <table:table-cell office:value-type="float" office:value="1756" calcext:value-type="float">
            <text:p>1756</text:p>
          </table:table-cell>
          <table:table-cell table:number-columns-repeated="3"/>
          <table:table-cell table:formula="of:=AVERAGE([.L10:.P10])" office:value-type="float" office:value="1702.25" calcext:value-type="float">
            <text:p>1702.25</text:p>
          </table:table-cell>
          <table:table-cell table:formula="of:=STDEV([.L10:.P10])/SQRT(COUNT([.L10:.P10]))" office:value-type="float" office:value="59.4199391338183" calcext:value-type="float">
            <text:p>59.4199391338</text:p>
          </table:table-cell>
        </table:table-row>
        <table:table-row table:style-name="ro1">
          <table:table-cell table:number-columns-repeated="8"/>
          <table:table-cell table:formula="of:=AVERAGE([.B11:.F11])" office:value-type="string" office:string-value="" calcext:value-type="error">
            <text:p>#DIV/0!</text:p>
          </table:table-cell>
          <table:table-cell table:formula="of:=STDEV([.B11:.F11])/SQRT(COUNT([.B11:.F11]))" office:value-type="string" office:string-value="" calcext:value-type="error">
            <text:p>#DIV/0!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1346" calcext:value-type="float">
            <text:p>1346</text:p>
          </table:table-cell>
          <table:table-cell office:value-type="float" office:value="1431" calcext:value-type="float">
            <text:p>1431</text:p>
          </table:table-cell>
          <table:table-cell office:value-type="float" office:value="1556" calcext:value-type="float">
            <text:p>1556</text:p>
          </table:table-cell>
          <table:table-cell table:number-columns-repeated="3"/>
          <table:table-cell table:formula="of:=AVERAGE([.L11:.P11])" office:value-type="float" office:value="1534.75" calcext:value-type="float">
            <text:p>1534.75</text:p>
          </table:table-cell>
          <table:table-cell table:formula="of:=STDEV([.L11:.P11])/SQRT(COUNT([.L11:.P11]))" office:value-type="float" office:value="100.174327216774" calcext:value-type="float">
            <text:p>100.1743272168</text:p>
          </table:table-cell>
        </table:table-row>
        <table:table-row table:style-name="ro1">
          <table:table-cell table:number-columns-repeated="8"/>
          <table:table-cell table:formula="of:=AVERAGE([.B12:.F12])" office:value-type="string" office:string-value="" calcext:value-type="error">
            <text:p>#DIV/0!</text:p>
          </table:table-cell>
          <table:table-cell table:formula="of:=STDEV([.B12:.F12])/SQRT(COUNT([.B12:.F12]))" office:value-type="string" office:string-value="" calcext:value-type="error">
            <text:p>#DIV/0!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021" calcext:value-type="float">
            <text:p>1021</text:p>
          </table:table-cell>
          <table:table-cell office:value-type="float" office:value="1331" calcext:value-type="float">
            <text:p>1331</text:p>
          </table:table-cell>
          <table:table-cell office:value-type="float" office:value="1256" calcext:value-type="float">
            <text:p>1256</text:p>
          </table:table-cell>
          <table:table-cell table:number-columns-repeated="3"/>
          <table:table-cell table:formula="of:=AVERAGE([.L12:.P12])" office:value-type="float" office:value="1327.25" calcext:value-type="float">
            <text:p>1327.25</text:p>
          </table:table-cell>
          <table:table-cell table:formula="of:=STDEV([.L12:.P12])/SQRT(COUNT([.L12:.P12]))" office:value-type="float" office:value="140.999039594838" calcext:value-type="float">
            <text:p>140.9990395948</text:p>
          </table:table-cell>
        </table:table-row>
        <table:table-row table:style-name="ro1">
          <table:table-cell table:number-columns-repeated="8"/>
          <table:table-cell table:formula="of:=AVERAGE([.B13:.F13])" office:value-type="string" office:string-value="" calcext:value-type="error">
            <text:p>#DIV/0!</text:p>
          </table:table-cell>
          <table:table-cell table:formula="of:=STDEV([.B13:.F13])/SQRT(COUNT([.B13:.F13]))" office:value-type="string" office:string-value="" calcext:value-type="error">
            <text:p>#DIV/0!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346" calcext:value-type="float">
            <text:p>1346</text:p>
          </table:table-cell>
          <table:table-cell office:value-type="float" office:value="1931" calcext:value-type="float">
            <text:p>1931</text:p>
          </table:table-cell>
          <table:table-cell office:value-type="float" office:value="1461" calcext:value-type="float">
            <text:p>1461</text:p>
          </table:table-cell>
          <table:table-cell table:number-columns-repeated="3"/>
          <table:table-cell table:formula="of:=AVERAGE([.L13:.P13])" office:value-type="float" office:value="1609.75" calcext:value-type="float">
            <text:p>1609.75</text:p>
          </table:table-cell>
          <table:table-cell table:formula="of:=STDEV([.L13:.P13])/SQRT(COUNT([.L13:.P13]))" office:value-type="float" office:value="130.13414553196" calcext:value-type="float">
            <text:p>130.134145532</text:p>
          </table:table-cell>
        </table:table-row>
        <table:table-row table:style-name="ro1">
          <table:table-cell table:number-columns-repeated="8"/>
          <table:table-cell table:formula="of:=AVERAGE([.B14:.F14])" office:value-type="string" office:string-value="" calcext:value-type="error">
            <text:p>#DIV/0!</text:p>
          </table:table-cell>
          <table:table-cell table:formula="of:=STDEV([.B14:.F14])/SQRT(COUNT([.B14:.F14]))" office:value-type="string" office:string-value="" calcext:value-type="error">
            <text:p>#DIV/0!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1346" calcext:value-type="float">
            <text:p>1346</text:p>
          </table:table-cell>
          <table:table-cell office:value-type="float" office:value="1731" calcext:value-type="float">
            <text:p>1731</text:p>
          </table:table-cell>
          <table:table-cell office:value-type="float" office:value="1881" calcext:value-type="float">
            <text:p>1881</text:p>
          </table:table-cell>
          <table:table-cell table:number-columns-repeated="3"/>
          <table:table-cell table:formula="of:=AVERAGE([.L14:.P14])" office:value-type="float" office:value="1639.75" calcext:value-type="float">
            <text:p>1639.75</text:p>
          </table:table-cell>
          <table:table-cell table:formula="of:=STDEV([.L14:.P14])/SQRT(COUNT([.L14:.P14]))" office:value-type="float" office:value="113.401480736952" calcext:value-type="float">
            <text:p>113.401480737</text:p>
          </table:table-cell>
        </table:table-row>
        <table:table-row table:style-name="ro1">
          <table:table-cell table:number-columns-repeated="8"/>
          <table:table-cell table:formula="of:=AVERAGE([.B15:.F15])" office:value-type="string" office:string-value="" calcext:value-type="error">
            <text:p>#DIV/0!</text:p>
          </table:table-cell>
          <table:table-cell table:formula="of:=STDEV([.B15:.F15])/SQRT(COUNT([.B15:.F15]))" office:value-type="string" office:string-value="" calcext:value-type="error">
            <text:p>#DIV/0!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631" calcext:value-type="float">
            <text:p>1631</text:p>
          </table:table-cell>
          <table:table-cell office:value-type="float" office:value="1606" calcext:value-type="float">
            <text:p>1606</text:p>
          </table:table-cell>
          <table:table-cell office:value-type="float" office:value="1221" calcext:value-type="float">
            <text:p>1221</text:p>
          </table:table-cell>
          <table:table-cell table:number-columns-repeated="3"/>
          <table:table-cell table:formula="of:=AVERAGE([.L15:.P15])" office:value-type="float" office:value="1481" calcext:value-type="float">
            <text:p>1481</text:p>
          </table:table-cell>
          <table:table-cell table:formula="of:=STDEV([.L15:.P15])/SQRT(COUNT([.L15:.P15]))" office:value-type="float" office:value="93.9636454521996" calcext:value-type="float">
            <text:p>93.9636454522</text:p>
          </table:table-cell>
        </table:table-row>
        <table:table-row table:style-name="ro1">
          <table:table-cell table:number-columns-repeated="8"/>
          <table:table-cell table:formula="of:=AVERAGE([.B16:.F16])" office:value-type="string" office:string-value="" calcext:value-type="error">
            <text:p>#DIV/0!</text:p>
          </table:table-cell>
          <table:table-cell table:formula="of:=STDEV([.B16:.F16])/SQRT(COUNT([.B16:.F16]))" office:value-type="string" office:string-value="" calcext:value-type="error">
            <text:p>#DIV/0!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571" calcext:value-type="float">
            <text:p>1571</text:p>
          </table:table-cell>
          <table:table-cell office:value-type="float" office:value="1406" calcext:value-type="float">
            <text:p>1406</text:p>
          </table:table-cell>
          <table:table-cell office:value-type="float" office:value="1561" calcext:value-type="float">
            <text:p>1561</text:p>
          </table:table-cell>
          <table:table-cell table:number-columns-repeated="3"/>
          <table:table-cell table:formula="of:=AVERAGE([.L16:.P16])" office:value-type="float" office:value="1454.75" calcext:value-type="float">
            <text:p>1454.75</text:p>
          </table:table-cell>
          <table:table-cell table:formula="of:=STDEV([.L16:.P16])/SQRT(COUNT([.L16:.P16]))" office:value-type="float" office:value="69.1428171733454" calcext:value-type="float">
            <text:p>69.1428171733</text:p>
          </table:table-cell>
        </table:table-row>
        <table:table-row table:style-name="ro1">
          <table:table-cell table:number-columns-repeated="8"/>
          <table:table-cell table:formula="of:=AVERAGE([.B17:.F17])" office:value-type="string" office:string-value="" calcext:value-type="error">
            <text:p>#DIV/0!</text:p>
          </table:table-cell>
          <table:table-cell table:formula="of:=STDEV([.B17:.F17])/SQRT(COUNT([.B17:.F17]))" office:value-type="string" office:string-value="" calcext:value-type="error">
            <text:p>#DIV/0!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1021" calcext:value-type="float">
            <text:p>1021</text:p>
          </table:table-cell>
          <table:table-cell office:value-type="float" office:value="1206" calcext:value-type="float">
            <text:p>1206</text:p>
          </table:table-cell>
          <table:table-cell office:value-type="float" office:value="2081" calcext:value-type="float">
            <text:p>2081</text:p>
          </table:table-cell>
          <table:table-cell table:number-columns-repeated="3"/>
          <table:table-cell table:formula="of:=AVERAGE([.L17:.P17])" office:value-type="float" office:value="1477.25" calcext:value-type="float">
            <text:p>1477.25</text:p>
          </table:table-cell>
          <table:table-cell table:formula="of:=STDEV([.L17:.P17])/SQRT(COUNT([.L17:.P17]))" office:value-type="float" office:value="234.799338088221" calcext:value-type="float">
            <text:p>234.7993380882</text:p>
          </table:table-cell>
        </table:table-row>
        <table:table-row table:style-name="ro1">
          <table:table-cell table:number-columns-repeated="8"/>
          <table:table-cell table:formula="of:=AVERAGE([.B18:.F18])" office:value-type="string" office:string-value="" calcext:value-type="error">
            <text:p>#DIV/0!</text:p>
          </table:table-cell>
          <table:table-cell table:formula="of:=STDEV([.B18:.F18])/SQRT(COUNT([.B18:.F18]))" office:value-type="string" office:string-value="" calcext:value-type="error">
            <text:p>#DIV/0!</text:p>
          </table:table-cell>
          <table:table-cell/>
          <table:table-cell office:value-type="float" office:value="1361" calcext:value-type="float">
            <text:p>1361</text:p>
          </table:table-cell>
          <table:table-cell office:value-type="float" office:value="1446" calcext:value-type="float">
            <text:p>1446</text:p>
          </table:table-cell>
          <table:table-cell office:value-type="float" office:value="1531" calcext:value-type="float">
            <text:p>1531</text:p>
          </table:table-cell>
          <table:table-cell office:value-type="float" office:value="1421" calcext:value-type="float">
            <text:p>1421</text:p>
          </table:table-cell>
          <table:table-cell table:number-columns-repeated="3"/>
          <table:table-cell table:formula="of:=AVERAGE([.L18:.P18])" office:value-type="float" office:value="1439.75" calcext:value-type="float">
            <text:p>1439.75</text:p>
          </table:table-cell>
          <table:table-cell table:formula="of:=STDEV([.L18:.P18])/SQRT(COUNT([.L18:.P18]))" office:value-type="float" office:value="35.2594549967334" calcext:value-type="float">
            <text:p>35.2594549967</text:p>
          </table:table-cell>
        </table:table-row>
        <table:table-row table:style-name="ro1">
          <table:table-cell table:number-columns-repeated="8"/>
          <table:table-cell table:formula="of:=AVERAGE([.B19:.F19])" office:value-type="string" office:string-value="" calcext:value-type="error">
            <text:p>#DIV/0!</text:p>
          </table:table-cell>
          <table:table-cell table:formula="of:=STDEV([.B19:.F19])/SQRT(COUNT([.B19:.F19]))" office:value-type="string" office:string-value="" calcext:value-type="error">
            <text:p>#DIV/0!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446" calcext:value-type="float">
            <text:p>1446</text:p>
          </table:table-cell>
          <table:table-cell office:value-type="float" office:value="1531" calcext:value-type="float">
            <text:p>1531</text:p>
          </table:table-cell>
          <table:table-cell office:value-type="float" office:value="1276" calcext:value-type="float">
            <text:p>1276</text:p>
          </table:table-cell>
          <table:table-cell table:number-columns-repeated="3"/>
          <table:table-cell table:formula="of:=AVERAGE([.L19:.P19])" office:value-type="float" office:value="1439.75" calcext:value-type="float">
            <text:p>1439.75</text:p>
          </table:table-cell>
          <table:table-cell table:formula="of:=STDEV([.L19:.P19])/SQRT(COUNT([.L19:.P19]))" office:value-type="float" office:value="57.4229556304213" calcext:value-type="float">
            <text:p>57.4229556304</text:p>
          </table:table-cell>
        </table:table-row>
        <table:table-row table:style-name="ro1">
          <table:table-cell table:number-columns-repeated="8"/>
          <table:table-cell table:formula="of:=AVERAGE([.B20:.F20])" office:value-type="string" office:string-value="" calcext:value-type="error">
            <text:p>#DIV/0!</text:p>
          </table:table-cell>
          <table:table-cell table:formula="of:=STDEV([.B20:.F20])/SQRT(COUNT([.B20:.F20]))" office:value-type="string" office:string-value="" calcext:value-type="error">
            <text:p>#DIV/0!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446" calcext:value-type="float">
            <text:p>1446</text:p>
          </table:table-cell>
          <table:table-cell office:value-type="float" office:value="1836" calcext:value-type="float">
            <text:p>1836</text:p>
          </table:table-cell>
          <table:table-cell office:value-type="float" office:value="1256" calcext:value-type="float">
            <text:p>1256</text:p>
          </table:table-cell>
          <table:table-cell table:number-columns-repeated="3"/>
          <table:table-cell table:formula="of:=AVERAGE([.L20:.P20])" office:value-type="float" office:value="1511" calcext:value-type="float">
            <text:p>1511</text:p>
          </table:table-cell>
          <table:table-cell table:formula="of:=STDEV([.L20:.P20])/SQRT(COUNT([.L20:.P20]))" office:value-type="float" office:value="120.726964676496" calcext:value-type="float">
            <text:p>120.7269646765</text:p>
          </table:table-cell>
        </table:table-row>
        <table:table-row table:style-name="ro1">
          <table:table-cell table:number-columns-repeated="8"/>
          <table:table-cell table:formula="of:=AVERAGE([.B21:.F21])" office:value-type="string" office:string-value="" calcext:value-type="error">
            <text:p>#DIV/0!</text:p>
          </table:table-cell>
          <table:table-cell table:formula="of:=STDEV([.B21:.F21])/SQRT(COUNT([.B21:.F21]))" office:value-type="string" office:string-value="" calcext:value-type="error">
            <text:p>#DIV/0!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021" calcext:value-type="float">
            <text:p>1021</text:p>
          </table:table-cell>
          <table:table-cell office:value-type="float" office:value="1106" calcext:value-type="float">
            <text:p>1106</text:p>
          </table:table-cell>
          <table:table-cell office:value-type="float" office:value="1861" calcext:value-type="float">
            <text:p>1861</text:p>
          </table:table-cell>
          <table:table-cell table:number-columns-repeated="3"/>
          <table:table-cell table:formula="of:=AVERAGE([.L21:.P21])" office:value-type="float" office:value="1363.5" calcext:value-type="float">
            <text:p>1363.5</text:p>
          </table:table-cell>
          <table:table-cell table:formula="of:=STDEV([.L21:.P21])/SQRT(COUNT([.L21:.P21]))" office:value-type="float" office:value="191.838690918525" calcext:value-type="float">
            <text:p>191.8386909185</text:p>
          </table:table-cell>
        </table:table-row>
        <table:table-row table:style-name="ro1">
          <table:table-cell table:number-columns-repeated="8"/>
          <table:table-cell table:formula="of:=AVERAGE([.B22:.F22])" office:value-type="string" office:string-value="" calcext:value-type="error">
            <text:p>#DIV/0!</text:p>
          </table:table-cell>
          <table:table-cell table:formula="of:=STDEV([.B22:.F22])/SQRT(COUNT([.B22:.F22]))" office:value-type="string" office:string-value="" calcext:value-type="error">
            <text:p>#DIV/0!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446" calcext:value-type="float">
            <text:p>1446</text:p>
          </table:table-cell>
          <table:table-cell office:value-type="float" office:value="1206" calcext:value-type="float">
            <text:p>1206</text:p>
          </table:table-cell>
          <table:table-cell office:value-type="float" office:value="1481" calcext:value-type="float">
            <text:p>1481</text:p>
          </table:table-cell>
          <table:table-cell table:number-columns-repeated="3"/>
          <table:table-cell table:formula="of:=AVERAGE([.L22:.P22])" office:value-type="float" office:value="1424.75" calcext:value-type="float">
            <text:p>1424.75</text:p>
          </table:table-cell>
          <table:table-cell table:formula="of:=STDEV([.L22:.P22])/SQRT(COUNT([.L22:.P22]))" office:value-type="float" office:value="77.1463706210474" calcext:value-type="float">
            <text:p>77.146370621</text:p>
          </table:table-cell>
        </table:table-row>
        <table:table-row table:style-name="ro1">
          <table:table-cell table:number-columns-repeated="8"/>
          <table:table-cell table:formula="of:=AVERAGE([.B23:.F23])" office:value-type="string" office:string-value="" calcext:value-type="error">
            <text:p>#DIV/0!</text:p>
          </table:table-cell>
          <table:table-cell table:formula="of:=STDEV([.B23:.F23])/SQRT(COUNT([.B23:.F23]))" office:value-type="string" office:string-value="" calcext:value-type="error">
            <text:p>#DIV/0!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1446" calcext:value-type="float">
            <text:p>1446</text:p>
          </table:table-cell>
          <table:table-cell office:value-type="float" office:value="1331" calcext:value-type="float">
            <text:p>1331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table:formula="of:=AVERAGE([.L23:.P23])" office:value-type="float" office:value="1647.25" calcext:value-type="float">
            <text:p>1647.25</text:p>
          </table:table-cell>
          <table:table-cell table:formula="of:=STDEV([.L23:.P23])/SQRT(COUNT([.L23:.P23]))" office:value-type="float" office:value="156.63618941143" calcext:value-type="float">
            <text:p>156.6361894114</text:p>
          </table:table-cell>
        </table:table-row>
        <table:table-row table:style-name="ro1">
          <table:table-cell table:number-columns-repeated="8"/>
          <table:table-cell table:formula="of:=AVERAGE([.B24:.F24])" office:value-type="string" office:string-value="" calcext:value-type="error">
            <text:p>#DIV/0!</text:p>
          </table:table-cell>
          <table:table-cell table:formula="of:=STDEV([.B24:.F24])/SQRT(COUNT([.B24:.F24]))" office:value-type="string" office:string-value="" calcext:value-type="error">
            <text:p>#DIV/0!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1021" calcext:value-type="float">
            <text:p>1021</text:p>
          </table:table-cell>
          <table:table-cell office:value-type="float" office:value="1931" calcext:value-type="float">
            <text:p>1931</text:p>
          </table:table-cell>
          <table:table-cell office:value-type="float" office:value="1656" calcext:value-type="float">
            <text:p>1656</text:p>
          </table:table-cell>
          <table:table-cell table:number-columns-repeated="3"/>
          <table:table-cell table:formula="of:=AVERAGE([.L24:.P24])" office:value-type="float" office:value="1603.5" calcext:value-type="float">
            <text:p>1603.5</text:p>
          </table:table-cell>
          <table:table-cell table:formula="of:=STDEV([.L24:.P24])/SQRT(COUNT([.L24:.P24]))" office:value-type="float" office:value="202.13959697859" calcext:value-type="float">
            <text:p>202.1395969786</text:p>
          </table:table-cell>
        </table:table-row>
        <table:table-row table:style-name="ro1">
          <table:table-cell table:number-columns-repeated="8"/>
          <table:table-cell table:formula="of:=AVERAGE([.B25:.F25])" office:value-type="string" office:string-value="" calcext:value-type="error">
            <text:p>#DIV/0!</text:p>
          </table:table-cell>
          <table:table-cell table:formula="of:=STDEV([.B25:.F25])/SQRT(COUNT([.B25:.F25]))" office:value-type="string" office:string-value="" calcext:value-type="error">
            <text:p>#DIV/0!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626" calcext:value-type="float">
            <text:p>1626</text:p>
          </table:table-cell>
          <table:table-cell office:value-type="float" office:value="1906" calcext:value-type="float">
            <text:p>1906</text:p>
          </table:table-cell>
          <table:table-cell office:value-type="float" office:value="1771" calcext:value-type="float">
            <text:p>1771</text:p>
          </table:table-cell>
          <table:table-cell table:number-columns-repeated="3"/>
          <table:table-cell table:formula="of:=AVERAGE([.L25:.P25])" office:value-type="float" office:value="1667.25" calcext:value-type="float">
            <text:p>1667.25</text:p>
          </table:table-cell>
          <table:table-cell table:formula="of:=STDEV([.L25:.P25])/SQRT(COUNT([.L25:.P25]))" office:value-type="float" office:value="115.548961483866" calcext:value-type="float">
            <text:p>115.5489614839</text:p>
          </table:table-cell>
        </table:table-row>
        <table:table-row table:style-name="ro1">
          <table:table-cell table:number-columns-repeated="8"/>
          <table:table-cell table:formula="of:=AVERAGE([.B26:.F26])" office:value-type="string" office:string-value="" calcext:value-type="error">
            <text:p>#DIV/0!</text:p>
          </table:table-cell>
          <table:table-cell table:formula="of:=STDEV([.B26:.F26])/SQRT(COUNT([.B26:.F26]))" office:value-type="string" office:string-value="" calcext:value-type="error">
            <text:p>#DIV/0!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1446" calcext:value-type="float">
            <text:p>1446</text:p>
          </table:table-cell>
          <table:table-cell office:value-type="float" office:value="1471" calcext:value-type="float">
            <text:p>1471</text:p>
          </table:table-cell>
          <table:table-cell office:value-type="float" office:value="1646" calcext:value-type="float">
            <text:p>1646</text:p>
          </table:table-cell>
          <table:table-cell table:number-columns-repeated="3"/>
          <table:table-cell table:formula="of:=AVERAGE([.L26:.P26])" office:value-type="float" office:value="1557.25" calcext:value-type="float">
            <text:p>1557.25</text:p>
          </table:table-cell>
          <table:table-cell table:formula="of:=STDEV([.L26:.P26])/SQRT(COUNT([.L26:.P26]))" office:value-type="float" office:value="57.3866636655823" calcext:value-type="float">
            <text:p>57.3866636656</text:p>
          </table:table-cell>
        </table:table-row>
        <table:table-row table:style-name="ro1">
          <table:table-cell table:number-columns-repeated="8"/>
          <table:table-cell table:formula="of:=AVERAGE([.B27:.F27])" office:value-type="string" office:string-value="" calcext:value-type="error">
            <text:p>#DIV/0!</text:p>
          </table:table-cell>
          <table:table-cell table:formula="of:=STDEV([.B27:.F27])/SQRT(COUNT([.B27:.F27]))" office:value-type="string" office:string-value="" calcext:value-type="error">
            <text:p>#DIV/0!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021" calcext:value-type="float">
            <text:p>1021</text:p>
          </table:table-cell>
          <table:table-cell office:value-type="float" office:value="1406" calcext:value-type="float">
            <text:p>1406</text:p>
          </table:table-cell>
          <table:table-cell office:value-type="float" office:value="1346" calcext:value-type="float">
            <text:p>1346</text:p>
          </table:table-cell>
          <table:table-cell table:number-columns-repeated="3"/>
          <table:table-cell table:formula="of:=AVERAGE([.L27:.P27])" office:value-type="float" office:value="1319.75" calcext:value-type="float">
            <text:p>1319.75</text:p>
          </table:table-cell>
          <table:table-cell table:formula="of:=STDEV([.L27:.P27])/SQRT(COUNT([.L27:.P27]))" office:value-type="float" office:value="104.908193992017" calcext:value-type="float">
            <text:p>104.908193992</text:p>
          </table:table-cell>
        </table:table-row>
        <table:table-row table:style-name="ro1">
          <table:table-cell table:number-columns-repeated="8"/>
          <table:table-cell table:formula="of:=AVERAGE([.B28:.F28])" office:value-type="string" office:string-value="" calcext:value-type="error">
            <text:p>#DIV/0!</text:p>
          </table:table-cell>
          <table:table-cell table:formula="of:=STDEV([.B28:.F28])/SQRT(COUNT([.B28:.F28]))" office:value-type="string" office:string-value="" calcext:value-type="error">
            <text:p>#DIV/0!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871" calcext:value-type="float">
            <text:p>1871</text:p>
          </table:table-cell>
          <table:table-cell office:value-type="float" office:value="1211" calcext:value-type="float">
            <text:p>1211</text:p>
          </table:table-cell>
          <table:table-cell office:value-type="float" office:value="2106" calcext:value-type="float">
            <text:p>2106</text:p>
          </table:table-cell>
          <table:table-cell table:number-columns-repeated="3"/>
          <table:table-cell table:formula="of:=AVERAGE([.L28:.P28])" office:value-type="float" office:value="1673.5" calcext:value-type="float">
            <text:p>1673.5</text:p>
          </table:table-cell>
          <table:table-cell table:formula="of:=STDEV([.L28:.P28])/SQRT(COUNT([.L28:.P28]))" office:value-type="float" office:value="197.489451195079" calcext:value-type="float">
            <text:p>197.4894511951</text:p>
          </table:table-cell>
        </table:table-row>
        <table:table-row table:style-name="ro1">
          <table:table-cell table:number-columns-repeated="8"/>
          <table:table-cell table:formula="of:=AVERAGE([.B29:.F29])" office:value-type="string" office:string-value="" calcext:value-type="error">
            <text:p>#DIV/0!</text:p>
          </table:table-cell>
          <table:table-cell table:formula="of:=STDEV([.B29:.F29])/SQRT(COUNT([.B29:.F29]))" office:value-type="string" office:string-value="" calcext:value-type="error">
            <text:p>#DIV/0!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float" office:value="1446" calcext:value-type="float">
            <text:p>1446</text:p>
          </table:table-cell>
          <table:table-cell office:value-type="float" office:value="2056" calcext:value-type="float">
            <text:p>2056</text:p>
          </table:table-cell>
          <table:table-cell office:value-type="float" office:value="1746" calcext:value-type="float">
            <text:p>1746</text:p>
          </table:table-cell>
          <table:table-cell table:number-columns-repeated="3"/>
          <table:table-cell table:formula="of:=AVERAGE([.L29:.P29])" office:value-type="float" office:value="1702.25" calcext:value-type="float">
            <text:p>1702.25</text:p>
          </table:table-cell>
          <table:table-cell table:formula="of:=STDEV([.L29:.P29])/SQRT(COUNT([.L29:.P29]))" office:value-type="float" office:value="133.125489044485" calcext:value-type="float">
            <text:p>133.1254890445</text:p>
          </table:table-cell>
        </table:table-row>
        <table:table-row table:style-name="ro1">
          <table:table-cell table:number-columns-repeated="8"/>
          <table:table-cell table:formula="of:=AVERAGE([.B30:.F30])" office:value-type="string" office:string-value="" calcext:value-type="error">
            <text:p>#DIV/0!</text:p>
          </table:table-cell>
          <table:table-cell table:formula="of:=STDEV([.B30:.F30])/SQRT(COUNT([.B30:.F30]))" office:value-type="string" office:string-value="" calcext:value-type="error">
            <text:p>#DIV/0!</text:p>
          </table:table-cell>
          <table:table-cell/>
          <table:table-cell office:value-type="float" office:value="1361" calcext:value-type="float">
            <text:p>1361</text:p>
          </table:table-cell>
          <table:table-cell office:value-type="float" office:value="1121" calcext:value-type="float">
            <text:p>1121</text:p>
          </table:table-cell>
          <table:table-cell office:value-type="float" office:value="2156" calcext:value-type="float">
            <text:p>2156</text:p>
          </table:table-cell>
          <table:table-cell office:value-type="float" office:value="1556" calcext:value-type="float">
            <text:p>1556</text:p>
          </table:table-cell>
          <table:table-cell table:number-columns-repeated="3"/>
          <table:table-cell table:formula="of:=AVERAGE([.L30:.P30])" office:value-type="float" office:value="1548.5" calcext:value-type="float">
            <text:p>1548.5</text:p>
          </table:table-cell>
          <table:table-cell table:formula="of:=STDEV([.L30:.P30])/SQRT(COUNT([.L30:.P30]))" office:value-type="float" office:value="221.175835027247" calcext:value-type="float">
            <text:p>221.1758350272</text:p>
          </table:table-cell>
        </table:table-row>
        <table:table-row table:style-name="ro1">
          <table:table-cell table:number-columns-repeated="8"/>
          <table:table-cell table:formula="of:=AVERAGE([.B31:.F31])" office:value-type="string" office:string-value="" calcext:value-type="error">
            <text:p>#DIV/0!</text:p>
          </table:table-cell>
          <table:table-cell table:formula="of:=STDEV([.B31:.F31])/SQRT(COUNT([.B31:.F31]))" office:value-type="string" office:string-value="" calcext:value-type="error">
            <text:p>#DIV/0!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346" calcext:value-type="float">
            <text:p>1346</text:p>
          </table:table-cell>
          <table:table-cell office:value-type="float" office:value="1196" calcext:value-type="float">
            <text:p>1196</text:p>
          </table:table-cell>
          <table:table-cell office:value-type="float" office:value="1641" calcext:value-type="float">
            <text:p>1641</text:p>
          </table:table-cell>
          <table:table-cell table:number-columns-repeated="3"/>
          <table:table-cell table:formula="of:=AVERAGE([.L31:.P31])" office:value-type="float" office:value="1387.25" calcext:value-type="float">
            <text:p>1387.25</text:p>
          </table:table-cell>
          <table:table-cell table:formula="of:=STDEV([.L31:.P31])/SQRT(COUNT([.L31:.P31]))" office:value-type="float" office:value="92.6996718800378" calcext:value-type="float">
            <text:p>92.69967188</text:p>
          </table:table-cell>
        </table:table-row>
        <table:table-row table:style-name="ro1">
          <table:table-cell table:number-columns-repeated="8"/>
          <table:table-cell table:formula="of:=AVERAGE([.B32:.F32])" office:value-type="string" office:string-value="" calcext:value-type="error">
            <text:p>#DIV/0!</text:p>
          </table:table-cell>
          <table:table-cell table:formula="of:=STDEV([.B32:.F32])/SQRT(COUNT([.B32:.F32]))" office:value-type="string" office:string-value="" calcext:value-type="error">
            <text:p>#DIV/0!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831" calcext:value-type="float">
            <text:p>1831</text:p>
          </table:table-cell>
          <table:table-cell office:value-type="float" office:value="2181" calcext:value-type="float">
            <text:p>2181</text:p>
          </table:table-cell>
          <table:table-cell table:number-columns-repeated="3"/>
          <table:table-cell table:formula="of:=AVERAGE([.L32:.P32])" office:value-type="float" office:value="1706" calcext:value-type="float">
            <text:p>1706</text:p>
          </table:table-cell>
          <table:table-cell table:formula="of:=STDEV([.L32:.P32])/SQRT(COUNT([.L32:.P32]))" office:value-type="float" office:value="188.955462124456" calcext:value-type="float">
            <text:p>188.9554621245</text:p>
          </table:table-cell>
        </table:table-row>
        <table:table-row table:style-name="ro1">
          <table:table-cell table:number-columns-repeated="8"/>
          <table:table-cell table:formula="of:=AVERAGE([.B33:.F33])" office:value-type="string" office:string-value="" calcext:value-type="error">
            <text:p>#DIV/0!</text:p>
          </table:table-cell>
          <table:table-cell table:formula="of:=STDEV([.B33:.F33])/SQRT(COUNT([.B33:.F33]))" office:value-type="string" office:string-value="" calcext:value-type="error">
            <text:p>#DIV/0!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641" calcext:value-type="float">
            <text:p>1641</text:p>
          </table:table-cell>
          <table:table-cell office:value-type="float" office:value="1106" calcext:value-type="float">
            <text:p>1106</text:p>
          </table:table-cell>
          <table:table-cell office:value-type="float" office:value="1481" calcext:value-type="float">
            <text:p>1481</text:p>
          </table:table-cell>
          <table:table-cell table:number-columns-repeated="3"/>
          <table:table-cell table:formula="of:=AVERAGE([.L33:.P33])" office:value-type="float" office:value="1423.5" calcext:value-type="float">
            <text:p>1423.5</text:p>
          </table:table-cell>
          <table:table-cell table:formula="of:=STDEV([.L33:.P33])/SQRT(COUNT([.L33:.P33]))" office:value-type="float" office:value="112.998893799895" calcext:value-type="float">
            <text:p>112.9988937999</text:p>
          </table:table-cell>
        </table:table-row>
        <table:table-row table:style-name="ro1">
          <table:table-cell table:number-columns-repeated="8"/>
          <table:table-cell table:formula="of:=AVERAGE([.B34:.F34])" office:value-type="string" office:string-value="" calcext:value-type="error">
            <text:p>#DIV/0!</text:p>
          </table:table-cell>
          <table:table-cell table:formula="of:=STDEV([.B34:.F34])/SQRT(COUNT([.B34:.F34]))" office:value-type="string" office:string-value="" calcext:value-type="error">
            <text:p>#DIV/0!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306" calcext:value-type="float">
            <text:p>1306</text:p>
          </table:table-cell>
          <table:table-cell office:value-type="float" office:value="1446" calcext:value-type="float">
            <text:p>1446</text:p>
          </table:table-cell>
          <table:table-cell table:number-columns-repeated="3"/>
          <table:table-cell table:formula="of:=AVERAGE([.L34:.P34])" office:value-type="float" office:value="1391" calcext:value-type="float">
            <text:p>1391</text:p>
          </table:table-cell>
          <table:table-cell table:formula="of:=STDEV([.L34:.P34])/SQRT(COUNT([.L34:.P34]))" office:value-type="float" office:value="38.6221007541882" calcext:value-type="float">
            <text:p>38.6221007542</text:p>
          </table:table-cell>
        </table:table-row>
        <table:table-row table:style-name="ro1">
          <table:table-cell table:number-columns-repeated="8"/>
          <table:table-cell table:formula="of:=AVERAGE([.B35:.F35])" office:value-type="string" office:string-value="" calcext:value-type="error">
            <text:p>#DIV/0!</text:p>
          </table:table-cell>
          <table:table-cell table:formula="of:=STDEV([.B35:.F35])/SQRT(COUNT([.B35:.F35]))" office:value-type="string" office:string-value="" calcext:value-type="error">
            <text:p>#DIV/0!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221" calcext:value-type="float">
            <text:p>1221</text:p>
          </table:table-cell>
          <table:table-cell office:value-type="float" office:value="1856" calcext:value-type="float">
            <text:p>1856</text:p>
          </table:table-cell>
          <table:table-cell office:value-type="float" office:value="2181" calcext:value-type="float">
            <text:p>2181</text:p>
          </table:table-cell>
          <table:table-cell table:number-columns-repeated="3"/>
          <table:table-cell table:formula="of:=AVERAGE([.L35:.P35])" office:value-type="float" office:value="1716" calcext:value-type="float">
            <text:p>1716</text:p>
          </table:table-cell>
          <table:table-cell table:formula="of:=STDEV([.L35:.P35])/SQRT(COUNT([.L35:.P35]))" office:value-type="float" office:value="202.67996118676" calcext:value-type="float">
            <text:p>202.6799611868</text:p>
          </table:table-cell>
        </table:table-row>
        <table:table-row table:style-name="ro1">
          <table:table-cell table:number-columns-repeated="8"/>
          <table:table-cell table:formula="of:=AVERAGE([.B36:.F36])" office:value-type="string" office:string-value="" calcext:value-type="error">
            <text:p>#DIV/0!</text:p>
          </table:table-cell>
          <table:table-cell table:formula="of:=STDEV([.B36:.F36])/SQRT(COUNT([.B36:.F36]))" office:value-type="string" office:string-value="" calcext:value-type="error">
            <text:p>#DIV/0!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546" calcext:value-type="float">
            <text:p>1546</text:p>
          </table:table-cell>
          <table:table-cell office:value-type="float" office:value="2331" calcext:value-type="float">
            <text:p>2331</text:p>
          </table:table-cell>
          <table:table-cell office:value-type="float" office:value="1461" calcext:value-type="float">
            <text:p>1461</text:p>
          </table:table-cell>
          <table:table-cell table:number-columns-repeated="3"/>
          <table:table-cell table:formula="of:=AVERAGE([.L36:.P36])" office:value-type="float" office:value="1759.75" calcext:value-type="float">
            <text:p>1759.75</text:p>
          </table:table-cell>
          <table:table-cell table:formula="of:=STDEV([.L36:.P36])/SQRT(COUNT([.L36:.P36]))" office:value-type="float" office:value="196.790656536331" calcext:value-type="float">
            <text:p>196.7906565363</text:p>
          </table:table-cell>
        </table:table-row>
        <table:table-row table:style-name="ro1">
          <table:table-cell table:number-columns-repeated="8"/>
          <table:table-cell table:formula="of:=AVERAGE([.B37:.F37])" office:value-type="string" office:string-value="" calcext:value-type="error">
            <text:p>#DIV/0!</text:p>
          </table:table-cell>
          <table:table-cell table:formula="of:=STDEV([.B37:.F37])/SQRT(COUNT([.B37:.F37]))" office:value-type="string" office:string-value="" calcext:value-type="error">
            <text:p>#DIV/0!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346" calcext:value-type="float">
            <text:p>1346</text:p>
          </table:table-cell>
          <table:table-cell office:value-type="float" office:value="1731" calcext:value-type="float">
            <text:p>1731</text:p>
          </table:table-cell>
          <table:table-cell office:value-type="float" office:value="2406" calcext:value-type="float">
            <text:p>2406</text:p>
          </table:table-cell>
          <table:table-cell table:number-columns-repeated="3"/>
          <table:table-cell table:formula="of:=AVERAGE([.L37:.P37])" office:value-type="float" office:value="1797.25" calcext:value-type="float">
            <text:p>1797.25</text:p>
          </table:table-cell>
          <table:table-cell table:formula="of:=STDEV([.L37:.P37])/SQRT(COUNT([.L37:.P37]))" office:value-type="float" office:value="221.155817995669" calcext:value-type="float">
            <text:p>221.1558179957</text:p>
          </table:table-cell>
        </table:table-row>
        <table:table-row table:style-name="ro1">
          <table:table-cell table:number-columns-repeated="8"/>
          <table:table-cell table:formula="of:=AVERAGE([.B38:.F38])" office:value-type="string" office:string-value="" calcext:value-type="error">
            <text:p>#DIV/0!</text:p>
          </table:table-cell>
          <table:table-cell table:formula="of:=STDEV([.B38:.F38])/SQRT(COUNT([.B38:.F38]))" office:value-type="string" office:string-value="" calcext:value-type="error">
            <text:p>#DIV/0!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1546" calcext:value-type="float">
            <text:p>1546</text:p>
          </table:table-cell>
          <table:table-cell office:value-type="float" office:value="1331" calcext:value-type="float">
            <text:p>1331</text:p>
          </table:table-cell>
          <table:table-cell office:value-type="float" office:value="1181" calcext:value-type="float">
            <text:p>1181</text:p>
          </table:table-cell>
          <table:table-cell table:number-columns-repeated="3"/>
          <table:table-cell table:formula="of:=AVERAGE([.L38:.P38])" office:value-type="float" office:value="1379.75" calcext:value-type="float">
            <text:p>1379.75</text:p>
          </table:table-cell>
          <table:table-cell table:formula="of:=STDEV([.L38:.P38])/SQRT(COUNT([.L38:.P38]))" office:value-type="float" office:value="79.6443919348165" calcext:value-type="float">
            <text:p>79.6443919348</text:p>
          </table:table-cell>
        </table:table-row>
        <table:table-row table:style-name="ro1">
          <table:table-cell table:number-columns-repeated="8"/>
          <table:table-cell table:formula="of:=AVERAGE([.B39:.F39])" office:value-type="string" office:string-value="" calcext:value-type="error">
            <text:p>#DIV/0!</text:p>
          </table:table-cell>
          <table:table-cell table:formula="of:=STDEV([.B39:.F39])/SQRT(COUNT([.B39:.F39]))" office:value-type="string" office:string-value="" calcext:value-type="error">
            <text:p>#DIV/0!</text:p>
          </table:table-cell>
          <table:table-cell/>
          <table:table-cell office:value-type="float" office:value="1851" calcext:value-type="float">
            <text:p>1851</text:p>
          </table:table-cell>
          <table:table-cell office:value-type="float" office:value="1446" calcext:value-type="float">
            <text:p>1446</text:p>
          </table:table-cell>
          <table:table-cell office:value-type="float" office:value="1756" calcext:value-type="float">
            <text:p>1756</text:p>
          </table:table-cell>
          <table:table-cell office:value-type="float" office:value="1581" calcext:value-type="float">
            <text:p>1581</text:p>
          </table:table-cell>
          <table:table-cell table:number-columns-repeated="3"/>
          <table:table-cell table:formula="of:=AVERAGE([.L39:.P39])" office:value-type="float" office:value="1658.5" calcext:value-type="float">
            <text:p>1658.5</text:p>
          </table:table-cell>
          <table:table-cell table:formula="of:=STDEV([.L39:.P39])/SQRT(COUNT([.L39:.P39]))" office:value-type="float" office:value="90.2427282389002" calcext:value-type="float">
            <text:p>90.2427282389</text:p>
          </table:table-cell>
        </table:table-row>
        <table:table-row table:style-name="ro1">
          <table:table-cell table:number-columns-repeated="8"/>
          <table:table-cell table:formula="of:=AVERAGE([.B40:.F40])" office:value-type="string" office:string-value="" calcext:value-type="error">
            <text:p>#DIV/0!</text:p>
          </table:table-cell>
          <table:table-cell table:formula="of:=STDEV([.B40:.F40])/SQRT(COUNT([.B40:.F40]))" office:value-type="string" office:string-value="" calcext:value-type="error">
            <text:p>#DIV/0!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511" calcext:value-type="float">
            <text:p>1511</text:p>
          </table:table-cell>
          <table:table-cell office:value-type="float" office:value="1656" calcext:value-type="float">
            <text:p>1656</text:p>
          </table:table-cell>
          <table:table-cell office:value-type="float" office:value="1906" calcext:value-type="float">
            <text:p>1906</text:p>
          </table:table-cell>
          <table:table-cell table:number-columns-repeated="3"/>
          <table:table-cell table:formula="of:=AVERAGE([.L40:.P40])" office:value-type="float" office:value="1659.75" calcext:value-type="float">
            <text:p>1659.75</text:p>
          </table:table-cell>
          <table:table-cell table:formula="of:=STDEV([.L40:.P40])/SQRT(COUNT([.L40:.P40]))" office:value-type="float" office:value="87.3540449359196" calcext:value-type="float">
            <text:p>87.3540449359</text:p>
          </table:table-cell>
        </table:table-row>
        <table:table-row table:style-name="ro1">
          <table:table-cell table:number-columns-repeated="8"/>
          <table:table-cell table:formula="of:=AVERAGE([.B41:.F41])" office:value-type="string" office:string-value="" calcext:value-type="error">
            <text:p>#DIV/0!</text:p>
          </table:table-cell>
          <table:table-cell table:formula="of:=STDEV([.B41:.F41])/SQRT(COUNT([.B41:.F41]))" office:value-type="string" office:string-value="" calcext:value-type="error">
            <text:p>#DIV/0!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346" calcext:value-type="float">
            <text:p>1346</text:p>
          </table:table-cell>
          <table:table-cell office:value-type="float" office:value="1531" calcext:value-type="float">
            <text:p>1531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table:formula="of:=AVERAGE([.L41:.P41])" office:value-type="float" office:value="1592.25" calcext:value-type="float">
            <text:p>1592.25</text:p>
          </table:table-cell>
          <table:table-cell table:formula="of:=STDEV([.L41:.P41])/SQRT(COUNT([.L41:.P41]))" office:value-type="float" office:value="137.498106047562" calcext:value-type="float">
            <text:p>137.4981060476</text:p>
          </table:table-cell>
        </table:table-row>
        <table:table-row table:style-name="ro1">
          <table:table-cell table:number-columns-repeated="8"/>
          <table:table-cell table:formula="of:=AVERAGE([.B42:.F42])" office:value-type="string" office:string-value="" calcext:value-type="error">
            <text:p>#DIV/0!</text:p>
          </table:table-cell>
          <table:table-cell table:formula="of:=STDEV([.B42:.F42])/SQRT(COUNT([.B42:.F42]))" office:value-type="string" office:string-value="" calcext:value-type="error">
            <text:p>#DIV/0!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246" calcext:value-type="float">
            <text:p>1246</text:p>
          </table:table-cell>
          <table:table-cell office:value-type="float" office:value="1006" calcext:value-type="float">
            <text:p>1006</text:p>
          </table:table-cell>
          <table:table-cell office:value-type="float" office:value="1556" calcext:value-type="float">
            <text:p>1556</text:p>
          </table:table-cell>
          <table:table-cell table:number-columns-repeated="3"/>
          <table:table-cell table:formula="of:=AVERAGE([.L42:.P42])" office:value-type="float" office:value="1272.25" calcext:value-type="float">
            <text:p>1272.25</text:p>
          </table:table-cell>
          <table:table-cell table:formula="of:=STDEV([.L42:.P42])/SQRT(COUNT([.L42:.P42]))" office:value-type="float" office:value="112.608743739848" calcext:value-type="float">
            <text:p>112.6087437398</text:p>
          </table:table-cell>
        </table:table-row>
        <table:table-row table:style-name="ro1">
          <table:table-cell table:number-columns-repeated="8"/>
          <table:table-cell table:formula="of:=AVERAGE([.B43:.F43])" office:value-type="string" office:string-value="" calcext:value-type="error">
            <text:p>#DIV/0!</text:p>
          </table:table-cell>
          <table:table-cell table:formula="of:=STDEV([.B43:.F43])/SQRT(COUNT([.B43:.F43]))" office:value-type="string" office:string-value="" calcext:value-type="error">
            <text:p>#DIV/0!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731" calcext:value-type="float">
            <text:p>1731</text:p>
          </table:table-cell>
          <table:table-cell office:value-type="float" office:value="1406" calcext:value-type="float">
            <text:p>1406</text:p>
          </table:table-cell>
          <table:table-cell office:value-type="float" office:value="1791" calcext:value-type="float">
            <text:p>1791</text:p>
          </table:table-cell>
          <table:table-cell table:number-columns-repeated="3"/>
          <table:table-cell table:formula="of:=AVERAGE([.L43:.P43])" office:value-type="float" office:value="1633.5" calcext:value-type="float">
            <text:p>1633.5</text:p>
          </table:table-cell>
          <table:table-cell table:formula="of:=STDEV([.L43:.P43])/SQRT(COUNT([.L43:.P43]))" office:value-type="float" office:value="85.0612524400309" calcext:value-type="float">
            <text:p>85.06125244</text:p>
          </table:table-cell>
        </table:table-row>
        <table:table-row table:style-name="ro1">
          <table:table-cell table:number-columns-repeated="8"/>
          <table:table-cell table:formula="of:=AVERAGE([.B44:.F44])" office:value-type="string" office:string-value="" calcext:value-type="error">
            <text:p>#DIV/0!</text:p>
          </table:table-cell>
          <table:table-cell table:formula="of:=STDEV([.B44:.F44])/SQRT(COUNT([.B44:.F44]))" office:value-type="string" office:string-value="" calcext:value-type="error">
            <text:p>#DIV/0!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346" calcext:value-type="float">
            <text:p>1346</text:p>
          </table:table-cell>
          <table:table-cell office:value-type="float" office:value="1631" calcext:value-type="float">
            <text:p>1631</text:p>
          </table:table-cell>
          <table:table-cell office:value-type="float" office:value="1846" calcext:value-type="float">
            <text:p>1846</text:p>
          </table:table-cell>
          <table:table-cell table:number-columns-repeated="3"/>
          <table:table-cell table:formula="of:=AVERAGE([.L44:.P44])" office:value-type="float" office:value="1582.25" calcext:value-type="float">
            <text:p>1582.25</text:p>
          </table:table-cell>
          <table:table-cell table:formula="of:=STDEV([.L44:.P44])/SQRT(COUNT([.L44:.P44]))" office:value-type="float" office:value="105.502270907629" calcext:value-type="float">
            <text:p>105.5022709076</text:p>
          </table:table-cell>
        </table:table-row>
        <table:table-row table:style-name="ro1">
          <table:table-cell table:number-columns-repeated="8"/>
          <table:table-cell table:formula="of:=AVERAGE([.B45:.F45])" office:value-type="string" office:string-value="" calcext:value-type="error">
            <text:p>#DIV/0!</text:p>
          </table:table-cell>
          <table:table-cell table:formula="of:=STDEV([.B45:.F45])/SQRT(COUNT([.B45:.F45]))" office:value-type="string" office:string-value="" calcext:value-type="error">
            <text:p>#DIV/0!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float" office:value="1121" calcext:value-type="float">
            <text:p>1121</text:p>
          </table:table-cell>
          <table:table-cell office:value-type="float" office:value="1406" calcext:value-type="float">
            <text:p>1406</text:p>
          </table:table-cell>
          <table:table-cell office:value-type="float" office:value="1906" calcext:value-type="float">
            <text:p>1906</text:p>
          </table:table-cell>
          <table:table-cell table:number-columns-repeated="3"/>
          <table:table-cell table:formula="of:=AVERAGE([.L45:.P45])" office:value-type="float" office:value="1501" calcext:value-type="float">
            <text:p>1501</text:p>
          </table:table-cell>
          <table:table-cell table:formula="of:=STDEV([.L45:.P45])/SQRT(COUNT([.L45:.P45]))" office:value-type="float" office:value="163.897834030838" calcext:value-type="float">
            <text:p>163.8978340308</text:p>
          </table:table-cell>
        </table:table-row>
        <table:table-row table:style-name="ro1">
          <table:table-cell table:number-columns-repeated="8"/>
          <table:table-cell table:formula="of:=AVERAGE([.B46:.F46])" office:value-type="string" office:string-value="" calcext:value-type="error">
            <text:p>#DIV/0!</text:p>
          </table:table-cell>
          <table:table-cell table:formula="of:=STDEV([.B46:.F46])/SQRT(COUNT([.B46:.F46]))" office:value-type="string" office:string-value="" calcext:value-type="error">
            <text:p>#DIV/0!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611" calcext:value-type="float">
            <text:p>1611</text:p>
          </table:table-cell>
          <table:table-cell office:value-type="float" office:value="1506" calcext:value-type="float">
            <text:p>150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AVERAGE([.L46:.P46])" office:value-type="float" office:value="1692.25" calcext:value-type="float">
            <text:p>1692.25</text:p>
          </table:table-cell>
          <table:table-cell table:formula="of:=STDEV([.L46:.P46])/SQRT(COUNT([.L46:.P46]))" office:value-type="float" office:value="204.17899622635" calcext:value-type="float">
            <text:p>204.1789962264</text:p>
          </table:table-cell>
        </table:table-row>
        <table:table-row table:style-name="ro1">
          <table:table-cell table:number-columns-repeated="8"/>
          <table:table-cell table:formula="of:=AVERAGE([.B47:.F47])" office:value-type="string" office:string-value="" calcext:value-type="error">
            <text:p>#DIV/0!</text:p>
          </table:table-cell>
          <table:table-cell table:formula="of:=STDEV([.B47:.F47])/SQRT(COUNT([.B47:.F47]))" office:value-type="string" office:string-value="" calcext:value-type="error">
            <text:p>#DIV/0!</text:p>
          </table:table-cell>
          <table:table-cell/>
          <table:table-cell office:value-type="float" office:value="1821" calcext:value-type="float">
            <text:p>1821</text:p>
          </table:table-cell>
          <table:table-cell office:value-type="float" office:value="1121" calcext:value-type="float">
            <text:p>1121</text:p>
          </table:table-cell>
          <table:table-cell office:value-type="float" office:value="1706" calcext:value-type="float">
            <text:p>1706</text:p>
          </table:table-cell>
          <table:table-cell office:value-type="float" office:value="1961" calcext:value-type="float">
            <text:p>1961</text:p>
          </table:table-cell>
          <table:table-cell table:number-columns-repeated="3"/>
          <table:table-cell table:formula="of:=AVERAGE([.L47:.P47])" office:value-type="float" office:value="1652.25" calcext:value-type="float">
            <text:p>1652.25</text:p>
          </table:table-cell>
          <table:table-cell table:formula="of:=STDEV([.L47:.P47])/SQRT(COUNT([.L47:.P47]))" office:value-type="float" office:value="184.598381628876" calcext:value-type="float">
            <text:p>184.5983816289</text:p>
          </table:table-cell>
        </table:table-row>
        <table:table-row table:style-name="ro1">
          <table:table-cell table:number-columns-repeated="8"/>
          <table:table-cell table:formula="of:=AVERAGE([.B48:.F48])" office:value-type="string" office:string-value="" calcext:value-type="error">
            <text:p>#DIV/0!</text:p>
          </table:table-cell>
          <table:table-cell table:formula="of:=STDEV([.B48:.F48])/SQRT(COUNT([.B48:.F48]))" office:value-type="string" office:string-value="" calcext:value-type="error">
            <text:p>#DIV/0!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636" calcext:value-type="float">
            <text:p>1636</text:p>
          </table:table-cell>
          <table:table-cell office:value-type="float" office:value="1421" calcext:value-type="float">
            <text:p>1421</text:p>
          </table:table-cell>
          <table:table-cell office:value-type="float" office:value="1781" calcext:value-type="float">
            <text:p>1781</text:p>
          </table:table-cell>
          <table:table-cell table:number-columns-repeated="3"/>
          <table:table-cell table:formula="of:=AVERAGE([.L48:.P48])" office:value-type="float" office:value="1551" calcext:value-type="float">
            <text:p>1551</text:p>
          </table:table-cell>
          <table:table-cell table:formula="of:=STDEV([.L48:.P48])/SQRT(COUNT([.L48:.P48]))" office:value-type="float" office:value="96.2851667357612" calcext:value-type="float">
            <text:p>96.2851667358</text:p>
          </table:table-cell>
        </table:table-row>
        <table:table-row table:style-name="ro1">
          <table:table-cell table:number-columns-repeated="8"/>
          <table:table-cell table:formula="of:=AVERAGE([.B49:.F49])" office:value-type="string" office:string-value="" calcext:value-type="error">
            <text:p>#DIV/0!</text:p>
          </table:table-cell>
          <table:table-cell table:formula="of:=STDEV([.B49:.F49])/SQRT(COUNT([.B49:.F49]))" office:value-type="string" office:string-value="" calcext:value-type="error">
            <text:p>#DIV/0!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1346" calcext:value-type="float">
            <text:p>1346</text:p>
          </table:table-cell>
          <table:table-cell office:value-type="float" office:value="1106" calcext:value-type="float">
            <text:p>1106</text:p>
          </table:table-cell>
          <table:table-cell office:value-type="float" office:value="1521" calcext:value-type="float">
            <text:p>1521</text:p>
          </table:table-cell>
          <table:table-cell table:number-columns-repeated="3"/>
          <table:table-cell table:formula="of:=AVERAGE([.L49:.P49])" office:value-type="float" office:value="1368.5" calcext:value-type="float">
            <text:p>1368.5</text:p>
          </table:table-cell>
          <table:table-cell table:formula="of:=STDEV([.L49:.P49])/SQRT(COUNT([.L49:.P49]))" office:value-type="float" office:value="95.8405794362005" calcext:value-type="float">
            <text:p>95.8405794362</text:p>
          </table:table-cell>
        </table:table-row>
        <table:table-row table:style-name="ro1">
          <table:table-cell table:number-columns-repeated="8"/>
          <table:table-cell table:formula="of:=AVERAGE([.B50:.F50])" office:value-type="string" office:string-value="" calcext:value-type="error">
            <text:p>#DIV/0!</text:p>
          </table:table-cell>
          <table:table-cell table:formula="of:=STDEV([.B50:.F50])/SQRT(COUNT([.B50:.F50]))" office:value-type="string" office:string-value="" calcext:value-type="error">
            <text:p>#DIV/0!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346" calcext:value-type="float">
            <text:p>1346</text:p>
          </table:table-cell>
          <table:table-cell office:value-type="float" office:value="1306" calcext:value-type="float">
            <text:p>1306</text:p>
          </table:table-cell>
          <table:table-cell office:value-type="float" office:value="1766" calcext:value-type="float">
            <text:p>1766</text:p>
          </table:table-cell>
          <table:table-cell table:number-columns-repeated="3"/>
          <table:table-cell table:formula="of:=AVERAGE([.L50:.P50])" office:value-type="float" office:value="1496" calcext:value-type="float">
            <text:p>1496</text:p>
          </table:table-cell>
          <table:table-cell table:formula="of:=STDEV([.L50:.P50])/SQRT(COUNT([.L50:.P50]))" office:value-type="float" office:value="106.614570611463" calcext:value-type="float">
            <text:p>106.6145706115</text:p>
          </table:table-cell>
        </table:table-row>
        <table:table-row table:style-name="ro1">
          <table:table-cell table:number-columns-repeated="8"/>
          <table:table-cell table:formula="of:=AVERAGE([.B51:.F51])" office:value-type="string" office:string-value="" calcext:value-type="error">
            <text:p>#DIV/0!</text:p>
          </table:table-cell>
          <table:table-cell table:formula="of:=STDEV([.B51:.F51])/SQRT(COUNT([.B51:.F51]))" office:value-type="string" office:string-value="" calcext:value-type="error">
            <text:p>#DIV/0!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121" calcext:value-type="float">
            <text:p>1121</text:p>
          </table:table-cell>
          <table:table-cell office:value-type="float" office:value="1231" calcext:value-type="float">
            <text:p>1231</text:p>
          </table:table-cell>
          <table:table-cell office:value-type="float" office:value="1821" calcext:value-type="float">
            <text:p>1821</text:p>
          </table:table-cell>
          <table:table-cell table:number-columns-repeated="3"/>
          <table:table-cell table:formula="of:=AVERAGE([.L51:.P51])" office:value-type="float" office:value="1384.75" calcext:value-type="float">
            <text:p>1384.75</text:p>
          </table:table-cell>
          <table:table-cell table:formula="of:=STDEV([.L51:.P51])/SQRT(COUNT([.L51:.P51]))" office:value-type="float" office:value="153.80419099188" calcext:value-type="float">
            <text:p>153.8041909919</text:p>
          </table:table-cell>
        </table:table-row>
        <table:table-row table:style-name="ro1">
          <table:table-cell table:number-columns-repeated="8"/>
          <table:table-cell table:formula="of:=AVERAGE([.B52:.F52])" office:value-type="string" office:string-value="" calcext:value-type="error">
            <text:p>#DIV/0!</text:p>
          </table:table-cell>
          <table:table-cell table:formula="of:=STDEV([.B52:.F52])/SQRT(COUNT([.B52:.F52]))" office:value-type="string" office:string-value="" calcext:value-type="error">
            <text:p>#DIV/0!</text:p>
          </table:table-cell>
          <table:table-cell/>
          <table:table-cell office:value-type="float" office:value="1371" calcext:value-type="float">
            <text:p>1371</text:p>
          </table:table-cell>
          <table:table-cell office:value-type="float" office:value="1446" calcext:value-type="float">
            <text:p>1446</text:p>
          </table:table-cell>
          <table:table-cell office:value-type="float" office:value="2056" calcext:value-type="float">
            <text:p>2056</text:p>
          </table:table-cell>
          <table:table-cell office:value-type="float" office:value="1561" calcext:value-type="float">
            <text:p>1561</text:p>
          </table:table-cell>
          <table:table-cell table:number-columns-repeated="3"/>
          <table:table-cell table:formula="of:=AVERAGE([.L52:.P52])" office:value-type="float" office:value="1608.5" calcext:value-type="float">
            <text:p>1608.5</text:p>
          </table:table-cell>
          <table:table-cell table:formula="of:=STDEV([.L52:.P52])/SQRT(COUNT([.L52:.P52]))" office:value-type="float" office:value="154.198194974304" calcext:value-type="float">
            <text:p>154.1981949743</text:p>
          </table:table-cell>
        </table:table-row>
        <table:table-row table:style-name="ro1">
          <table:table-cell table:number-columns-repeated="8"/>
          <table:table-cell table:formula="of:=AVERAGE([.B53:.F53])" office:value-type="string" office:string-value="" calcext:value-type="error">
            <text:p>#DIV/0!</text:p>
          </table:table-cell>
          <table:table-cell table:formula="of:=STDEV([.B53:.F53])/SQRT(COUNT([.B53:.F53]))" office:value-type="string" office:string-value="" calcext:value-type="error">
            <text:p>#DIV/0!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float" office:value="1546" calcext:value-type="float">
            <text:p>1546</text:p>
          </table:table-cell>
          <table:table-cell office:value-type="float" office:value="1831" calcext:value-type="float">
            <text:p>1831</text:p>
          </table:table-cell>
          <table:table-cell office:value-type="float" office:value="1701" calcext:value-type="float">
            <text:p>1701</text:p>
          </table:table-cell>
          <table:table-cell table:number-columns-repeated="3"/>
          <table:table-cell table:formula="of:=AVERAGE([.L53:.P53])" office:value-type="float" office:value="1676" calcext:value-type="float">
            <text:p>1676</text:p>
          </table:table-cell>
          <table:table-cell table:formula="of:=STDEV([.L53:.P53])/SQRT(COUNT([.L53:.P53]))" office:value-type="float" office:value="60.5874024309785" calcext:value-type="float">
            <text:p>60.587402431</text:p>
          </table:table-cell>
        </table:table-row>
        <table:table-row table:style-name="ro1">
          <table:table-cell table:number-columns-repeated="8"/>
          <table:table-cell table:formula="of:=AVERAGE([.B54:.F54])" office:value-type="string" office:string-value="" calcext:value-type="error">
            <text:p>#DIV/0!</text:p>
          </table:table-cell>
          <table:table-cell table:formula="of:=STDEV([.B54:.F54])/SQRT(COUNT([.B54:.F54]))" office:value-type="string" office:string-value="" calcext:value-type="error">
            <text:p>#DIV/0!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546" calcext:value-type="float">
            <text:p>1546</text:p>
          </table:table-cell>
          <table:table-cell office:value-type="float" office:value="1606" calcext:value-type="float">
            <text:p>1606</text:p>
          </table:table-cell>
          <table:table-cell office:value-type="float" office:value="1556" calcext:value-type="float">
            <text:p>1556</text:p>
          </table:table-cell>
          <table:table-cell table:number-columns-repeated="3"/>
          <table:table-cell table:formula="of:=AVERAGE([.L54:.P54])" office:value-type="float" office:value="1603.5" calcext:value-type="float">
            <text:p>1603.5</text:p>
          </table:table-cell>
          <table:table-cell table:formula="of:=STDEV([.L54:.P54])/SQRT(COUNT([.L54:.P54]))" office:value-type="float" office:value="36.6003187599962" calcext:value-type="float">
            <text:p>36.60031876</text:p>
          </table:table-cell>
        </table:table-row>
        <table:table-row table:style-name="ro1">
          <table:table-cell table:number-columns-repeated="8"/>
          <table:table-cell table:formula="of:=AVERAGE([.B55:.F55])" office:value-type="string" office:string-value="" calcext:value-type="error">
            <text:p>#DIV/0!</text:p>
          </table:table-cell>
          <table:table-cell table:formula="of:=STDEV([.B55:.F55])/SQRT(COUNT([.B55:.F55]))" office:value-type="string" office:string-value="" calcext:value-type="error">
            <text:p>#DIV/0!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1546" calcext:value-type="float">
            <text:p>1546</text:p>
          </table:table-cell>
          <table:table-cell office:value-type="float" office:value="1206" calcext:value-type="float">
            <text:p>1206</text:p>
          </table:table-cell>
          <table:table-cell office:value-type="float" office:value="1646" calcext:value-type="float">
            <text:p>1646</text:p>
          </table:table-cell>
          <table:table-cell table:number-columns-repeated="3"/>
          <table:table-cell table:formula="of:=AVERAGE([.L55:.P55])" office:value-type="float" office:value="1468.5" calcext:value-type="float">
            <text:p>1468.5</text:p>
          </table:table-cell>
          <table:table-cell table:formula="of:=STDEV([.L55:.P55])/SQRT(COUNT([.L55:.P55]))" office:value-type="float" office:value="94.1961605728528" calcext:value-type="float">
            <text:p>94.1961605729</text:p>
          </table:table-cell>
        </table:table-row>
        <table:table-row table:style-name="ro1">
          <table:table-cell table:number-columns-repeated="8"/>
          <table:table-cell table:formula="of:=AVERAGE([.B56:.F56])" office:value-type="string" office:string-value="" calcext:value-type="error">
            <text:p>#DIV/0!</text:p>
          </table:table-cell>
          <table:table-cell table:formula="of:=STDEV([.B56:.F56])/SQRT(COUNT([.B56:.F56]))" office:value-type="string" office:string-value="" calcext:value-type="error">
            <text:p>#DIV/0!</text:p>
          </table:table-cell>
          <table:table-cell/>
          <table:table-cell office:value-type="float" office:value="1361" calcext:value-type="float">
            <text:p>1361</text:p>
          </table:table-cell>
          <table:table-cell office:value-type="float" office:value="1121" calcext:value-type="float">
            <text:p>1121</text:p>
          </table:table-cell>
          <table:table-cell office:value-type="float" office:value="1431" calcext:value-type="float">
            <text:p>1431</text:p>
          </table:table-cell>
          <table:table-cell office:value-type="float" office:value="1481" calcext:value-type="float">
            <text:p>1481</text:p>
          </table:table-cell>
          <table:table-cell table:number-columns-repeated="3"/>
          <table:table-cell table:formula="of:=AVERAGE([.L56:.P56])" office:value-type="float" office:value="1348.5" calcext:value-type="float">
            <text:p>1348.5</text:p>
          </table:table-cell>
          <table:table-cell table:formula="of:=STDEV([.L56:.P56])/SQRT(COUNT([.L56:.P56]))" office:value-type="float" office:value="79.7260935955099" calcext:value-type="float">
            <text:p>79.7260935955</text:p>
          </table:table-cell>
        </table:table-row>
        <table:table-row table:style-name="ro1">
          <table:table-cell table:number-columns-repeated="8"/>
          <table:table-cell table:formula="of:=AVERAGE([.B57:.F57])" office:value-type="string" office:string-value="" calcext:value-type="error">
            <text:p>#DIV/0!</text:p>
          </table:table-cell>
          <table:table-cell table:formula="of:=STDEV([.B57:.F57])/SQRT(COUNT([.B57:.F57]))" office:value-type="string" office:string-value="" calcext:value-type="error">
            <text:p>#DIV/0!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121" calcext:value-type="float">
            <text:p>1121</text:p>
          </table:table-cell>
          <table:table-cell office:value-type="float" office:value="1506" calcext:value-type="float">
            <text:p>1506</text:p>
          </table:table-cell>
          <table:table-cell office:value-type="float" office:value="1686" calcext:value-type="float">
            <text:p>1686</text:p>
          </table:table-cell>
          <table:table-cell table:number-columns-repeated="3"/>
          <table:table-cell table:formula="of:=AVERAGE([.L57:.P57])" office:value-type="float" office:value="1444.75" calcext:value-type="float">
            <text:p>1444.75</text:p>
          </table:table-cell>
          <table:table-cell table:formula="of:=STDEV([.L57:.P57])/SQRT(COUNT([.L57:.P57]))" office:value-type="float" office:value="118.046159756823" calcext:value-type="float">
            <text:p>118.0461597568</text:p>
          </table:table-cell>
        </table:table-row>
        <table:table-row table:style-name="ro1">
          <table:table-cell table:number-columns-repeated="8"/>
          <table:table-cell table:formula="of:=AVERAGE([.B58:.F58])" office:value-type="string" office:string-value="" calcext:value-type="error">
            <text:p>#DIV/0!</text:p>
          </table:table-cell>
          <table:table-cell table:formula="of:=STDEV([.B58:.F58])/SQRT(COUNT([.B58:.F58]))" office:value-type="string" office:string-value="" calcext:value-type="error">
            <text:p>#DIV/0!</text:p>
          </table:table-cell>
          <table:table-cell/>
          <table:table-cell office:value-type="float" office:value="1576" calcext:value-type="float">
            <text:p>1576</text:p>
          </table:table-cell>
          <table:table-cell office:value-type="float" office:value="1346" calcext:value-type="float">
            <text:p>1346</text:p>
          </table:table-cell>
          <table:table-cell office:value-type="float" office:value="1106" calcext:value-type="float">
            <text:p>1106</text:p>
          </table:table-cell>
          <table:table-cell office:value-type="float" office:value="1596" calcext:value-type="float">
            <text:p>1596</text:p>
          </table:table-cell>
          <table:table-cell table:number-columns-repeated="3"/>
          <table:table-cell table:formula="of:=AVERAGE([.L58:.P58])" office:value-type="float" office:value="1406" calcext:value-type="float">
            <text:p>1406</text:p>
          </table:table-cell>
          <table:table-cell table:formula="of:=STDEV([.L58:.P58])/SQRT(COUNT([.L58:.P58]))" office:value-type="float" office:value="114.963762406537" calcext:value-type="float">
            <text:p>114.9637624065</text:p>
          </table:table-cell>
        </table:table-row>
        <table:table-row table:style-name="ro1">
          <table:table-cell table:number-columns-repeated="8"/>
          <table:table-cell table:formula="of:=AVERAGE([.B59:.F59])" office:value-type="string" office:string-value="" calcext:value-type="error">
            <text:p>#DIV/0!</text:p>
          </table:table-cell>
          <table:table-cell table:formula="of:=STDEV([.B59:.F59])/SQRT(COUNT([.B59:.F59]))" office:value-type="string" office:string-value="" calcext:value-type="error">
            <text:p>#DIV/0!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346" calcext:value-type="float">
            <text:p>1346</text:p>
          </table:table-cell>
          <table:table-cell office:value-type="float" office:value="1621" calcext:value-type="float">
            <text:p>1621</text:p>
          </table:table-cell>
          <table:table-cell office:value-type="float" office:value="2306" calcext:value-type="float">
            <text:p>2306</text:p>
          </table:table-cell>
          <table:table-cell table:number-columns-repeated="3"/>
          <table:table-cell table:formula="of:=AVERAGE([.L59:.P59])" office:value-type="float" office:value="1694.75" calcext:value-type="float">
            <text:p>1694.75</text:p>
          </table:table-cell>
          <table:table-cell table:formula="of:=STDEV([.L59:.P59])/SQRT(COUNT([.L59:.P59]))" office:value-type="float" office:value="211.407732040876" calcext:value-type="float">
            <text:p>211.4077320409</text:p>
          </table:table-cell>
        </table:table-row>
        <table:table-row table:style-name="ro1">
          <table:table-cell table:number-columns-repeated="8"/>
          <table:table-cell table:formula="of:=AVERAGE([.B60:.F60])" office:value-type="string" office:string-value="" calcext:value-type="error">
            <text:p>#DIV/0!</text:p>
          </table:table-cell>
          <table:table-cell table:formula="of:=STDEV([.B60:.F60])/SQRT(COUNT([.B60:.F60]))" office:value-type="string" office:string-value="" calcext:value-type="error">
            <text:p>#DIV/0!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546" calcext:value-type="float">
            <text:p>1546</text:p>
          </table:table-cell>
          <table:table-cell office:value-type="float" office:value="1631" calcext:value-type="float">
            <text:p>1631</text:p>
          </table:table-cell>
          <table:table-cell office:value-type="float" office:value="1676" calcext:value-type="float">
            <text:p>1676</text:p>
          </table:table-cell>
          <table:table-cell table:number-columns-repeated="3"/>
          <table:table-cell table:formula="of:=AVERAGE([.L60:.P60])" office:value-type="float" office:value="1604.75" calcext:value-type="float">
            <text:p>1604.75</text:p>
          </table:table-cell>
          <table:table-cell table:formula="of:=STDEV([.L60:.P60])/SQRT(COUNT([.L60:.P60]))" office:value-type="float" office:value="29.8869397340488" calcext:value-type="float">
            <text:p>29.886939734</text:p>
          </table:table-cell>
        </table:table-row>
        <table:table-row table:style-name="ro1">
          <table:table-cell table:number-columns-repeated="8"/>
          <table:table-cell table:formula="of:=AVERAGE([.B61:.F61])" office:value-type="string" office:string-value="" calcext:value-type="error">
            <text:p>#DIV/0!</text:p>
          </table:table-cell>
          <table:table-cell table:formula="of:=STDEV([.B61:.F61])/SQRT(COUNT([.B61:.F61]))" office:value-type="string" office:string-value="" calcext:value-type="error">
            <text:p>#DIV/0!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006" calcext:value-type="float">
            <text:p>1006</text:p>
          </table:table-cell>
          <table:table-cell office:value-type="float" office:value="1581" calcext:value-type="float">
            <text:p>1581</text:p>
          </table:table-cell>
          <table:table-cell table:number-columns-repeated="3"/>
          <table:table-cell table:formula="of:=AVERAGE([.L61:.P61])" office:value-type="float" office:value="1349.75" calcext:value-type="float">
            <text:p>1349.75</text:p>
          </table:table-cell>
          <table:table-cell table:formula="of:=STDEV([.L61:.P61])/SQRT(COUNT([.L61:.P61]))" office:value-type="float" office:value="124.220486098979" calcext:value-type="float">
            <text:p>124.220486099</text:p>
          </table:table-cell>
        </table:table-row>
        <table:table-row table:style-name="ro1">
          <table:table-cell table:number-columns-repeated="8"/>
          <table:table-cell table:formula="of:=AVERAGE([.B62:.F62])" office:value-type="string" office:string-value="" calcext:value-type="error">
            <text:p>#DIV/0!</text:p>
          </table:table-cell>
          <table:table-cell table:formula="of:=STDEV([.B62:.F62])/SQRT(COUNT([.B62:.F62]))" office:value-type="string" office:string-value="" calcext:value-type="error">
            <text:p>#DIV/0!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121" calcext:value-type="float">
            <text:p>1121</text:p>
          </table:table-cell>
          <table:table-cell office:value-type="float" office:value="1331" calcext:value-type="float">
            <text:p>1331</text:p>
          </table:table-cell>
          <table:table-cell office:value-type="float" office:value="1546" calcext:value-type="float">
            <text:p>1546</text:p>
          </table:table-cell>
          <table:table-cell table:number-columns-repeated="3"/>
          <table:table-cell table:formula="of:=AVERAGE([.L62:.P62])" office:value-type="float" office:value="1367.25" calcext:value-type="float">
            <text:p>1367.25</text:p>
          </table:table-cell>
          <table:table-cell table:formula="of:=STDEV([.L62:.P62])/SQRT(COUNT([.L62:.P62]))" office:value-type="float" office:value="93.3937676364613" calcext:value-type="float">
            <text:p>93.3937676365</text:p>
          </table:table-cell>
        </table:table-row>
        <table:table-row table:style-name="ro1">
          <table:table-cell table:number-columns-repeated="8"/>
          <table:table-cell table:formula="of:=AVERAGE([.B63:.F63])" office:value-type="string" office:string-value="" calcext:value-type="error">
            <text:p>#DIV/0!</text:p>
          </table:table-cell>
          <table:table-cell table:formula="of:=STDEV([.B63:.F63])/SQRT(COUNT([.B63:.F63]))" office:value-type="string" office:string-value="" calcext:value-type="error">
            <text:p>#DIV/0!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021" calcext:value-type="float">
            <text:p>1021</text:p>
          </table:table-cell>
          <table:table-cell office:value-type="float" office:value="1206" calcext:value-type="float">
            <text:p>1206</text:p>
          </table:table-cell>
          <table:table-cell office:value-type="float" office:value="1481" calcext:value-type="float">
            <text:p>1481</text:p>
          </table:table-cell>
          <table:table-cell table:number-columns-repeated="3"/>
          <table:table-cell table:formula="of:=AVERAGE([.L63:.P63])" office:value-type="float" office:value="1328.5" calcext:value-type="float">
            <text:p>1328.5</text:p>
          </table:table-cell>
          <table:table-cell table:formula="of:=STDEV([.L63:.P63])/SQRT(COUNT([.L63:.P63]))" office:value-type="float" office:value="132.232434246166" calcext:value-type="float">
            <text:p>132.2324342462</text:p>
          </table:table-cell>
        </table:table-row>
        <table:table-row table:style-name="ro1">
          <table:table-cell table:number-columns-repeated="8"/>
          <table:table-cell table:formula="of:=AVERAGE([.B64:.F64])" office:value-type="string" office:string-value="" calcext:value-type="error">
            <text:p>#DIV/0!</text:p>
          </table:table-cell>
          <table:table-cell table:formula="of:=STDEV([.B64:.F64])/SQRT(COUNT([.B64:.F64]))" office:value-type="string" office:string-value="" calcext:value-type="error">
            <text:p>#DIV/0!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float" office:value="1446" calcext:value-type="float">
            <text:p>1446</text:p>
          </table:table-cell>
          <table:table-cell office:value-type="float" office:value="1931" calcext:value-type="float">
            <text:p>1931</text:p>
          </table:table-cell>
          <table:table-cell office:value-type="float" office:value="1156" calcext:value-type="float">
            <text:p>1156</text:p>
          </table:table-cell>
          <table:table-cell table:number-columns-repeated="3"/>
          <table:table-cell table:formula="of:=AVERAGE([.L64:.P64])" office:value-type="float" office:value="1548.5" calcext:value-type="float">
            <text:p>1548.5</text:p>
          </table:table-cell>
          <table:table-cell table:formula="of:=STDEV([.L64:.P64])/SQRT(COUNT([.L64:.P64]))" office:value-type="float" office:value="164.196274825791" calcext:value-type="float">
            <text:p>164.1962748258</text:p>
          </table:table-cell>
        </table:table-row>
        <table:table-row table:style-name="ro1">
          <table:table-cell table:number-columns-repeated="8"/>
          <table:table-cell table:formula="of:=AVERAGE([.B65:.F65])" office:value-type="string" office:string-value="" calcext:value-type="error">
            <text:p>#DIV/0!</text:p>
          </table:table-cell>
          <table:table-cell table:formula="of:=STDEV([.B65:.F65])/SQRT(COUNT([.B65:.F65]))" office:value-type="string" office:string-value="" calcext:value-type="error">
            <text:p>#DIV/0!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float" office:value="1346" calcext:value-type="float">
            <text:p>1346</text:p>
          </table:table-cell>
          <table:table-cell office:value-type="float" office:value="1516" calcext:value-type="float">
            <text:p>1516</text:p>
          </table:table-cell>
          <table:table-cell office:value-type="float" office:value="1681" calcext:value-type="float">
            <text:p>1681</text:p>
          </table:table-cell>
          <table:table-cell table:number-columns-repeated="3"/>
          <table:table-cell table:formula="of:=AVERAGE([.L65:.P65])" office:value-type="float" office:value="1623.5" calcext:value-type="float">
            <text:p>1623.5</text:p>
          </table:table-cell>
          <table:table-cell table:formula="of:=STDEV([.L65:.P65])/SQRT(COUNT([.L65:.P65]))" office:value-type="float" office:value="128.816730279883" calcext:value-type="float">
            <text:p>128.8167302799</text:p>
          </table:table-cell>
        </table:table-row>
        <table:table-row table:style-name="ro1">
          <table:table-cell table:number-columns-repeated="8"/>
          <table:table-cell table:formula="of:=AVERAGE([.B66:.F66])" office:value-type="string" office:string-value="" calcext:value-type="error">
            <text:p>#DIV/0!</text:p>
          </table:table-cell>
          <table:table-cell table:formula="of:=STDEV([.B66:.F66])/SQRT(COUNT([.B66:.F66]))" office:value-type="string" office:string-value="" calcext:value-type="error">
            <text:p>#DIV/0!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446" calcext:value-type="float">
            <text:p>1446</text:p>
          </table:table-cell>
          <table:table-cell office:value-type="float" office:value="1606" calcext:value-type="float">
            <text:p>1606</text:p>
          </table:table-cell>
          <table:table-cell office:value-type="float" office:value="1561" calcext:value-type="float">
            <text:p>1561</text:p>
          </table:table-cell>
          <table:table-cell table:number-columns-repeated="3"/>
          <table:table-cell table:formula="of:=AVERAGE([.L66:.P66])" office:value-type="float" office:value="1473.5" calcext:value-type="float">
            <text:p>1473.5</text:p>
          </table:table-cell>
          <table:table-cell table:formula="of:=STDEV([.L66:.P66])/SQRT(COUNT([.L66:.P66]))" office:value-type="float" office:value="72.471258670823" calcext:value-type="float">
            <text:p>72.4712586708</text:p>
          </table:table-cell>
        </table:table-row>
        <table:table-row table:style-name="ro1">
          <table:table-cell table:number-columns-repeated="8"/>
          <table:table-cell table:formula="of:=AVERAGE([.B67:.F67])" office:value-type="string" office:string-value="" calcext:value-type="error">
            <text:p>#DIV/0!</text:p>
          </table:table-cell>
          <table:table-cell table:formula="of:=STDEV([.B67:.F67])/SQRT(COUNT([.B67:.F67]))" office:value-type="string" office:string-value="" calcext:value-type="error">
            <text:p>#DIV/0!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736" calcext:value-type="float">
            <text:p>1736</text:p>
          </table:table-cell>
          <table:table-cell office:value-type="float" office:value="1206" calcext:value-type="float">
            <text:p>1206</text:p>
          </table:table-cell>
          <table:table-cell office:value-type="float" office:value="1656" calcext:value-type="float">
            <text:p>1656</text:p>
          </table:table-cell>
          <table:table-cell table:number-columns-repeated="3"/>
          <table:table-cell table:formula="of:=AVERAGE([.L67:.P67])" office:value-type="float" office:value="1469.75" calcext:value-type="float">
            <text:p>1469.75</text:p>
          </table:table-cell>
          <table:table-cell table:formula="of:=STDEV([.L67:.P67])/SQRT(COUNT([.L67:.P67]))" office:value-type="float" office:value="132.529477853042" calcext:value-type="float">
            <text:p>132.529477853</text:p>
          </table:table-cell>
        </table:table-row>
        <table:table-row table:style-name="ro1">
          <table:table-cell table:number-columns-repeated="8"/>
          <table:table-cell table:formula="of:=AVERAGE([.B68:.F68])" office:value-type="string" office:string-value="" calcext:value-type="error">
            <text:p>#DIV/0!</text:p>
          </table:table-cell>
          <table:table-cell table:formula="of:=STDEV([.B68:.F68])/SQRT(COUNT([.B68:.F68]))" office:value-type="string" office:string-value="" calcext:value-type="error">
            <text:p>#DIV/0!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446" calcext:value-type="float">
            <text:p>1446</text:p>
          </table:table-cell>
          <table:table-cell office:value-type="float" office:value="1606" calcext:value-type="float">
            <text:p>1606</text:p>
          </table:table-cell>
          <table:table-cell office:value-type="float" office:value="1341" calcext:value-type="float">
            <text:p>1341</text:p>
          </table:table-cell>
          <table:table-cell table:number-columns-repeated="3"/>
          <table:table-cell table:formula="of:=AVERAGE([.L68:.P68])" office:value-type="float" office:value="1418.5" calcext:value-type="float">
            <text:p>1418.5</text:p>
          </table:table-cell>
          <table:table-cell table:formula="of:=STDEV([.L68:.P68])/SQRT(COUNT([.L68:.P68]))" office:value-type="float" office:value="71.1951543294907" calcext:value-type="float">
            <text:p>71.1951543295</text:p>
          </table:table-cell>
        </table:table-row>
        <table:table-row table:style-name="ro1">
          <table:table-cell table:number-columns-repeated="8"/>
          <table:table-cell table:formula="of:=AVERAGE([.B69:.F69])" office:value-type="string" office:string-value="" calcext:value-type="error">
            <text:p>#DIV/0!</text:p>
          </table:table-cell>
          <table:table-cell table:formula="of:=STDEV([.B69:.F69])/SQRT(COUNT([.B69:.F69]))" office:value-type="string" office:string-value="" calcext:value-type="error">
            <text:p>#DIV/0!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1021" calcext:value-type="float">
            <text:p>1021</text:p>
          </table:table-cell>
          <table:table-cell office:value-type="float" office:value="1831" calcext:value-type="float">
            <text:p>1831</text:p>
          </table:table-cell>
          <table:table-cell office:value-type="float" office:value="1881" calcext:value-type="float">
            <text:p>1881</text:p>
          </table:table-cell>
          <table:table-cell table:number-columns-repeated="3"/>
          <table:table-cell table:formula="of:=AVERAGE([.L69:.P69])" office:value-type="float" office:value="1548.5" calcext:value-type="float">
            <text:p>1548.5</text:p>
          </table:table-cell>
          <table:table-cell table:formula="of:=STDEV([.L69:.P69])/SQRT(COUNT([.L69:.P69]))" office:value-type="float" office:value="199.222446861124" calcext:value-type="float">
            <text:p>199.2224468611</text:p>
          </table:table-cell>
        </table:table-row>
        <table:table-row table:style-name="ro1">
          <table:table-cell table:number-columns-repeated="8"/>
          <table:table-cell table:formula="of:=AVERAGE([.B70:.F70])" office:value-type="string" office:string-value="" calcext:value-type="error">
            <text:p>#DIV/0!</text:p>
          </table:table-cell>
          <table:table-cell table:formula="of:=STDEV([.B70:.F70])/SQRT(COUNT([.B70:.F70]))" office:value-type="string" office:string-value="" calcext:value-type="error">
            <text:p>#DIV/0!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546" calcext:value-type="float">
            <text:p>1546</text:p>
          </table:table-cell>
          <table:table-cell office:value-type="float" office:value="1431" calcext:value-type="float">
            <text:p>1431</text:p>
          </table:table-cell>
          <table:table-cell office:value-type="float" office:value="2031" calcext:value-type="float">
            <text:p>2031</text:p>
          </table:table-cell>
          <table:table-cell table:number-columns-repeated="3"/>
          <table:table-cell table:formula="of:=AVERAGE([.L70:.P70])" office:value-type="float" office:value="1593.5" calcext:value-type="float">
            <text:p>1593.5</text:p>
          </table:table-cell>
          <table:table-cell table:formula="of:=STDEV([.L70:.P70])/SQRT(COUNT([.L70:.P70]))" office:value-type="float" office:value="150.506090685172" calcext:value-type="float">
            <text:p>150.5060906852</text:p>
          </table:table-cell>
        </table:table-row>
        <table:table-row table:style-name="ro1">
          <table:table-cell table:number-columns-repeated="8"/>
          <table:table-cell table:formula="of:=AVERAGE([.B71:.F71])" office:value-type="string" office:string-value="" calcext:value-type="error">
            <text:p>#DIV/0!</text:p>
          </table:table-cell>
          <table:table-cell table:formula="of:=STDEV([.B71:.F71])/SQRT(COUNT([.B71:.F71]))" office:value-type="string" office:string-value="" calcext:value-type="error">
            <text:p>#DIV/0!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float" office:value="1546" calcext:value-type="float">
            <text:p>1546</text:p>
          </table:table-cell>
          <table:table-cell office:value-type="float" office:value="1783" calcext:value-type="float">
            <text:p>1783</text:p>
          </table:table-cell>
          <table:table-cell office:value-type="float" office:value="2171" calcext:value-type="float">
            <text:p>2171</text:p>
          </table:table-cell>
          <table:table-cell table:number-columns-repeated="3"/>
          <table:table-cell table:formula="of:=AVERAGE([.L71:.P71])" office:value-type="float" office:value="1765.25" calcext:value-type="float">
            <text:p>1765.25</text:p>
          </table:table-cell>
          <table:table-cell table:formula="of:=STDEV([.L71:.P71])/SQRT(COUNT([.L71:.P71]))" office:value-type="float" office:value="145.69853293702" calcext:value-type="float">
            <text:p>145.698532937</text:p>
          </table:table-cell>
        </table:table-row>
        <table:table-row table:style-name="ro1">
          <table:table-cell table:number-columns-repeated="8"/>
          <table:table-cell table:formula="of:=AVERAGE([.B72:.F72])" office:value-type="string" office:string-value="" calcext:value-type="error">
            <text:p>#DIV/0!</text:p>
          </table:table-cell>
          <table:table-cell table:formula="of:=STDEV([.B72:.F72])/SQRT(COUNT([.B72:.F72]))" office:value-type="string" office:string-value="" calcext:value-type="error">
            <text:p>#DIV/0!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1446" calcext:value-type="float">
            <text:p>1446</text:p>
          </table:table-cell>
          <table:table-cell office:value-type="float" office:value="2031" calcext:value-type="float">
            <text:p>2031</text:p>
          </table:table-cell>
          <table:table-cell office:value-type="float" office:value="1961" calcext:value-type="float">
            <text:p>1961</text:p>
          </table:table-cell>
          <table:table-cell table:number-columns-repeated="3"/>
          <table:table-cell table:formula="of:=AVERAGE([.L72:.P72])" office:value-type="float" office:value="1791" calcext:value-type="float">
            <text:p>1791</text:p>
          </table:table-cell>
          <table:table-cell table:formula="of:=STDEV([.L72:.P72])/SQRT(COUNT([.L72:.P72]))" office:value-type="float" office:value="132.208799505429" calcext:value-type="float">
            <text:p>132.2087995054</text:p>
          </table:table-cell>
        </table:table-row>
        <table:table-row table:style-name="ro1">
          <table:table-cell table:number-columns-repeated="8"/>
          <table:table-cell table:formula="of:=AVERAGE([.B73:.F73])" office:value-type="string" office:string-value="" calcext:value-type="error">
            <text:p>#DIV/0!</text:p>
          </table:table-cell>
          <table:table-cell table:formula="of:=STDEV([.B73:.F73])/SQRT(COUNT([.B73:.F73]))" office:value-type="string" office:string-value="" calcext:value-type="error">
            <text:p>#DIV/0!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1671" calcext:value-type="float">
            <text:p>1671</text:p>
          </table:table-cell>
          <table:table-cell office:value-type="float" office:value="1606" calcext:value-type="float">
            <text:p>1606</text:p>
          </table:table-cell>
          <table:table-cell office:value-type="float" office:value="1976" calcext:value-type="float">
            <text:p>1976</text:p>
          </table:table-cell>
          <table:table-cell table:number-columns-repeated="3"/>
          <table:table-cell table:formula="of:=AVERAGE([.L73:.P73])" office:value-type="float" office:value="1721" calcext:value-type="float">
            <text:p>1721</text:p>
          </table:table-cell>
          <table:table-cell table:formula="of:=STDEV([.L73:.P73])/SQRT(COUNT([.L73:.P73]))" office:value-type="float" office:value="86.0474675203557" calcext:value-type="float">
            <text:p>86.0474675204</text:p>
          </table:table-cell>
        </table:table-row>
        <table:table-row table:style-name="ro1">
          <table:table-cell table:number-columns-repeated="8"/>
          <table:table-cell table:formula="of:=AVERAGE([.B74:.F74])" office:value-type="string" office:string-value="" calcext:value-type="error">
            <text:p>#DIV/0!</text:p>
          </table:table-cell>
          <table:table-cell table:formula="of:=STDEV([.B74:.F74])/SQRT(COUNT([.B74:.F74]))" office:value-type="string" office:string-value="" calcext:value-type="error">
            <text:p>#DIV/0!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346" calcext:value-type="float">
            <text:p>1346</text:p>
          </table:table-cell>
          <table:table-cell office:value-type="float" office:value="1531" calcext:value-type="float">
            <text:p>1531</text:p>
          </table:table-cell>
          <table:table-cell office:value-type="float" office:value="1906" calcext:value-type="float">
            <text:p>1906</text:p>
          </table:table-cell>
          <table:table-cell table:number-columns-repeated="3"/>
          <table:table-cell table:formula="of:=AVERAGE([.L74:.P74])" office:value-type="float" office:value="1622.25" calcext:value-type="float">
            <text:p>1622.25</text:p>
          </table:table-cell>
          <table:table-cell table:formula="of:=STDEV([.L74:.P74])/SQRT(COUNT([.L74:.P74]))" office:value-type="float" office:value="119.78061543227" calcext:value-type="float">
            <text:p>119.7806154323</text:p>
          </table:table-cell>
        </table:table-row>
        <table:table-row table:style-name="ro1">
          <table:table-cell table:number-columns-repeated="8"/>
          <table:table-cell table:formula="of:=AVERAGE([.B75:.F75])" office:value-type="string" office:string-value="" calcext:value-type="error">
            <text:p>#DIV/0!</text:p>
          </table:table-cell>
          <table:table-cell table:formula="of:=STDEV([.B75:.F75])/SQRT(COUNT([.B75:.F75]))" office:value-type="string" office:string-value="" calcext:value-type="error">
            <text:p>#DIV/0!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246" calcext:value-type="float">
            <text:p>1246</text:p>
          </table:table-cell>
          <table:table-cell office:value-type="float" office:value="1406" calcext:value-type="float">
            <text:p>1406</text:p>
          </table:table-cell>
          <table:table-cell office:value-type="float" office:value="1606" calcext:value-type="float">
            <text:p>1606</text:p>
          </table:table-cell>
          <table:table-cell table:number-columns-repeated="3"/>
          <table:table-cell table:formula="of:=AVERAGE([.L75:.P75])" office:value-type="float" office:value="1489.75" calcext:value-type="float">
            <text:p>1489.75</text:p>
          </table:table-cell>
          <table:table-cell table:formula="of:=STDEV([.L75:.P75])/SQRT(COUNT([.L75:.P75]))" office:value-type="float" office:value="101.88586342897" calcext:value-type="float">
            <text:p>101.885863429</text:p>
          </table:table-cell>
        </table:table-row>
        <table:table-row table:style-name="ro1">
          <table:table-cell table:number-columns-repeated="8"/>
          <table:table-cell table:formula="of:=AVERAGE([.B76:.F76])" office:value-type="string" office:string-value="" calcext:value-type="error">
            <text:p>#DIV/0!</text:p>
          </table:table-cell>
          <table:table-cell table:formula="of:=STDEV([.B76:.F76])/SQRT(COUNT([.B76:.F76]))" office:value-type="string" office:string-value="" calcext:value-type="error">
            <text:p>#DIV/0!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131" calcext:value-type="float">
            <text:p>1131</text:p>
          </table:table-cell>
          <table:table-cell office:value-type="float" office:value="1906" calcext:value-type="float">
            <text:p>1906</text:p>
          </table:table-cell>
          <table:table-cell table:number-columns-repeated="3"/>
          <table:table-cell table:formula="of:=AVERAGE([.L76:.P76])" office:value-type="float" office:value="1462.25" calcext:value-type="float">
            <text:p>1462.25</text:p>
          </table:table-cell>
          <table:table-cell table:formula="of:=STDEV([.L76:.P76])/SQRT(COUNT([.L76:.P76]))" office:value-type="float" office:value="163.342367947409" calcext:value-type="float">
            <text:p>163.3423679474</text:p>
          </table:table-cell>
        </table:table-row>
        <table:table-row table:style-name="ro1">
          <table:table-cell table:number-columns-repeated="8"/>
          <table:table-cell table:formula="of:=AVERAGE([.B77:.F77])" office:value-type="string" office:string-value="" calcext:value-type="error">
            <text:p>#DIV/0!</text:p>
          </table:table-cell>
          <table:table-cell table:formula="of:=STDEV([.B77:.F77])/SQRT(COUNT([.B77:.F77]))" office:value-type="string" office:string-value="" calcext:value-type="error">
            <text:p>#DIV/0!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446" calcext:value-type="float">
            <text:p>1446</text:p>
          </table:table-cell>
          <table:table-cell office:value-type="float" office:value="1406" calcext:value-type="float">
            <text:p>1406</text:p>
          </table:table-cell>
          <table:table-cell office:value-type="float" office:value="2231" calcext:value-type="float">
            <text:p>2231</text:p>
          </table:table-cell>
          <table:table-cell table:number-columns-repeated="3"/>
          <table:table-cell table:formula="of:=AVERAGE([.L77:.P77])" office:value-type="float" office:value="1612.25" calcext:value-type="float">
            <text:p>1612.25</text:p>
          </table:table-cell>
          <table:table-cell table:formula="of:=STDEV([.L77:.P77])/SQRT(COUNT([.L77:.P77]))" office:value-type="float" office:value="206.895454678605" calcext:value-type="float">
            <text:p>206.8954546786</text:p>
          </table:table-cell>
        </table:table-row>
        <table:table-row table:style-name="ro1">
          <table:table-cell table:number-columns-repeated="8"/>
          <table:table-cell table:formula="of:=AVERAGE([.B78:.F78])" office:value-type="string" office:string-value="" calcext:value-type="error">
            <text:p>#DIV/0!</text:p>
          </table:table-cell>
          <table:table-cell table:formula="of:=STDEV([.B78:.F78])/SQRT(COUNT([.B78:.F78]))" office:value-type="string" office:string-value="" calcext:value-type="error">
            <text:p>#DIV/0!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446" calcext:value-type="float">
            <text:p>1446</text:p>
          </table:table-cell>
          <table:table-cell office:value-type="float" office:value="1331" calcext:value-type="float">
            <text:p>1331</text:p>
          </table:table-cell>
          <table:table-cell office:value-type="float" office:value="996" calcext:value-type="float">
            <text:p>996</text:p>
          </table:table-cell>
          <table:table-cell table:number-columns-repeated="3"/>
          <table:table-cell table:formula="of:=AVERAGE([.L78:.P78])" office:value-type="float" office:value="1309.75" calcext:value-type="float">
            <text:p>1309.75</text:p>
          </table:table-cell>
          <table:table-cell table:formula="of:=STDEV([.L78:.P78])/SQRT(COUNT([.L78:.P78]))" office:value-type="float" office:value="108.730841224251" calcext:value-type="float">
            <text:p>108.7308412243</text:p>
          </table:table-cell>
        </table:table-row>
        <table:table-row table:style-name="ro1">
          <table:table-cell table:number-columns-repeated="8"/>
          <table:table-cell table:formula="of:=AVERAGE([.B79:.F79])" office:value-type="string" office:string-value="" calcext:value-type="error">
            <text:p>#DIV/0!</text:p>
          </table:table-cell>
          <table:table-cell table:formula="of:=STDEV([.B79:.F79])/SQRT(COUNT([.B79:.F79]))" office:value-type="string" office:string-value="" calcext:value-type="error">
            <text:p>#DIV/0!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1346" calcext:value-type="float">
            <text:p>1346</text:p>
          </table:table-cell>
          <table:table-cell table:number-columns-repeated="2" office:value-type="float" office:value="2131" calcext:value-type="float">
            <text:p>2131</text:p>
          </table:table-cell>
          <table:table-cell table:number-columns-repeated="3"/>
          <table:table-cell table:formula="of:=AVERAGE([.L79:.P79])" office:value-type="float" office:value="1809.75" calcext:value-type="float">
            <text:p>1809.75</text:p>
          </table:table-cell>
          <table:table-cell table:formula="of:=STDEV([.L79:.P79])/SQRT(COUNT([.L79:.P79]))" office:value-type="float" office:value="194.383373345905" calcext:value-type="float">
            <text:p>194.3833733459</text:p>
          </table:table-cell>
        </table:table-row>
        <table:table-row table:style-name="ro1">
          <table:table-cell table:number-columns-repeated="8"/>
          <table:table-cell table:formula="of:=AVERAGE([.B80:.F80])" office:value-type="string" office:string-value="" calcext:value-type="error">
            <text:p>#DIV/0!</text:p>
          </table:table-cell>
          <table:table-cell table:formula="of:=STDEV([.B80:.F80])/SQRT(COUNT([.B80:.F80]))" office:value-type="string" office:string-value="" calcext:value-type="error">
            <text:p>#DIV/0!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921" calcext:value-type="float">
            <text:p>921</text:p>
          </table:table-cell>
          <table:table-cell office:value-type="float" office:value="1821" calcext:value-type="float">
            <text:p>1821</text:p>
          </table:table-cell>
          <table:table-cell office:value-type="float" office:value="1581" calcext:value-type="float">
            <text:p>1581</text:p>
          </table:table-cell>
          <table:table-cell table:number-columns-repeated="3"/>
          <table:table-cell table:formula="of:=AVERAGE([.L80:.P80])" office:value-type="float" office:value="1497.25" calcext:value-type="float">
            <text:p>1497.25</text:p>
          </table:table-cell>
          <table:table-cell table:formula="of:=STDEV([.L80:.P80])/SQRT(COUNT([.L80:.P80]))" office:value-type="float" office:value="198.403786506206" calcext:value-type="float">
            <text:p>198.4037865062</text:p>
          </table:table-cell>
        </table:table-row>
        <table:table-row table:style-name="ro1">
          <table:table-cell table:number-columns-repeated="8"/>
          <table:table-cell table:formula="of:=AVERAGE([.B81:.F81])" office:value-type="string" office:string-value="" calcext:value-type="error">
            <text:p>#DIV/0!</text:p>
          </table:table-cell>
          <table:table-cell table:formula="of:=STDEV([.B81:.F81])/SQRT(COUNT([.B81:.F81]))" office:value-type="string" office:string-value="" calcext:value-type="error">
            <text:p>#DIV/0!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346" calcext:value-type="float">
            <text:p>1346</text:p>
          </table:table-cell>
          <table:table-cell office:value-type="float" office:value="1906" calcext:value-type="float">
            <text:p>1906</text:p>
          </table:table-cell>
          <table:table-cell office:value-type="float" office:value="1682" calcext:value-type="float">
            <text:p>1682</text:p>
          </table:table-cell>
          <table:table-cell table:number-columns-repeated="3"/>
          <table:table-cell table:formula="of:=AVERAGE([.L81:.P81])" office:value-type="float" office:value="1628.75" calcext:value-type="float">
            <text:p>1628.75</text:p>
          </table:table-cell>
          <table:table-cell table:formula="of:=STDEV([.L81:.P81])/SQRT(COUNT([.L81:.P81]))" office:value-type="float" office:value="116.164664019084" calcext:value-type="float">
            <text:p>116.1646640191</text:p>
          </table:table-cell>
        </table:table-row>
        <table:table-row table:style-name="ro1">
          <table:table-cell table:number-columns-repeated="8"/>
          <table:table-cell table:formula="of:=AVERAGE([.B82:.F82])" office:value-type="string" office:string-value="" calcext:value-type="error">
            <text:p>#DIV/0!</text:p>
          </table:table-cell>
          <table:table-cell table:formula="of:=STDEV([.B82:.F82])/SQRT(COUNT([.B82:.F82]))" office:value-type="string" office:string-value="" calcext:value-type="error">
            <text:p>#DIV/0!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346" calcext:value-type="float">
            <text:p>1346</text:p>
          </table:table-cell>
          <table:table-cell office:value-type="float" office:value="1406" calcext:value-type="float">
            <text:p>1406</text:p>
          </table:table-cell>
          <table:table-cell office:value-type="float" office:value="1756" calcext:value-type="float">
            <text:p>1756</text:p>
          </table:table-cell>
          <table:table-cell table:number-columns-repeated="3"/>
          <table:table-cell table:formula="of:=AVERAGE([.L82:.P82])" office:value-type="float" office:value="1468.5" calcext:value-type="float">
            <text:p>1468.5</text:p>
          </table:table-cell>
          <table:table-cell table:formula="of:=STDEV([.L82:.P82])/SQRT(COUNT([.L82:.P82]))" office:value-type="float" office:value="96.6415197176314" calcext:value-type="float">
            <text:p>96.6415197176</text:p>
          </table:table-cell>
        </table:table-row>
        <table:table-row table:style-name="ro1">
          <table:table-cell table:number-columns-repeated="8"/>
          <table:table-cell table:formula="of:=AVERAGE([.B83:.F83])" office:value-type="string" office:string-value="" calcext:value-type="error">
            <text:p>#DIV/0!</text:p>
          </table:table-cell>
          <table:table-cell table:formula="of:=STDEV([.B83:.F83])/SQRT(COUNT([.B83:.F83]))" office:value-type="string" office:string-value="" calcext:value-type="error">
            <text:p>#DIV/0!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446" calcext:value-type="float">
            <text:p>1446</text:p>
          </table:table-cell>
          <table:table-cell office:value-type="float" office:value="1106" calcext:value-type="float">
            <text:p>1106</text:p>
          </table:table-cell>
          <table:table-cell office:value-type="float" office:value="1806" calcext:value-type="float">
            <text:p>1806</text:p>
          </table:table-cell>
          <table:table-cell table:number-columns-repeated="3"/>
          <table:table-cell table:formula="of:=AVERAGE([.L83:.P83])" office:value-type="float" office:value="1481" calcext:value-type="float">
            <text:p>1481</text:p>
          </table:table-cell>
          <table:table-cell table:formula="of:=STDEV([.L83:.P83])/SQRT(COUNT([.L83:.P83]))" office:value-type="float" office:value="145.688022843335" calcext:value-type="float">
            <text:p>145.6880228433</text:p>
          </table:table-cell>
        </table:table-row>
        <table:table-row table:style-name="ro1">
          <table:table-cell table:number-columns-repeated="8"/>
          <table:table-cell table:formula="of:=AVERAGE([.B84:.F84])" office:value-type="string" office:string-value="" calcext:value-type="error">
            <text:p>#DIV/0!</text:p>
          </table:table-cell>
          <table:table-cell table:formula="of:=STDEV([.B84:.F84])/SQRT(COUNT([.B84:.F84]))" office:value-type="string" office:string-value="" calcext:value-type="error">
            <text:p>#DIV/0!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float" office:value="1121" calcext:value-type="float">
            <text:p>1121</text:p>
          </table:table-cell>
          <table:table-cell office:value-type="float" office:value="1706" calcext:value-type="float">
            <text:p>1706</text:p>
          </table:table-cell>
          <table:table-cell office:value-type="float" office:value="1886" calcext:value-type="float">
            <text:p>1886</text:p>
          </table:table-cell>
          <table:table-cell table:number-columns-repeated="3"/>
          <table:table-cell table:formula="of:=AVERAGE([.L84:.P84])" office:value-type="float" office:value="1571" calcext:value-type="float">
            <text:p>1571</text:p>
          </table:table-cell>
          <table:table-cell table:formula="of:=STDEV([.L84:.P84])/SQRT(COUNT([.L84:.P84]))" office:value-type="float" office:value="163.286557928079" calcext:value-type="float">
            <text:p>163.2865579281</text:p>
          </table:table-cell>
        </table:table-row>
        <table:table-row table:style-name="ro1">
          <table:table-cell table:number-columns-repeated="8"/>
          <table:table-cell table:formula="of:=AVERAGE([.B85:.F85])" office:value-type="string" office:string-value="" calcext:value-type="error">
            <text:p>#DIV/0!</text:p>
          </table:table-cell>
          <table:table-cell table:formula="of:=STDEV([.B85:.F85])/SQRT(COUNT([.B85:.F85]))" office:value-type="string" office:string-value="" calcext:value-type="error">
            <text:p>#DIV/0!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float" office:value="1246" calcext:value-type="float">
            <text:p>1246</text:p>
          </table:table-cell>
          <table:table-cell office:value-type="float" office:value="1656" calcext:value-type="float">
            <text:p>1656</text:p>
          </table:table-cell>
          <table:table-cell office:value-type="float" office:value="1556" calcext:value-type="float">
            <text:p>1556</text:p>
          </table:table-cell>
          <table:table-cell table:number-columns-repeated="3"/>
          <table:table-cell table:formula="of:=AVERAGE([.L85:.P85])" office:value-type="float" office:value="1521" calcext:value-type="float">
            <text:p>1521</text:p>
          </table:table-cell>
          <table:table-cell table:formula="of:=STDEV([.L85:.P85])/SQRT(COUNT([.L85:.P85]))" office:value-type="float" office:value="94.0301370129102" calcext:value-type="float">
            <text:p>94.0301370129</text:p>
          </table:table-cell>
        </table:table-row>
        <table:table-row table:style-name="ro1">
          <table:table-cell table:number-columns-repeated="8"/>
          <table:table-cell table:formula="of:=AVERAGE([.B86:.F86])" office:value-type="string" office:string-value="" calcext:value-type="error">
            <text:p>#DIV/0!</text:p>
          </table:table-cell>
          <table:table-cell table:formula="of:=STDEV([.B86:.F86])/SQRT(COUNT([.B86:.F86]))" office:value-type="string" office:string-value="" calcext:value-type="error">
            <text:p>#DIV/0!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121" calcext:value-type="float">
            <text:p>1121</text:p>
          </table:table-cell>
          <table:table-cell office:value-type="float" office:value="1106" calcext:value-type="float">
            <text:p>1106</text:p>
          </table:table-cell>
          <table:table-cell office:value-type="float" office:value="1881" calcext:value-type="float">
            <text:p>1881</text:p>
          </table:table-cell>
          <table:table-cell table:number-columns-repeated="3"/>
          <table:table-cell table:formula="of:=AVERAGE([.L86:.P86])" office:value-type="float" office:value="1453.5" calcext:value-type="float">
            <text:p>1453.5</text:p>
          </table:table-cell>
          <table:table-cell table:formula="of:=STDEV([.L86:.P86])/SQRT(COUNT([.L86:.P86]))" office:value-type="float" office:value="199.546360528074" calcext:value-type="float">
            <text:p>199.5463605281</text:p>
          </table:table-cell>
        </table:table-row>
        <table:table-row table:style-name="ro1">
          <table:table-cell table:number-columns-repeated="8"/>
          <table:table-cell table:formula="of:=AVERAGE([.B87:.F87])" office:value-type="string" office:string-value="" calcext:value-type="error">
            <text:p>#DIV/0!</text:p>
          </table:table-cell>
          <table:table-cell table:formula="of:=STDEV([.B87:.F87])/SQRT(COUNT([.B87:.F87]))" office:value-type="string" office:string-value="" calcext:value-type="error">
            <text:p>#DIV/0!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521" calcext:value-type="float">
            <text:p>1521</text:p>
          </table:table-cell>
          <table:table-cell office:value-type="float" office:value="1406" calcext:value-type="float">
            <text:p>1406</text:p>
          </table:table-cell>
          <table:table-cell office:value-type="float" office:value="2306" calcext:value-type="float">
            <text:p>2306</text:p>
          </table:table-cell>
          <table:table-cell table:number-columns-repeated="3"/>
          <table:table-cell table:formula="of:=AVERAGE([.L87:.P87])" office:value-type="float" office:value="1684.75" calcext:value-type="float">
            <text:p>1684.75</text:p>
          </table:table-cell>
          <table:table-cell table:formula="of:=STDEV([.L87:.P87])/SQRT(COUNT([.L87:.P87]))" office:value-type="float" office:value="208.650175732812" calcext:value-type="float">
            <text:p>208.6501757328</text:p>
          </table:table-cell>
        </table:table-row>
        <table:table-row table:style-name="ro1">
          <table:table-cell table:number-columns-repeated="8"/>
          <table:table-cell table:formula="of:=AVERAGE([.B88:.F88])" office:value-type="string" office:string-value="" calcext:value-type="error">
            <text:p>#DIV/0!</text:p>
          </table:table-cell>
          <table:table-cell table:formula="of:=STDEV([.B88:.F88])/SQRT(COUNT([.B88:.F88]))" office:value-type="string" office:string-value="" calcext:value-type="error">
            <text:p>#DIV/0!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736" calcext:value-type="float">
            <text:p>1736</text:p>
          </table:table-cell>
          <table:table-cell office:value-type="float" office:value="1206" calcext:value-type="float">
            <text:p>1206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table:formula="of:=AVERAGE([.L88:.P88])" office:value-type="float" office:value="1261" calcext:value-type="float">
            <text:p>1261</text:p>
          </table:table-cell>
          <table:table-cell table:formula="of:=STDEV([.L88:.P88])/SQRT(COUNT([.L88:.P88]))" office:value-type="float" office:value="246.796137192893" calcext:value-type="float">
            <text:p>246.7961371929</text:p>
          </table:table-cell>
        </table:table-row>
        <table:table-row table:style-name="ro1">
          <table:table-cell table:number-columns-repeated="8"/>
          <table:table-cell table:formula="of:=AVERAGE([.B89:.F89])" office:value-type="string" office:string-value="" calcext:value-type="error">
            <text:p>#DIV/0!</text:p>
          </table:table-cell>
          <table:table-cell table:formula="of:=STDEV([.B89:.F89])/SQRT(COUNT([.B89:.F89]))" office:value-type="string" office:string-value="" calcext:value-type="error">
            <text:p>#DIV/0!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221" calcext:value-type="float">
            <text:p>1221</text:p>
          </table:table-cell>
          <table:table-cell office:value-type="float" office:value="1406" calcext:value-type="float">
            <text:p>1406</text:p>
          </table:table-cell>
          <table:table-cell office:value-type="float" office:value="1376" calcext:value-type="float">
            <text:p>1376</text:p>
          </table:table-cell>
          <table:table-cell table:number-columns-repeated="3"/>
          <table:table-cell table:formula="of:=AVERAGE([.L89:.P89])" office:value-type="float" office:value="1368.5" calcext:value-type="float">
            <text:p>1368.5</text:p>
          </table:table-cell>
          <table:table-cell table:formula="of:=STDEV([.L89:.P89])/SQRT(COUNT([.L89:.P89]))" office:value-type="float" office:value="53.0133630952297" calcext:value-type="float">
            <text:p>53.0133630952</text:p>
          </table:table-cell>
        </table:table-row>
        <table:table-row table:style-name="ro1">
          <table:table-cell table:number-columns-repeated="8"/>
          <table:table-cell table:formula="of:=AVERAGE([.B90:.F90])" office:value-type="string" office:string-value="" calcext:value-type="error">
            <text:p>#DIV/0!</text:p>
          </table:table-cell>
          <table:table-cell table:formula="of:=STDEV([.B90:.F90])/SQRT(COUNT([.B90:.F90]))" office:value-type="string" office:string-value="" calcext:value-type="error">
            <text:p>#DIV/0!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446" calcext:value-type="float">
            <text:p>1446</text:p>
          </table:table-cell>
          <table:table-cell office:value-type="float" office:value="2256" calcext:value-type="float">
            <text:p>2256</text:p>
          </table:table-cell>
          <table:table-cell office:value-type="float" office:value="1561" calcext:value-type="float">
            <text:p>1561</text:p>
          </table:table-cell>
          <table:table-cell table:number-columns-repeated="3"/>
          <table:table-cell table:formula="of:=AVERAGE([.L90:.P90])" office:value-type="float" office:value="1717.25" calcext:value-type="float">
            <text:p>1717.25</text:p>
          </table:table-cell>
          <table:table-cell table:formula="of:=STDEV([.L90:.P90])/SQRT(COUNT([.L90:.P90]))" office:value-type="float" office:value="182.71534099066" calcext:value-type="float">
            <text:p>182.7153409907</text:p>
          </table:table-cell>
        </table:table-row>
        <table:table-row table:style-name="ro1">
          <table:table-cell table:number-columns-repeated="8"/>
          <table:table-cell table:formula="of:=AVERAGE([.B91:.F91])" office:value-type="string" office:string-value="" calcext:value-type="error">
            <text:p>#DIV/0!</text:p>
          </table:table-cell>
          <table:table-cell table:formula="of:=STDEV([.B91:.F91])/SQRT(COUNT([.B91:.F91]))" office:value-type="string" office:string-value="" calcext:value-type="error">
            <text:p>#DIV/0!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431" calcext:value-type="float">
            <text:p>1431</text:p>
          </table:table-cell>
          <table:table-cell office:value-type="float" office:value="1556" calcext:value-type="float">
            <text:p>1556</text:p>
          </table:table-cell>
          <table:table-cell table:number-columns-repeated="3"/>
          <table:table-cell table:formula="of:=AVERAGE([.L91:.P91])" office:value-type="float" office:value="1449.75" calcext:value-type="float">
            <text:p>1449.75</text:p>
          </table:table-cell>
          <table:table-cell table:formula="of:=STDEV([.L91:.P91])/SQRT(COUNT([.L91:.P91]))" office:value-type="float" office:value="43.4633466267843" calcext:value-type="float">
            <text:p>43.4633466268</text:p>
          </table:table-cell>
        </table:table-row>
        <table:table-row table:style-name="ro1">
          <table:table-cell table:number-columns-repeated="8"/>
          <table:table-cell table:formula="of:=AVERAGE([.B92:.F92])" office:value-type="string" office:string-value="" calcext:value-type="error">
            <text:p>#DIV/0!</text:p>
          </table:table-cell>
          <table:table-cell table:formula="of:=STDEV([.B92:.F92])/SQRT(COUNT([.B92:.F92]))" office:value-type="string" office:string-value="" calcext:value-type="error">
            <text:p>#DIV/0!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846" calcext:value-type="float">
            <text:p>1846</text:p>
          </table:table-cell>
          <table:table-cell office:value-type="float" office:value="1606" calcext:value-type="float">
            <text:p>1606</text:p>
          </table:table-cell>
          <table:table-cell office:value-type="float" office:value="1276" calcext:value-type="float">
            <text:p>1276</text:p>
          </table:table-cell>
          <table:table-cell table:number-columns-repeated="3"/>
          <table:table-cell table:formula="of:=AVERAGE([.L92:.P92])" office:value-type="float" office:value="1548.5" calcext:value-type="float">
            <text:p>1548.5</text:p>
          </table:table-cell>
          <table:table-cell table:formula="of:=STDEV([.L92:.P92])/SQRT(COUNT([.L92:.P92]))" office:value-type="float" office:value="120.026038841578" calcext:value-type="float">
            <text:p>120.0260388416</text:p>
          </table:table-cell>
        </table:table-row>
        <table:table-row table:style-name="ro1">
          <table:table-cell table:number-columns-repeated="8"/>
          <table:table-cell table:formula="of:=AVERAGE([.B93:.F93])" office:value-type="string" office:string-value="" calcext:value-type="error">
            <text:p>#DIV/0!</text:p>
          </table:table-cell>
          <table:table-cell table:formula="of:=STDEV([.B93:.F93])/SQRT(COUNT([.B93:.F93]))" office:value-type="string" office:string-value="" calcext:value-type="error">
            <text:p>#DIV/0!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021" calcext:value-type="float">
            <text:p>1021</text:p>
          </table:table-cell>
          <table:table-cell office:value-type="float" office:value="2031" calcext:value-type="float">
            <text:p>2031</text:p>
          </table:table-cell>
          <table:table-cell office:value-type="float" office:value="1556" calcext:value-type="float">
            <text:p>1556</text:p>
          </table:table-cell>
          <table:table-cell table:number-columns-repeated="3"/>
          <table:table-cell table:formula="of:=AVERAGE([.L93:.P93])" office:value-type="float" office:value="1518.5" calcext:value-type="float">
            <text:p>1518.5</text:p>
          </table:table-cell>
          <table:table-cell table:formula="of:=STDEV([.L93:.P93])/SQRT(COUNT([.L93:.P93]))" office:value-type="float" office:value="207.027574652911" calcext:value-type="float">
            <text:p>207.0275746529</text:p>
          </table:table-cell>
        </table:table-row>
        <table:table-row table:style-name="ro1">
          <table:table-cell table:number-columns-repeated="8"/>
          <table:table-cell table:formula="of:=AVERAGE([.B94:.F94])" office:value-type="string" office:string-value="" calcext:value-type="error">
            <text:p>#DIV/0!</text:p>
          </table:table-cell>
          <table:table-cell table:formula="of:=STDEV([.B94:.F94])/SQRT(COUNT([.B94:.F94]))" office:value-type="string" office:string-value="" calcext:value-type="error">
            <text:p>#DIV/0!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446" calcext:value-type="float">
            <text:p>1446</text:p>
          </table:table-cell>
          <table:table-cell office:value-type="float" office:value="1106" calcext:value-type="float">
            <text:p>1106</text:p>
          </table:table-cell>
          <table:table-cell office:value-type="float" office:value="2131" calcext:value-type="float">
            <text:p>2131</text:p>
          </table:table-cell>
          <table:table-cell table:number-columns-repeated="3"/>
          <table:table-cell table:formula="of:=AVERAGE([.L94:.P94])" office:value-type="float" office:value="1512.25" calcext:value-type="float">
            <text:p>1512.25</text:p>
          </table:table-cell>
          <table:table-cell table:formula="of:=STDEV([.L94:.P94])/SQRT(COUNT([.L94:.P94]))" office:value-type="float" office:value="218.645212997373" calcext:value-type="float">
            <text:p>218.6452129974</text:p>
          </table:table-cell>
        </table:table-row>
        <table:table-row table:style-name="ro1">
          <table:table-cell table:number-columns-repeated="8"/>
          <table:table-cell table:formula="of:=AVERAGE([.B95:.F95])" office:value-type="string" office:string-value="" calcext:value-type="error">
            <text:p>#DIV/0!</text:p>
          </table:table-cell>
          <table:table-cell table:formula="of:=STDEV([.B95:.F95])/SQRT(COUNT([.B95:.F95]))" office:value-type="string" office:string-value="" calcext:value-type="error">
            <text:p>#DIV/0!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1446" calcext:value-type="float">
            <text:p>1446</text:p>
          </table:table-cell>
          <table:table-cell office:value-type="float" office:value="1531" calcext:value-type="float">
            <text:p>1531</text:p>
          </table:table-cell>
          <table:table-cell office:value-type="float" office:value="1961" calcext:value-type="float">
            <text:p>1961</text:p>
          </table:table-cell>
          <table:table-cell table:number-columns-repeated="3"/>
          <table:table-cell table:formula="of:=AVERAGE([.L95:.P95])" office:value-type="float" office:value="1599.75" calcext:value-type="float">
            <text:p>1599.75</text:p>
          </table:table-cell>
          <table:table-cell table:formula="of:=STDEV([.L95:.P95])/SQRT(COUNT([.L95:.P95]))" office:value-type="float" office:value="121.832791836462" calcext:value-type="float">
            <text:p>121.8327918365</text:p>
          </table:table-cell>
        </table:table-row>
        <table:table-row table:style-name="ro1">
          <table:table-cell table:number-columns-repeated="8"/>
          <table:table-cell table:formula="of:=AVERAGE([.B96:.F96])" office:value-type="string" office:string-value="" calcext:value-type="error">
            <text:p>#DIV/0!</text:p>
          </table:table-cell>
          <table:table-cell table:formula="of:=STDEV([.B96:.F96])/SQRT(COUNT([.B96:.F96]))" office:value-type="string" office:string-value="" calcext:value-type="error">
            <text:p>#DIV/0!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921" calcext:value-type="float">
            <text:p>921</text:p>
          </table:table-cell>
          <table:table-cell office:value-type="float" office:value="1821" calcext:value-type="float">
            <text:p>1821</text:p>
          </table:table-cell>
          <table:table-cell office:value-type="float" office:value="1461" calcext:value-type="float">
            <text:p>1461</text:p>
          </table:table-cell>
          <table:table-cell table:number-columns-repeated="3"/>
          <table:table-cell table:formula="of:=AVERAGE([.L96:.P96])" office:value-type="float" office:value="1467.25" calcext:value-type="float">
            <text:p>1467.25</text:p>
          </table:table-cell>
          <table:table-cell table:formula="of:=STDEV([.L96:.P96])/SQRT(COUNT([.L96:.P96]))" office:value-type="float" office:value="196.440989867186" calcext:value-type="float">
            <text:p>196.4409898672</text:p>
          </table:table-cell>
        </table:table-row>
        <table:table-row table:style-name="ro1">
          <table:table-cell table:number-columns-repeated="8"/>
          <table:table-cell table:formula="of:=AVERAGE([.B97:.F97])" office:value-type="string" office:string-value="" calcext:value-type="error">
            <text:p>#DIV/0!</text:p>
          </table:table-cell>
          <table:table-cell table:formula="of:=STDEV([.B97:.F97])/SQRT(COUNT([.B97:.F97]))" office:value-type="string" office:string-value="" calcext:value-type="error">
            <text:p>#DIV/0!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float" office:value="1646" calcext:value-type="float">
            <text:p>1646</text:p>
          </table:table-cell>
          <table:table-cell office:value-type="float" office:value="1306" calcext:value-type="float">
            <text:p>1306</text:p>
          </table:table-cell>
          <table:table-cell office:value-type="float" office:value="1456" calcext:value-type="float">
            <text:p>1456</text:p>
          </table:table-cell>
          <table:table-cell table:number-columns-repeated="3"/>
          <table:table-cell table:formula="of:=AVERAGE([.L97:.P97])" office:value-type="float" office:value="1552.25" calcext:value-type="float">
            <text:p>1552.25</text:p>
          </table:table-cell>
          <table:table-cell table:formula="of:=STDEV([.L97:.P97])/SQRT(COUNT([.L97:.P97]))" office:value-type="float" office:value="108.231522672464" calcext:value-type="float">
            <text:p>108.2315226725</text:p>
          </table:table-cell>
        </table:table-row>
        <table:table-row table:style-name="ro1">
          <table:table-cell table:number-columns-repeated="8"/>
          <table:table-cell table:formula="of:=AVERAGE([.B98:.F98])" office:value-type="string" office:string-value="" calcext:value-type="error">
            <text:p>#DIV/0!</text:p>
          </table:table-cell>
          <table:table-cell table:formula="of:=STDEV([.B98:.F98])/SQRT(COUNT([.B98:.F98]))" office:value-type="string" office:string-value="" calcext:value-type="error">
            <text:p>#DIV/0!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546" calcext:value-type="float">
            <text:p>1546</text:p>
          </table:table-cell>
          <table:table-cell office:value-type="float" office:value="1246" calcext:value-type="float">
            <text:p>1246</text:p>
          </table:table-cell>
          <table:table-cell office:value-type="float" office:value="1141" calcext:value-type="float">
            <text:p>1141</text:p>
          </table:table-cell>
          <table:table-cell table:number-columns-repeated="3"/>
          <table:table-cell table:formula="of:=AVERAGE([.L98:.P98])" office:value-type="float" office:value="1472.25" calcext:value-type="float">
            <text:p>1472.25</text:p>
          </table:table-cell>
          <table:table-cell table:formula="of:=STDEV([.L98:.P98])/SQRT(COUNT([.L98:.P98]))" office:value-type="float" office:value="182.658321737609" calcext:value-type="float">
            <text:p>182.6583217376</text:p>
          </table:table-cell>
        </table:table-row>
        <table:table-row table:style-name="ro1">
          <table:table-cell table:number-columns-repeated="8"/>
          <table:table-cell table:formula="of:=AVERAGE([.B99:.F99])" office:value-type="string" office:string-value="" calcext:value-type="error">
            <text:p>#DIV/0!</text:p>
          </table:table-cell>
          <table:table-cell table:formula="of:=STDEV([.B99:.F99])/SQRT(COUNT([.B99:.F99]))" office:value-type="string" office:string-value="" calcext:value-type="error">
            <text:p>#DIV/0!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921" calcext:value-type="float">
            <text:p>921</text:p>
          </table:table-cell>
          <table:table-cell office:value-type="float" office:value="1421" calcext:value-type="float">
            <text:p>1421</text:p>
          </table:table-cell>
          <table:table-cell office:value-type="float" office:value="2171" calcext:value-type="float">
            <text:p>2171</text:p>
          </table:table-cell>
          <table:table-cell table:number-columns-repeated="3"/>
          <table:table-cell table:formula="of:=AVERAGE([.L99:.P99])" office:value-type="float" office:value="1502.25" calcext:value-type="float">
            <text:p>1502.25</text:p>
          </table:table-cell>
          <table:table-cell table:formula="of:=STDEV([.L99:.P99])/SQRT(COUNT([.L99:.P99]))" office:value-type="float" office:value="256.859032350431" calcext:value-type="float">
            <text:p>256.8590323504</text:p>
          </table:table-cell>
        </table:table-row>
        <table:table-row table:style-name="ro1">
          <table:table-cell table:number-columns-repeated="8"/>
          <table:table-cell table:formula="of:=AVERAGE([.B100:.F100])" office:value-type="string" office:string-value="" calcext:value-type="error">
            <text:p>#DIV/0!</text:p>
          </table:table-cell>
          <table:table-cell table:formula="of:=STDEV([.B100:.F100])/SQRT(COUNT([.B100:.F100]))" office:value-type="string" office:string-value="" calcext:value-type="error">
            <text:p>#DIV/0!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446" calcext:value-type="float">
            <text:p>1446</text:p>
          </table:table-cell>
          <table:table-cell office:value-type="float" office:value="1206" calcext:value-type="float">
            <text:p>1206</text:p>
          </table:table-cell>
          <table:table-cell office:value-type="float" office:value="1456" calcext:value-type="float">
            <text:p>1456</text:p>
          </table:table-cell>
          <table:table-cell table:number-columns-repeated="3"/>
          <table:table-cell table:formula="of:=AVERAGE([.L100:.P100])" office:value-type="float" office:value="1368.5" calcext:value-type="float">
            <text:p>1368.5</text:p>
          </table:table-cell>
          <table:table-cell table:formula="of:=STDEV([.L100:.P100])/SQRT(COUNT([.L100:.P100]))" office:value-type="float" office:value="57.7891281586194" calcext:value-type="float">
            <text:p>57.7891281586</text:p>
          </table:table-cell>
        </table:table-row>
        <table:table-row table:style-name="ro1">
          <table:table-cell table:number-columns-repeated="8"/>
          <table:table-cell table:formula="of:=AVERAGE([.B101:.F101])" office:value-type="string" office:string-value="" calcext:value-type="error">
            <text:p>#DIV/0!</text:p>
          </table:table-cell>
          <table:table-cell table:formula="of:=STDEV([.B101:.F101])/SQRT(COUNT([.B101:.F101]))" office:value-type="string" office:string-value="" calcext:value-type="error">
            <text:p>#DIV/0!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021" calcext:value-type="float">
            <text:p>1021</text:p>
          </table:table-cell>
          <table:table-cell office:value-type="float" office:value="1006" calcext:value-type="float">
            <text:p>1006</text:p>
          </table:table-cell>
          <table:table-cell office:value-type="float" office:value="1581" calcext:value-type="float">
            <text:p>1581</text:p>
          </table:table-cell>
          <table:table-cell table:number-columns-repeated="3"/>
          <table:table-cell table:formula="of:=AVERAGE([.L101:.P101])" office:value-type="float" office:value="1243.5" calcext:value-type="float">
            <text:p>1243.5</text:p>
          </table:table-cell>
          <table:table-cell table:formula="of:=STDEV([.L101:.P101])/SQRT(COUNT([.L101:.P101]))" office:value-type="float" office:value="139.888348335378" calcext:value-type="float">
            <text:p>139.8883483354</text:p>
          </table:table-cell>
        </table:table-row>
      </table:table>
      <table:table table:name="EAstrategy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ALTH_GATHERING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  <table:table-cell office:value-type="string" calcext:value-type="string">
            <text:p>PURSUIT_AND_GATH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2:.F2])" office:value-type="float" office:value="1799" calcext:value-type="float">
            <text:p>1799</text:p>
          </table:table-cell>
          <table:table-cell table:formula="of:=STDEV([.B2:.F2])/SQRT(COUNT([.B2:.F2]))" office:value-type="float" office:value="301" calcext:value-type="float">
            <text:p>301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1056" calcext:value-type="float">
            <text:p>1056</text:p>
          </table:table-cell>
          <table:table-cell office:value-type="float" office:value="1691" calcext:value-type="float">
            <text:p>1691</text:p>
          </table:table-cell>
          <table:table-cell office:value-type="float" office:value="1646" calcext:value-type="float">
            <text:p>1646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table:formula="of:=AVERAGE([.L2:.P2])" office:value-type="float" office:value="1434" calcext:value-type="float">
            <text:p>1434</text:p>
          </table:table-cell>
          <table:table-cell table:formula="of:=STDEV([.L2:.P2])/SQRT(COUNT([.L2:.P2]))" office:value-type="float" office:value="135.301515143032" calcext:value-type="float">
            <text:p>135.301515143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1043" calcext:value-type="float">
            <text:p>1043</text:p>
          </table:table-cell>
          <table:table-cell office:value-type="float" office:value="1427" calcext:value-type="float">
            <text:p>1427</text:p>
          </table:table-cell>
          <table:table-cell office:value-type="float" office:value="2100" calcext:value-type="float">
            <text:p>2100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3:.F3])" office:value-type="float" office:value="1254.4" calcext:value-type="float">
            <text:p>1254.4</text:p>
          </table:table-cell>
          <table:table-cell table:formula="of:=STDEV([.B3:.F3])/SQRT(COUNT([.B3:.F3]))" office:value-type="float" office:value="236.978395639771" calcext:value-type="float">
            <text:p>236.9783956398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2241" calcext:value-type="float">
            <text:p>2241</text:p>
          </table:table-cell>
          <table:table-cell office:value-type="float" office:value="1371" calcext:value-type="float">
            <text:p>1371</text:p>
          </table:table-cell>
          <table:table-cell office:value-type="float" office:value="2071" calcext:value-type="float">
            <text:p>2071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formula="of:=AVERAGE([.L3:.P3])" office:value-type="float" office:value="1687" calcext:value-type="float">
            <text:p>1687</text:p>
          </table:table-cell>
          <table:table-cell table:formula="of:=STDEV([.L3:.P3])/SQRT(COUNT([.L3:.P3]))" office:value-type="float" office:value="211.361065478011" calcext:value-type="float">
            <text:p>211.361065478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4:.F4])" office:value-type="float" office:value="2100" calcext:value-type="float">
            <text:p>2100</text:p>
          </table:table-cell>
          <table:table-cell table:formula="of:=STDEV([.B4:.F4])/SQRT(COUNT([.B4:.F4]))" office:value-type="float" office:value="0" calcext:value-type="float">
            <text:p>0</text:p>
          </table:table-cell>
          <table:table-cell/>
          <table:table-cell office:value-type="float" office:value="1346" calcext:value-type="float">
            <text:p>1346</text:p>
          </table:table-cell>
          <table:table-cell office:value-type="float" office:value="1906" calcext:value-type="float">
            <text:p>1906</text:p>
          </table:table-cell>
          <table:table-cell office:value-type="float" office:value="696" calcext:value-type="float">
            <text:p>696</text:p>
          </table:table-cell>
          <table:table-cell office:value-type="float" office:value="1546" calcext:value-type="float">
            <text:p>154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4:.P4])" office:value-type="float" office:value="1370" calcext:value-type="float">
            <text:p>1370</text:p>
          </table:table-cell>
          <table:table-cell table:formula="of:=STDEV([.L4:.P4])/SQRT(COUNT([.L4:.P4]))" office:value-type="float" office:value="196.636720883969" calcext:value-type="float">
            <text:p>196.63672088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5:.F5])" office:value-type="float" office:value="2100" calcext:value-type="float">
            <text:p>2100</text:p>
          </table:table-cell>
          <table:table-cell table:formula="of:=STDEV([.B5:.F5])/SQRT(COUNT([.B5:.F5]))" office:value-type="float" office:value="0" calcext:value-type="float">
            <text:p>0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931" calcext:value-type="float">
            <text:p>1931</text:p>
          </table:table-cell>
          <table:table-cell office:value-type="float" office:value="1491" calcext:value-type="float">
            <text:p>1491</text:p>
          </table:table-cell>
          <table:table-cell office:value-type="float" office:value="1641" calcext:value-type="float">
            <text:p>1641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AVERAGE([.L5:.P5])" office:value-type="float" office:value="1558" calcext:value-type="float">
            <text:p>1558</text:p>
          </table:table-cell>
          <table:table-cell table:formula="of:=STDEV([.L5:.P5])/SQRT(COUNT([.L5:.P5]))" office:value-type="float" office:value="161.055890919892" calcext:value-type="float">
            <text:p>161.0558909199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2099" calcext:value-type="float">
            <text:p>2099</text:p>
          </table:table-cell>
          <table:table-cell office:value-type="float" office:value="1331" calcext:value-type="float">
            <text:p>1331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6:.F6])" office:value-type="float" office:value="1696.2" calcext:value-type="float">
            <text:p>1696.2</text:p>
          </table:table-cell>
          <table:table-cell table:formula="of:=STDEV([.B6:.F6])/SQRT(COUNT([.B6:.F6]))" office:value-type="float" office:value="258.465742410866" calcext:value-type="float">
            <text:p>258.4657424109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581" calcext:value-type="float">
            <text:p>1581</text:p>
          </table:table-cell>
          <table:table-cell office:value-type="float" office:value="2141" calcext:value-type="float">
            <text:p>2141</text:p>
          </table:table-cell>
          <table:table-cell office:value-type="float" office:value="1321" calcext:value-type="float">
            <text:p>1321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table:formula="of:=AVERAGE([.L6:.P6])" office:value-type="float" office:value="1609" calcext:value-type="float">
            <text:p>1609</text:p>
          </table:table-cell>
          <table:table-cell table:formula="of:=STDEV([.L6:.P6])/SQRT(COUNT([.L6:.P6]))" office:value-type="float" office:value="177.218791328685" calcext:value-type="float">
            <text:p>177.2187913287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1395" calcext:value-type="float">
            <text:p>139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7:.F7])" office:value-type="float" office:value="1632.4" calcext:value-type="float">
            <text:p>1632.4</text:p>
          </table:table-cell>
          <table:table-cell table:formula="of:=STDEV([.B7:.F7])/SQRT(COUNT([.B7:.F7]))" office:value-type="float" office:value="321.750306915161" calcext:value-type="float">
            <text:p>321.7503069152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401" calcext:value-type="float">
            <text:p>1401</text:p>
          </table:table-cell>
          <table:table-cell office:value-type="float" office:value="1221" calcext:value-type="float">
            <text:p>1221</text:p>
          </table:table-cell>
          <table:table-cell office:value-type="float" office:value="1646" calcext:value-type="float">
            <text:p>1646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7:.P7])" office:value-type="float" office:value="1519" calcext:value-type="float">
            <text:p>1519</text:p>
          </table:table-cell>
          <table:table-cell table:formula="of:=STDEV([.L7:.P7])/SQRT(COUNT([.L7:.P7]))" office:value-type="float" office:value="93.3354166434157" calcext:value-type="float">
            <text:p>93.335416643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8:.F8])" office:value-type="float" office:value="2100" calcext:value-type="float">
            <text:p>2100</text:p>
          </table:table-cell>
          <table:table-cell table:formula="of:=STDEV([.B8:.F8])/SQRT(COUNT([.B8:.F8]))" office:value-type="float" office:value="0" calcext:value-type="float">
            <text:p>0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1896" calcext:value-type="float">
            <text:p>1896</text:p>
          </table:table-cell>
          <table:table-cell office:value-type="float" office:value="1346" calcext:value-type="float">
            <text:p>1346</text:p>
          </table:table-cell>
          <table:table-cell office:value-type="float" office:value="1546" calcext:value-type="float">
            <text:p>1546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AVERAGE([.L8:.P8])" office:value-type="float" office:value="1558" calcext:value-type="float">
            <text:p>1558</text:p>
          </table:table-cell>
          <table:table-cell table:formula="of:=STDEV([.L8:.P8])/SQRT(COUNT([.L8:.P8]))" office:value-type="float" office:value="148.261593138614" calcext:value-type="float">
            <text:p>148.2615931386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9:.F9])" office:value-type="float" office:value="2100" calcext:value-type="float">
            <text:p>2100</text:p>
          </table:table-cell>
          <table:table-cell table:formula="of:=STDEV([.B9:.F9])/SQRT(COUNT([.B9:.F9]))" office:value-type="float" office:value="0" calcext:value-type="float">
            <text:p>0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331" calcext:value-type="float">
            <text:p>2331</text:p>
          </table:table-cell>
          <table:table-cell office:value-type="float" office:value="1346" calcext:value-type="float">
            <text:p>1346</text:p>
          </table:table-cell>
          <table:table-cell office:value-type="float" office:value="2071" calcext:value-type="float">
            <text:p>2071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AVERAGE([.L9:.P9])" office:value-type="float" office:value="1715" calcext:value-type="float">
            <text:p>1715</text:p>
          </table:table-cell>
          <table:table-cell table:formula="of:=STDEV([.L9:.P9])/SQRT(COUNT([.L9:.P9]))" office:value-type="float" office:value="244.77234320895" calcext:value-type="float">
            <text:p>244.772343209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1491" calcext:value-type="float">
            <text:p>1491</text:p>
          </table:table-cell>
          <table:table-cell table:number-columns-repeated="2"/>
          <table:table-cell table:formula="of:=AVERAGE([.B10:.F10])" office:value-type="float" office:value="1978.2" calcext:value-type="float">
            <text:p>1978.2</text:p>
          </table:table-cell>
          <table:table-cell table:formula="of:=STDEV([.B10:.F10])/SQRT(COUNT([.B10:.F10]))" office:value-type="float" office:value="121.8" calcext:value-type="float">
            <text:p>121.8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2356" calcext:value-type="float">
            <text:p>2356</text:p>
          </table:table-cell>
          <table:table-cell office:value-type="float" office:value="1071" calcext:value-type="float">
            <text:p>1071</text:p>
          </table:table-cell>
          <table:table-cell office:value-type="float" office:value="2071" calcext:value-type="float">
            <text:p>2071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10:.P10])" office:value-type="float" office:value="1745" calcext:value-type="float">
            <text:p>1745</text:p>
          </table:table-cell>
          <table:table-cell table:formula="of:=STDEV([.L10:.P10])/SQRT(COUNT([.L10:.P10]))" office:value-type="float" office:value="220.291851869287" calcext:value-type="float">
            <text:p>220.2918518693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523" calcext:value-type="float">
            <text:p>1523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11:.F11])" office:value-type="float" office:value="1651.6" calcext:value-type="float">
            <text:p>1651.6</text:p>
          </table:table-cell>
          <table:table-cell table:formula="of:=STDEV([.B11:.F11])/SQRT(COUNT([.B11:.F11]))" office:value-type="float" office:value="324.024783002782" calcext:value-type="float">
            <text:p>324.0247830028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1906" calcext:value-type="float">
            <text:p>1906</text:p>
          </table:table-cell>
          <table:table-cell office:value-type="float" office:value="2056" calcext:value-type="float">
            <text:p>2056</text:p>
          </table:table-cell>
          <table:table-cell office:value-type="float" office:value="1746" calcext:value-type="float">
            <text:p>1746</text:p>
          </table:table-cell>
          <table:table-cell office:value-type="float" office:value="1556" calcext:value-type="float">
            <text:p>1556</text:p>
          </table:table-cell>
          <table:table-cell table:number-columns-repeated="2"/>
          <table:table-cell table:formula="of:=AVERAGE([.L11:.P11])" office:value-type="float" office:value="1621.6" calcext:value-type="float">
            <text:p>1621.6</text:p>
          </table:table-cell>
          <table:table-cell table:formula="of:=STDEV([.L11:.P11])/SQRT(COUNT([.L11:.P11]))" office:value-type="float" office:value="211.426961383831" calcext:value-type="float">
            <text:p>211.4269613838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12:.F12])" office:value-type="float" office:value="2100" calcext:value-type="float">
            <text:p>2100</text:p>
          </table:table-cell>
          <table:table-cell table:formula="of:=STDEV([.B12:.F12])/SQRT(COUNT([.B12:.F12]))" office:value-type="float" office:value="0" calcext:value-type="float">
            <text:p>0</text:p>
          </table:table-cell>
          <table:table-cell/>
          <table:table-cell office:value-type="float" office:value="1866" calcext:value-type="float">
            <text:p>1866</text:p>
          </table:table-cell>
          <table:table-cell office:value-type="float" office:value="2006" calcext:value-type="float">
            <text:p>2006</text:p>
          </table:table-cell>
          <table:table-cell office:value-type="float" office:value="1546" calcext:value-type="float">
            <text:p>1546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12:.P12])" office:value-type="float" office:value="1684" calcext:value-type="float">
            <text:p>1684</text:p>
          </table:table-cell>
          <table:table-cell table:formula="of:=STDEV([.L12:.P12])/SQRT(COUNT([.L12:.P12]))" office:value-type="float" office:value="130.935098426663" calcext:value-type="float">
            <text:p>130.9350984267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13:.F13])" office:value-type="float" office:value="1478.8" calcext:value-type="float">
            <text:p>1478.8</text:p>
          </table:table-cell>
          <table:table-cell table:formula="of:=STDEV([.B13:.F13])/SQRT(COUNT([.B13:.F13]))" office:value-type="float" office:value="384.455641134319" calcext:value-type="float">
            <text:p>384.455641134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481" calcext:value-type="float">
            <text:p>1481</text:p>
          </table:table-cell>
          <table:table-cell office:value-type="float" office:value="1521" calcext:value-type="float">
            <text:p>1521</text:p>
          </table:table-cell>
          <table:table-cell office:value-type="float" office:value="1646" calcext:value-type="float">
            <text:p>1646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13:.P13])" office:value-type="float" office:value="1465" calcext:value-type="float">
            <text:p>1465</text:p>
          </table:table-cell>
          <table:table-cell table:formula="of:=STDEV([.L13:.P13])/SQRT(COUNT([.L13:.P13]))" office:value-type="float" office:value="63.9413794033254" calcext:value-type="float">
            <text:p>63.9413794033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14:.F14])" office:value-type="float" office:value="2100" calcext:value-type="float">
            <text:p>2100</text:p>
          </table:table-cell>
          <table:table-cell table:formula="of:=STDEV([.B14:.F14])/SQRT(COUNT([.B14:.F14]))" office:value-type="float" office:value="0" calcext:value-type="float">
            <text:p>0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001" calcext:value-type="float">
            <text:p>2001</text:p>
          </table:table-cell>
          <table:table-cell office:value-type="float" office:value="2566" calcext:value-type="float">
            <text:p>2566</text:p>
          </table:table-cell>
          <table:table-cell office:value-type="float" office:value="1421" calcext:value-type="float">
            <text:p>1421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table:formula="of:=AVERAGE([.L14:.P14])" office:value-type="float" office:value="1633" calcext:value-type="float">
            <text:p>1633</text:p>
          </table:table-cell>
          <table:table-cell table:formula="of:=STDEV([.L14:.P14])/SQRT(COUNT([.L14:.P14]))" office:value-type="float" office:value="317.642094187782" calcext:value-type="float">
            <text:p>317.6420941878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15:.F15])" office:value-type="float" office:value="1850.2" calcext:value-type="float">
            <text:p>1850.2</text:p>
          </table:table-cell>
          <table:table-cell table:formula="of:=STDEV([.B15:.F15])/SQRT(COUNT([.B15:.F15]))" office:value-type="float" office:value="249.8" calcext:value-type="float">
            <text:p>249.8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551" calcext:value-type="float">
            <text:p>1551</text:p>
          </table:table-cell>
          <table:table-cell office:value-type="float" office:value="1346" calcext:value-type="float">
            <text:p>1346</text:p>
          </table:table-cell>
          <table:table-cell office:value-type="float" office:value="1646" calcext:value-type="float">
            <text:p>1646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table:formula="of:=AVERAGE([.L15:.P15])" office:value-type="float" office:value="1509" calcext:value-type="float">
            <text:p>1509</text:p>
          </table:table-cell>
          <table:table-cell table:formula="of:=STDEV([.L15:.P15])/SQRT(COUNT([.L15:.P15]))" office:value-type="float" office:value="119.431989014669" calcext:value-type="float">
            <text:p>119.4319890147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3" office:value-type="float" office:value="2100" calcext:value-type="float">
            <text:p>2100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16:.F16])" office:value-type="float" office:value="1485.2" calcext:value-type="float">
            <text:p>1485.2</text:p>
          </table:table-cell>
          <table:table-cell table:formula="of:=STDEV([.B16:.F16])/SQRT(COUNT([.B16:.F16]))" office:value-type="float" office:value="378.656229316249" calcext:value-type="float">
            <text:p>378.6562293163</text:p>
          </table:table-cell>
          <table:table-cell/>
          <table:table-cell office:value-type="float" office:value="2496" calcext:value-type="float">
            <text:p>2496</text:p>
          </table:table-cell>
          <table:table-cell office:value-type="float" office:value="1566" calcext:value-type="float">
            <text:p>1566</text:p>
          </table:table-cell>
          <table:table-cell office:value-type="float" office:value="1396" calcext:value-type="float">
            <text:p>1396</text:p>
          </table:table-cell>
          <table:table-cell office:value-type="float" office:value="1746" calcext:value-type="float">
            <text:p>1746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AVERAGE([.L16:.P16])" office:value-type="float" office:value="1772" calcext:value-type="float">
            <text:p>1772</text:p>
          </table:table-cell>
          <table:table-cell table:formula="of:=STDEV([.L16:.P16])/SQRT(COUNT([.L16:.P16]))" office:value-type="float" office:value="190.015788817666" calcext:value-type="float">
            <text:p>190.0157888177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267" calcext:value-type="float">
            <text:p>1267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17:.F17])" office:value-type="float" office:value="1741.2" calcext:value-type="float">
            <text:p>1741.2</text:p>
          </table:table-cell>
          <table:table-cell table:formula="of:=STDEV([.B17:.F17])/SQRT(COUNT([.B17:.F17]))" office:value-type="float" office:value="220.649359844981" calcext:value-type="float">
            <text:p>220.649359845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2231" calcext:value-type="float">
            <text:p>2231</text:p>
          </table:table-cell>
          <table:table-cell office:value-type="float" office:value="1871" calcext:value-type="float">
            <text:p>1871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17:.P17])" office:value-type="float" office:value="1680" calcext:value-type="float">
            <text:p>1680</text:p>
          </table:table-cell>
          <table:table-cell table:formula="of:=STDEV([.L17:.P17])/SQRT(COUNT([.L17:.P17]))" office:value-type="float" office:value="183.258014831548" calcext:value-type="float">
            <text:p>183.2580148315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2100" calcext:value-type="float">
            <text:p>2100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18:.F18])" office:value-type="float" office:value="1677.2" calcext:value-type="float">
            <text:p>1677.2</text:p>
          </table:table-cell>
          <table:table-cell table:formula="of:=STDEV([.B18:.F18])/SQRT(COUNT([.B18:.F18]))" office:value-type="float" office:value="259.700866382844" calcext:value-type="float">
            <text:p>259.7008663828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1381" calcext:value-type="float">
            <text:p>1381</text:p>
          </table:table-cell>
          <table:table-cell office:value-type="float" office:value="1471" calcext:value-type="float">
            <text:p>1471</text:p>
          </table:table-cell>
          <table:table-cell office:value-type="float" office:value="1846" calcext:value-type="float">
            <text:p>1846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table:formula="of:=AVERAGE([.L18:.P18])" office:value-type="float" office:value="1405" calcext:value-type="float">
            <text:p>1405</text:p>
          </table:table-cell>
          <table:table-cell table:formula="of:=STDEV([.L18:.P18])/SQRT(COUNT([.L18:.P18]))" office:value-type="float" office:value="154.219000126444" calcext:value-type="float">
            <text:p>154.219000126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19:.F19])" office:value-type="float" office:value="2100" calcext:value-type="float">
            <text:p>2100</text:p>
          </table:table-cell>
          <table:table-cell table:formula="of:=STDEV([.B19:.F19])/SQRT(COUNT([.B19:.F19]))" office:value-type="float" office:value="0" calcext:value-type="float">
            <text:p>0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2086" calcext:value-type="float">
            <text:p>2086</text:p>
          </table:table-cell>
          <table:table-cell office:value-type="float" office:value="1671" calcext:value-type="float">
            <text:p>1671</text:p>
          </table:table-cell>
          <table:table-cell office:value-type="float" office:value="1846" calcext:value-type="float">
            <text:p>1846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table:formula="of:=AVERAGE([.L19:.P19])" office:value-type="float" office:value="1604" calcext:value-type="float">
            <text:p>1604</text:p>
          </table:table-cell>
          <table:table-cell table:formula="of:=STDEV([.L19:.P19])/SQRT(COUNT([.L19:.P19]))" office:value-type="float" office:value="202.821349960994" calcext:value-type="float">
            <text:p>202.821349961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2100" calcext:value-type="float">
            <text:p>2100</text:p>
          </table:table-cell>
          <table:table-cell office:value-type="float" office:value="595" calcext:value-type="float">
            <text:p>59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20:.F20])" office:value-type="float" office:value="1485.2" calcext:value-type="float">
            <text:p>1485.2</text:p>
          </table:table-cell>
          <table:table-cell table:formula="of:=STDEV([.B20:.F20])/SQRT(COUNT([.B20:.F20]))" office:value-type="float" office:value="376.622543138352" calcext:value-type="float">
            <text:p>376.6225431384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1771" calcext:value-type="float">
            <text:p>1771</text:p>
          </table:table-cell>
          <table:table-cell office:value-type="float" office:value="1901" calcext:value-type="float">
            <text:p>1901</text:p>
          </table:table-cell>
          <table:table-cell office:value-type="float" office:value="1421" calcext:value-type="float">
            <text:p>1421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table:formula="of:=AVERAGE([.L20:.P20])" office:value-type="float" office:value="1570" calcext:value-type="float">
            <text:p>1570</text:p>
          </table:table-cell>
          <table:table-cell table:formula="of:=STDEV([.L20:.P20])/SQRT(COUNT([.L20:.P20]))" office:value-type="float" office:value="131.247857125364" calcext:value-type="float">
            <text:p>131.247857125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21:.F21])" office:value-type="float" office:value="2100" calcext:value-type="float">
            <text:p>2100</text:p>
          </table:table-cell>
          <table:table-cell table:formula="of:=STDEV([.B21:.F21])/SQRT(COUNT([.B21:.F21]))" office:value-type="float" office:value="0" calcext:value-type="float">
            <text:p>0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2456" calcext:value-type="float">
            <text:p>2456</text:p>
          </table:table-cell>
          <table:table-cell office:value-type="float" office:value="1596" calcext:value-type="float">
            <text:p>1596</text:p>
          </table:table-cell>
          <table:table-cell office:value-type="float" office:value="1421" calcext:value-type="float">
            <text:p>1421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AVERAGE([.L21:.P21])" office:value-type="float" office:value="1725" calcext:value-type="float">
            <text:p>1725</text:p>
          </table:table-cell>
          <table:table-cell table:formula="of:=STDEV([.L21:.P21])/SQRT(COUNT([.L21:.P21]))" office:value-type="float" office:value="187.165701986235" calcext:value-type="float">
            <text:p>187.1657019862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22:.F22])" office:value-type="float" office:value="1831" calcext:value-type="float">
            <text:p>1831</text:p>
          </table:table-cell>
          <table:table-cell table:formula="of:=STDEV([.B22:.F22])/SQRT(COUNT([.B22:.F22]))" office:value-type="float" office:value="269" calcext:value-type="float">
            <text:p>269</text:p>
          </table:table-cell>
          <table:table-cell/>
          <table:table-cell office:value-type="float" office:value="1546" calcext:value-type="float">
            <text:p>1546</text:p>
          </table:table-cell>
          <table:table-cell office:value-type="float" office:value="1271" calcext:value-type="float">
            <text:p>1271</text:p>
          </table:table-cell>
          <table:table-cell office:value-type="float" office:value="1816" calcext:value-type="float">
            <text:p>1816</text:p>
          </table:table-cell>
          <table:table-cell office:value-type="float" office:value="1646" calcext:value-type="float">
            <text:p>1646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table:formula="of:=AVERAGE([.L22:.P22])" office:value-type="float" office:value="1487" calcext:value-type="float">
            <text:p>1487</text:p>
          </table:table-cell>
          <table:table-cell table:formula="of:=STDEV([.L22:.P22])/SQRT(COUNT([.L22:.P22]))" office:value-type="float" office:value="121.082616423663" calcext:value-type="float">
            <text:p>121.0826164237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403" calcext:value-type="float">
            <text:p>403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23:.F23])" office:value-type="float" office:value="1491.6" calcext:value-type="float">
            <text:p>1491.6</text:p>
          </table:table-cell>
          <table:table-cell table:formula="of:=STDEV([.B23:.F23])/SQRT(COUNT([.B23:.F23]))" office:value-type="float" office:value="376.701552956714" calcext:value-type="float">
            <text:p>376.7015529567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276" calcext:value-type="float">
            <text:p>1276</text:p>
          </table:table-cell>
          <table:table-cell office:value-type="float" office:value="896" calcext:value-type="float">
            <text:p>896</text:p>
          </table:table-cell>
          <table:table-cell office:value-type="float" office:value="1746" calcext:value-type="float">
            <text:p>1746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L23:.P23])" office:value-type="float" office:value="1399" calcext:value-type="float">
            <text:p>1399</text:p>
          </table:table-cell>
          <table:table-cell table:formula="of:=STDEV([.L23:.P23])/SQRT(COUNT([.L23:.P23]))" office:value-type="float" office:value="160.246684833103" calcext:value-type="float">
            <text:p>160.2466848331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947" calcext:value-type="float">
            <text:p>947</text:p>
          </table:table-cell>
          <table:table-cell table:number-columns-repeated="2"/>
          <table:table-cell table:formula="of:=AVERAGE([.B24:.F24])" office:value-type="float" office:value="1869.4" calcext:value-type="float">
            <text:p>1869.4</text:p>
          </table:table-cell>
          <table:table-cell table:formula="of:=STDEV([.B24:.F24])/SQRT(COUNT([.B24:.F24]))" office:value-type="float" office:value="230.6" calcext:value-type="float">
            <text:p>230.6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1806" calcext:value-type="float">
            <text:p>1806</text:p>
          </table:table-cell>
          <table:table-cell office:value-type="float" office:value="1321" calcext:value-type="float">
            <text:p>1321</text:p>
          </table:table-cell>
          <table:table-cell office:value-type="float" office:value="1871" calcext:value-type="float">
            <text:p>1871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24:.P24])" office:value-type="float" office:value="1500" calcext:value-type="float">
            <text:p>1500</text:p>
          </table:table-cell>
          <table:table-cell table:formula="of:=STDEV([.L24:.P24])/SQRT(COUNT([.L24:.P24]))" office:value-type="float" office:value="203.607465481991" calcext:value-type="float">
            <text:p>203.607465482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25:.F25])" office:value-type="float" office:value="2100" calcext:value-type="float">
            <text:p>2100</text:p>
          </table:table-cell>
          <table:table-cell table:formula="of:=STDEV([.B25:.F25])/SQRT(COUNT([.B25:.F25]))" office:value-type="float" office:value="0" calcext:value-type="float">
            <text:p>0</text:p>
          </table:table-cell>
          <table:table-cell/>
          <table:table-cell office:value-type="float" office:value="1861" calcext:value-type="float">
            <text:p>1861</text:p>
          </table:table-cell>
          <table:table-cell office:value-type="float" office:value="1731" calcext:value-type="float">
            <text:p>1731</text:p>
          </table:table-cell>
          <table:table-cell office:value-type="float" office:value="1396" calcext:value-type="float">
            <text:p>1396</text:p>
          </table:table-cell>
          <table:table-cell office:value-type="float" office:value="1521" calcext:value-type="float">
            <text:p>1521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L25:.P25])" office:value-type="float" office:value="1593" calcext:value-type="float">
            <text:p>1593</text:p>
          </table:table-cell>
          <table:table-cell table:formula="of:=STDEV([.L25:.P25])/SQRT(COUNT([.L25:.P25]))" office:value-type="float" office:value="87.6441669479493" calcext:value-type="float">
            <text:p>87.6441669479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26:.F26])" office:value-type="float" office:value="1882.2" calcext:value-type="float">
            <text:p>1882.2</text:p>
          </table:table-cell>
          <table:table-cell table:formula="of:=STDEV([.B26:.F26])/SQRT(COUNT([.B26:.F26]))" office:value-type="float" office:value="217.8" calcext:value-type="float">
            <text:p>217.8</text:p>
          </table:table-cell>
          <table:table-cell/>
          <table:table-cell office:value-type="float" office:value="1716" calcext:value-type="float">
            <text:p>1716</text:p>
          </table:table-cell>
          <table:table-cell office:value-type="float" office:value="1731" calcext:value-type="float">
            <text:p>1731</text:p>
          </table:table-cell>
          <table:table-cell office:value-type="float" office:value="1321" calcext:value-type="float">
            <text:p>1321</text:p>
          </table:table-cell>
          <table:table-cell office:value-type="float" office:value="1221" calcext:value-type="float">
            <text:p>1221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26:.P26])" office:value-type="float" office:value="1449" calcext:value-type="float">
            <text:p>1449</text:p>
          </table:table-cell>
          <table:table-cell table:formula="of:=STDEV([.L26:.P26])/SQRT(COUNT([.L26:.P26]))" office:value-type="float" office:value="113.232062597128" calcext:value-type="float">
            <text:p>113.2320625971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235" calcext:value-type="float">
            <text:p>1235</text:p>
          </table:table-cell>
          <table:table-cell office:value-type="float" office:value="1843" calcext:value-type="float">
            <text:p>1843</text:p>
          </table:table-cell>
          <table:table-cell office:value-type="float" office:value="2100" calcext:value-type="float">
            <text:p>2100</text:p>
          </table:table-cell>
          <table:table-cell office:value-type="float" office:value="2035" calcext:value-type="float">
            <text:p>2035</text:p>
          </table:table-cell>
          <table:table-cell table:number-columns-repeated="2"/>
          <table:table-cell table:formula="of:=AVERAGE([.B27:.F27])" office:value-type="float" office:value="1561.6" calcext:value-type="float">
            <text:p>1561.6</text:p>
          </table:table-cell>
          <table:table-cell table:formula="of:=STDEV([.B27:.F27])/SQRT(COUNT([.B27:.F27]))" office:value-type="float" office:value="285.845342799214" calcext:value-type="float">
            <text:p>285.8453427992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1706" calcext:value-type="float">
            <text:p>1706</text:p>
          </table:table-cell>
          <table:table-cell office:value-type="float" office:value="771" calcext:value-type="float">
            <text:p>771</text:p>
          </table:table-cell>
          <table:table-cell office:value-type="float" office:value="1421" calcext:value-type="float">
            <text:p>1421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27:.P27])" office:value-type="float" office:value="1235" calcext:value-type="float">
            <text:p>1235</text:p>
          </table:table-cell>
          <table:table-cell table:formula="of:=STDEV([.L27:.P27])/SQRT(COUNT([.L27:.P27]))" office:value-type="float" office:value="171.021928418551" calcext:value-type="float">
            <text:p>171.0219284186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87" calcext:value-type="float">
            <text:p>787</text:p>
          </table:table-cell>
          <table:table-cell office:value-type="float" office:value="2100" calcext:value-type="float">
            <text:p>2100</text:p>
          </table:table-cell>
          <table:table-cell office:value-type="float" office:value="1523" calcext:value-type="float">
            <text:p>1523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28:.F28])" office:value-type="float" office:value="1722" calcext:value-type="float">
            <text:p>1722</text:p>
          </table:table-cell>
          <table:table-cell table:formula="of:=STDEV([.B28:.F28])/SQRT(COUNT([.B28:.F28]))" office:value-type="float" office:value="259.082805295913" calcext:value-type="float">
            <text:p>259.0828052959</text:p>
          </table:table-cell>
          <table:table-cell/>
          <table:table-cell office:value-type="float" office:value="1346" calcext:value-type="float">
            <text:p>1346</text:p>
          </table:table-cell>
          <table:table-cell office:value-type="float" office:value="2356" calcext:value-type="float">
            <text:p>2356</text:p>
          </table:table-cell>
          <table:table-cell office:value-type="float" office:value="2296" calcext:value-type="float">
            <text:p>2296</text:p>
          </table:table-cell>
          <table:table-cell office:value-type="float" office:value="1846" calcext:value-type="float">
            <text:p>1846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AVERAGE([.L28:.P28])" office:value-type="float" office:value="1795" calcext:value-type="float">
            <text:p>1795</text:p>
          </table:table-cell>
          <table:table-cell table:formula="of:=STDEV([.L28:.P28])/SQRT(COUNT([.L28:.P28]))" office:value-type="float" office:value="246.050807761324" calcext:value-type="float">
            <text:p>246.0508077613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563" calcext:value-type="float">
            <text:p>563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29:.F29])" office:value-type="float" office:value="1792.6" calcext:value-type="float">
            <text:p>1792.6</text:p>
          </table:table-cell>
          <table:table-cell table:formula="of:=STDEV([.B29:.F29])/SQRT(COUNT([.B29:.F29]))" office:value-type="float" office:value="307.4" calcext:value-type="float">
            <text:p>307.4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1606" calcext:value-type="float">
            <text:p>1606</text:p>
          </table:table-cell>
          <table:table-cell office:value-type="float" office:value="1401" calcext:value-type="float">
            <text:p>1401</text:p>
          </table:table-cell>
          <table:table-cell office:value-type="float" office:value="1846" calcext:value-type="float">
            <text:p>184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29:.P29])" office:value-type="float" office:value="1556" calcext:value-type="float">
            <text:p>1556</text:p>
          </table:table-cell>
          <table:table-cell table:formula="of:=STDEV([.L29:.P29])/SQRT(COUNT([.L29:.P29]))" office:value-type="float" office:value="80.1093003339812" calcext:value-type="float">
            <text:p>80.10930033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30:.F30])" office:value-type="float" office:value="2100" calcext:value-type="float">
            <text:p>2100</text:p>
          </table:table-cell>
          <table:table-cell table:formula="of:=STDEV([.B30:.F30])/SQRT(COUNT([.B30:.F30]))" office:value-type="float" office:value="0" calcext:value-type="float">
            <text:p>0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056" calcext:value-type="float">
            <text:p>1056</text:p>
          </table:table-cell>
          <table:table-cell office:value-type="float" office:value="1366" calcext:value-type="float">
            <text:p>1366</text:p>
          </table:table-cell>
          <table:table-cell office:value-type="float" office:value="1971" calcext:value-type="float">
            <text:p>1971</text:p>
          </table:table-cell>
          <table:table-cell office:value-type="float" office:value="1081" calcext:value-type="float">
            <text:p>1081</text:p>
          </table:table-cell>
          <table:table-cell table:number-columns-repeated="2"/>
          <table:table-cell table:formula="of:=AVERAGE([.L30:.P30])" office:value-type="float" office:value="1444" calcext:value-type="float">
            <text:p>1444</text:p>
          </table:table-cell>
          <table:table-cell table:formula="of:=STDEV([.L30:.P30])/SQRT(COUNT([.L30:.P30]))" office:value-type="float" office:value="181.291202213455" calcext:value-type="float">
            <text:p>181.291202213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619" calcext:value-type="float">
            <text:p>1619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table:formula="of:=AVERAGE([.B31:.F31])" office:value-type="float" office:value="1939.6" calcext:value-type="float">
            <text:p>1939.6</text:p>
          </table:table-cell>
          <table:table-cell table:formula="of:=STDEV([.B31:.F31])/SQRT(COUNT([.B31:.F31]))" office:value-type="float" office:value="101.430074435544" calcext:value-type="float">
            <text:p>101.4300744355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2231" calcext:value-type="float">
            <text:p>2231</text:p>
          </table:table-cell>
          <table:table-cell office:value-type="float" office:value="1566" calcext:value-type="float">
            <text:p>1566</text:p>
          </table:table-cell>
          <table:table-cell office:value-type="float" office:value="1646" calcext:value-type="float">
            <text:p>164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31:.P31])" office:value-type="float" office:value="1649" calcext:value-type="float">
            <text:p>1649</text:p>
          </table:table-cell>
          <table:table-cell table:formula="of:=STDEV([.L31:.P31])/SQRT(COUNT([.L31:.P31]))" office:value-type="float" office:value="153.733535703827" calcext:value-type="float">
            <text:p>153.7335357038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1971" calcext:value-type="float">
            <text:p>1971</text:p>
          </table:table-cell>
          <table:table-cell table:number-columns-repeated="2"/>
          <table:table-cell table:formula="of:=AVERAGE([.B32:.F32])" office:value-type="float" office:value="2074.2" calcext:value-type="float">
            <text:p>2074.2</text:p>
          </table:table-cell>
          <table:table-cell table:formula="of:=STDEV([.B32:.F32])/SQRT(COUNT([.B32:.F32]))" office:value-type="float" office:value="25.8" calcext:value-type="float">
            <text:p>25.8</text:p>
          </table:table-cell>
          <table:table-cell/>
          <table:table-cell office:value-type="float" office:value="1546" calcext:value-type="float">
            <text:p>1546</text:p>
          </table:table-cell>
          <table:table-cell office:value-type="float" office:value="1681" calcext:value-type="float">
            <text:p>1681</text:p>
          </table:table-cell>
          <table:table-cell table:number-columns-repeated="2" office:value-type="float" office:value="1546" calcext:value-type="float">
            <text:p>1546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AVERAGE([.L32:.P32])" office:value-type="float" office:value="1543.8" calcext:value-type="float">
            <text:p>1543.8</text:p>
          </table:table-cell>
          <table:table-cell table:formula="of:=STDEV([.L32:.P32])/SQRT(COUNT([.L32:.P32]))" office:value-type="float" office:value="44.4504218202707" calcext:value-type="float">
            <text:p>44.4504218203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33:.F33])" office:value-type="float" office:value="1850.2" calcext:value-type="float">
            <text:p>1850.2</text:p>
          </table:table-cell>
          <table:table-cell table:formula="of:=STDEV([.B33:.F33])/SQRT(COUNT([.B33:.F33]))" office:value-type="float" office:value="249.8" calcext:value-type="float">
            <text:p>249.8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1831" calcext:value-type="float">
            <text:p>1831</text:p>
          </table:table-cell>
          <table:table-cell office:value-type="float" office:value="1121" calcext:value-type="float">
            <text:p>1121</text:p>
          </table:table-cell>
          <table:table-cell office:value-type="float" office:value="1446" calcext:value-type="float">
            <text:p>1446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formula="of:=AVERAGE([.L33:.P33])" office:value-type="float" office:value="1350" calcext:value-type="float">
            <text:p>1350</text:p>
          </table:table-cell>
          <table:table-cell table:formula="of:=STDEV([.L33:.P33])/SQRT(COUNT([.L33:.P33]))" office:value-type="float" office:value="158.01423986464" calcext:value-type="float">
            <text:p>158.0142398646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34:.F34])" office:value-type="float" office:value="1767" calcext:value-type="float">
            <text:p>1767</text:p>
          </table:table-cell>
          <table:table-cell table:formula="of:=STDEV([.B34:.F34])/SQRT(COUNT([.B34:.F34]))" office:value-type="float" office:value="333" calcext:value-type="float">
            <text:p>333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1716" calcext:value-type="float">
            <text:p>1716</text:p>
          </table:table-cell>
          <table:table-cell office:value-type="float" office:value="996" calcext:value-type="float">
            <text:p>996</text:p>
          </table:table-cell>
          <table:table-cell office:value-type="float" office:value="1546" calcext:value-type="float">
            <text:p>154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34:.P34])" office:value-type="float" office:value="1287" calcext:value-type="float">
            <text:p>1287</text:p>
          </table:table-cell>
          <table:table-cell table:formula="of:=STDEV([.L34:.P34])/SQRT(COUNT([.L34:.P34]))" office:value-type="float" office:value="166.991017722511" calcext:value-type="float">
            <text:p>166.9910177225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35:.F35])" office:value-type="float" office:value="1875.8" calcext:value-type="float">
            <text:p>1875.8</text:p>
          </table:table-cell>
          <table:table-cell table:formula="of:=STDEV([.B35:.F35])/SQRT(COUNT([.B35:.F35]))" office:value-type="float" office:value="224.2" calcext:value-type="float">
            <text:p>224.2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1581" calcext:value-type="float">
            <text:p>1581</text:p>
          </table:table-cell>
          <table:table-cell office:value-type="float" office:value="1546" calcext:value-type="float">
            <text:p>1546</text:p>
          </table:table-cell>
          <table:table-cell office:value-type="float" office:value="2071" calcext:value-type="float">
            <text:p>2071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35:.P35])" office:value-type="float" office:value="1730" calcext:value-type="float">
            <text:p>1730</text:p>
          </table:table-cell>
          <table:table-cell table:formula="of:=STDEV([.L35:.P35])/SQRT(COUNT([.L35:.P35]))" office:value-type="float" office:value="103.542261903051" calcext:value-type="float">
            <text:p>103.5422619031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1299" calcext:value-type="float">
            <text:p>1299</text:p>
          </table:table-cell>
          <table:table-cell table:number-columns-repeated="2"/>
          <table:table-cell table:formula="of:=AVERAGE([.B36:.F36])" office:value-type="float" office:value="1939.8" calcext:value-type="float">
            <text:p>1939.8</text:p>
          </table:table-cell>
          <table:table-cell table:formula="of:=STDEV([.B36:.F36])/SQRT(COUNT([.B36:.F36]))" office:value-type="float" office:value="160.2" calcext:value-type="float">
            <text:p>160.2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1481" calcext:value-type="float">
            <text:p>1481</text:p>
          </table:table-cell>
          <table:table-cell office:value-type="float" office:value="1366" calcext:value-type="float">
            <text:p>1366</text:p>
          </table:table-cell>
          <table:table-cell office:value-type="float" office:value="1421" calcext:value-type="float">
            <text:p>1421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formula="of:=AVERAGE([.L36:.P36])" office:value-type="float" office:value="1409" calcext:value-type="float">
            <text:p>1409</text:p>
          </table:table-cell>
          <table:table-cell table:formula="of:=STDEV([.L36:.P36])/SQRT(COUNT([.L36:.P36]))" office:value-type="float" office:value="153.887946246612" calcext:value-type="float">
            <text:p>153.8879462466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1075" calcext:value-type="float">
            <text:p>107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37:.F37])" office:value-type="float" office:value="1895" calcext:value-type="float">
            <text:p>1895</text:p>
          </table:table-cell>
          <table:table-cell table:formula="of:=STDEV([.B37:.F37])/SQRT(COUNT([.B37:.F37]))" office:value-type="float" office:value="205" calcext:value-type="float">
            <text:p>205</text:p>
          </table:table-cell>
          <table:table-cell/>
          <table:table-cell office:value-type="float" office:value="1771" calcext:value-type="float">
            <text:p>1771</text:p>
          </table:table-cell>
          <table:table-cell office:value-type="float" office:value="1606" calcext:value-type="float">
            <text:p>1606</text:p>
          </table:table-cell>
          <table:table-cell office:value-type="float" office:value="811" calcext:value-type="float">
            <text:p>811</text:p>
          </table:table-cell>
          <table:table-cell office:value-type="float" office:value="1771" calcext:value-type="float">
            <text:p>1771</text:p>
          </table:table-cell>
          <table:table-cell office:value-type="float" office:value="1031" calcext:value-type="float">
            <text:p>1031</text:p>
          </table:table-cell>
          <table:table-cell table:number-columns-repeated="2"/>
          <table:table-cell table:formula="of:=AVERAGE([.L37:.P37])" office:value-type="float" office:value="1398" calcext:value-type="float">
            <text:p>1398</text:p>
          </table:table-cell>
          <table:table-cell table:formula="of:=STDEV([.L37:.P37])/SQRT(COUNT([.L37:.P37]))" office:value-type="float" office:value="200.097476245954" calcext:value-type="float">
            <text:p>200.097476246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2035" calcext:value-type="float">
            <text:p>2035</text:p>
          </table:table-cell>
          <table:table-cell table:number-columns-repeated="2"/>
          <table:table-cell table:formula="of:=AVERAGE([.B38:.F38])" office:value-type="float" office:value="1837.2" calcext:value-type="float">
            <text:p>1837.2</text:p>
          </table:table-cell>
          <table:table-cell table:formula="of:=STDEV([.B38:.F38])/SQRT(COUNT([.B38:.F38]))" office:value-type="float" office:value="246.871099969194" calcext:value-type="float">
            <text:p>246.8710999692</text:p>
          </table:table-cell>
          <table:table-cell/>
          <table:table-cell office:value-type="float" office:value="1841" calcext:value-type="float">
            <text:p>1841</text:p>
          </table:table-cell>
          <table:table-cell office:value-type="float" office:value="2456" calcext:value-type="float">
            <text:p>2456</text:p>
          </table:table-cell>
          <table:table-cell office:value-type="float" office:value="1421" calcext:value-type="float">
            <text:p>1421</text:p>
          </table:table-cell>
          <table:table-cell office:value-type="float" office:value="1546" calcext:value-type="float">
            <text:p>1546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formula="of:=AVERAGE([.L38:.P38])" office:value-type="float" office:value="1634" calcext:value-type="float">
            <text:p>1634</text:p>
          </table:table-cell>
          <table:table-cell table:formula="of:=STDEV([.L38:.P38])/SQRT(COUNT([.L38:.P38]))" office:value-type="float" office:value="255.110760259147" calcext:value-type="float">
            <text:p>255.1107602591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39:.F39])" office:value-type="float" office:value="1831" calcext:value-type="float">
            <text:p>1831</text:p>
          </table:table-cell>
          <table:table-cell table:formula="of:=STDEV([.B39:.F39])/SQRT(COUNT([.B39:.F39]))" office:value-type="float" office:value="269" calcext:value-type="float">
            <text:p>269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1931" calcext:value-type="float">
            <text:p>1931</text:p>
          </table:table-cell>
          <table:table-cell office:value-type="float" office:value="1821" calcext:value-type="float">
            <text:p>1821</text:p>
          </table:table-cell>
          <table:table-cell office:value-type="float" office:value="2171" calcext:value-type="float">
            <text:p>2171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table:formula="of:=AVERAGE([.L39:.P39])" office:value-type="float" office:value="1680" calcext:value-type="float">
            <text:p>1680</text:p>
          </table:table-cell>
          <table:table-cell table:formula="of:=STDEV([.L39:.P39])/SQRT(COUNT([.L39:.P39]))" office:value-type="float" office:value="190.711824489202" calcext:value-type="float">
            <text:p>190.7118244892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40:.F40])" office:value-type="float" office:value="1850.2" calcext:value-type="float">
            <text:p>1850.2</text:p>
          </table:table-cell>
          <table:table-cell table:formula="of:=STDEV([.B40:.F40])/SQRT(COUNT([.B40:.F40]))" office:value-type="float" office:value="249.8" calcext:value-type="float">
            <text:p>249.8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256" calcext:value-type="float">
            <text:p>1256</text:p>
          </table:table-cell>
          <table:table-cell office:value-type="float" office:value="1371" calcext:value-type="float">
            <text:p>1371</text:p>
          </table:table-cell>
          <table:table-cell office:value-type="float" office:value="1646" calcext:value-type="float">
            <text:p>1646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40:.P40])" office:value-type="float" office:value="1385" calcext:value-type="float">
            <text:p>1385</text:p>
          </table:table-cell>
          <table:table-cell table:formula="of:=STDEV([.L40:.P40])/SQRT(COUNT([.L40:.P40]))" office:value-type="float" office:value="74.151871183403" calcext:value-type="float">
            <text:p>74.151871183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203" calcext:value-type="float">
            <text:p>1203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41:.F41])" office:value-type="float" office:value="1920.6" calcext:value-type="float">
            <text:p>1920.6</text:p>
          </table:table-cell>
          <table:table-cell table:formula="of:=STDEV([.B41:.F41])/SQRT(COUNT([.B41:.F41]))" office:value-type="float" office:value="179.4" calcext:value-type="float">
            <text:p>179.4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876" calcext:value-type="float">
            <text:p>1876</text:p>
          </table:table-cell>
          <table:table-cell office:value-type="float" office:value="1096" calcext:value-type="float">
            <text:p>1096</text:p>
          </table:table-cell>
          <table:table-cell office:value-type="float" office:value="1546" calcext:value-type="float">
            <text:p>154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41:.P41])" office:value-type="float" office:value="1476" calcext:value-type="float">
            <text:p>1476</text:p>
          </table:table-cell>
          <table:table-cell table:formula="of:=STDEV([.L41:.P41])/SQRT(COUNT([.L41:.P41]))" office:value-type="float" office:value="127.397017233529" calcext:value-type="float">
            <text:p>127.397017233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1555" calcext:value-type="float">
            <text:p>1555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42:.F42])" office:value-type="float" office:value="1741.2" calcext:value-type="float">
            <text:p>1741.2</text:p>
          </table:table-cell>
          <table:table-cell table:formula="of:=STDEV([.B42:.F42])/SQRT(COUNT([.B42:.F42]))" office:value-type="float" office:value="246.306597556785" calcext:value-type="float">
            <text:p>246.3065975568</text:p>
          </table:table-cell>
          <table:table-cell/>
          <table:table-cell office:value-type="float" office:value="1731" calcext:value-type="float">
            <text:p>1731</text:p>
          </table:table-cell>
          <table:table-cell office:value-type="float" office:value="2231" calcext:value-type="float">
            <text:p>2231</text:p>
          </table:table-cell>
          <table:table-cell office:value-type="float" office:value="1971" calcext:value-type="float">
            <text:p>1971</text:p>
          </table:table-cell>
          <table:table-cell office:value-type="float" office:value="1746" calcext:value-type="float">
            <text:p>174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42:.P42])" office:value-type="float" office:value="1807" calcext:value-type="float">
            <text:p>1807</text:p>
          </table:table-cell>
          <table:table-cell table:formula="of:=STDEV([.L42:.P42])/SQRT(COUNT([.L42:.P42]))" office:value-type="float" office:value="144.839566417468" calcext:value-type="float">
            <text:p>144.8395664175</text:p>
          </table:table-cell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office:value-type="float" office:value="2100" calcext:value-type="float">
            <text:p>2100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table:formula="of:=AVERAGE([.B43:.F43])" office:value-type="float" office:value="1401.8" calcext:value-type="float">
            <text:p>1401.8</text:p>
          </table:table-cell>
          <table:table-cell table:formula="of:=STDEV([.B43:.F43])/SQRT(COUNT([.B43:.F43]))" office:value-type="float" office:value="299.463086205963" calcext:value-type="float">
            <text:p>299.463086206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float" office:value="1736" calcext:value-type="float">
            <text:p>1736</text:p>
          </table:table-cell>
          <table:table-cell office:value-type="float" office:value="1661" calcext:value-type="float">
            <text:p>1661</text:p>
          </table:table-cell>
          <table:table-cell office:value-type="float" office:value="1446" calcext:value-type="float">
            <text:p>1446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43:.P43])" office:value-type="float" office:value="1528" calcext:value-type="float">
            <text:p>1528</text:p>
          </table:table-cell>
          <table:table-cell table:formula="of:=STDEV([.L43:.P43])/SQRT(COUNT([.L43:.P43]))" office:value-type="float" office:value="84.211044406301" calcext:value-type="float">
            <text:p>84.2110444063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44:.F44])" office:value-type="float" office:value="2100" calcext:value-type="float">
            <text:p>2100</text:p>
          </table:table-cell>
          <table:table-cell table:formula="of:=STDEV([.B44:.F44])/SQRT(COUNT([.B44:.F44]))" office:value-type="float" office:value="0" calcext:value-type="float">
            <text:p>0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2356" calcext:value-type="float">
            <text:p>2356</text:p>
          </table:table-cell>
          <table:table-cell office:value-type="float" office:value="1421" calcext:value-type="float">
            <text:p>1421</text:p>
          </table:table-cell>
          <table:table-cell office:value-type="float" office:value="1446" calcext:value-type="float">
            <text:p>1446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formula="of:=AVERAGE([.L44:.P44])" office:value-type="float" office:value="1595" calcext:value-type="float">
            <text:p>1595</text:p>
          </table:table-cell>
          <table:table-cell table:formula="of:=STDEV([.L44:.P44])/SQRT(COUNT([.L44:.P44]))" office:value-type="float" office:value="208.964111751277" calcext:value-type="float">
            <text:p>208.9641117513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45:.F45])" office:value-type="float" office:value="1933.4" calcext:value-type="float">
            <text:p>1933.4</text:p>
          </table:table-cell>
          <table:table-cell table:formula="of:=STDEV([.B45:.F45])/SQRT(COUNT([.B45:.F45]))" office:value-type="float" office:value="166.6" calcext:value-type="float">
            <text:p>166.6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886" calcext:value-type="float">
            <text:p>1886</text:p>
          </table:table-cell>
          <table:table-cell office:value-type="float" office:value="1071" calcext:value-type="float">
            <text:p>1071</text:p>
          </table:table-cell>
          <table:table-cell office:value-type="float" office:value="1321" calcext:value-type="float">
            <text:p>1321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L45:.P45])" office:value-type="float" office:value="1426" calcext:value-type="float">
            <text:p>1426</text:p>
          </table:table-cell>
          <table:table-cell table:formula="of:=STDEV([.L45:.P45])/SQRT(COUNT([.L45:.P45]))" office:value-type="float" office:value="135.406794511945" calcext:value-type="float">
            <text:p>135.4067945119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46:.F46])" office:value-type="float" office:value="1485.2" calcext:value-type="float">
            <text:p>1485.2</text:p>
          </table:table-cell>
          <table:table-cell table:formula="of:=STDEV([.B46:.F46])/SQRT(COUNT([.B46:.F46]))" office:value-type="float" office:value="378.656229316249" calcext:value-type="float">
            <text:p>378.6562293163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761" calcext:value-type="float">
            <text:p>1761</text:p>
          </table:table-cell>
          <table:table-cell office:value-type="float" office:value="1196" calcext:value-type="float">
            <text:p>1196</text:p>
          </table:table-cell>
          <table:table-cell office:value-type="float" office:value="1646" calcext:value-type="float">
            <text:p>1646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46:.P46])" office:value-type="float" office:value="1496" calcext:value-type="float">
            <text:p>1496</text:p>
          </table:table-cell>
          <table:table-cell table:formula="of:=STDEV([.L46:.P46])/SQRT(COUNT([.L46:.P46]))" office:value-type="float" office:value="117.356295101712" calcext:value-type="float">
            <text:p>117.3562951017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47:.F47])" office:value-type="float" office:value="2100" calcext:value-type="float">
            <text:p>2100</text:p>
          </table:table-cell>
          <table:table-cell table:formula="of:=STDEV([.B47:.F47])/SQRT(COUNT([.B47:.F47]))" office:value-type="float" office:value="0" calcext:value-type="float">
            <text:p>0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1726" calcext:value-type="float">
            <text:p>1726</text:p>
          </table:table-cell>
          <table:table-cell office:value-type="float" office:value="1496" calcext:value-type="float">
            <text:p>1496</text:p>
          </table:table-cell>
          <table:table-cell office:value-type="float" office:value="1521" calcext:value-type="float">
            <text:p>1521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47:.P47])" office:value-type="float" office:value="1484" calcext:value-type="float">
            <text:p>1484</text:p>
          </table:table-cell>
          <table:table-cell table:formula="of:=STDEV([.L47:.P47])/SQRT(COUNT([.L47:.P47]))" office:value-type="float" office:value="71.773950706367" calcext:value-type="float">
            <text:p>71.773950706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48:.F48])" office:value-type="float" office:value="1549.2" calcext:value-type="float">
            <text:p>1549.2</text:p>
          </table:table-cell>
          <table:table-cell table:formula="of:=STDEV([.B48:.F48])/SQRT(COUNT([.B48:.F48]))" office:value-type="float" office:value="349.373925758635" calcext:value-type="float">
            <text:p>349.3739257586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2800" calcext:value-type="float">
            <text:p>2800</text:p>
          </table:table-cell>
          <table:table-cell office:value-type="float" office:value="671" calcext:value-type="float">
            <text:p>671</text:p>
          </table:table-cell>
          <table:table-cell office:value-type="float" office:value="1446" calcext:value-type="float">
            <text:p>144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48:.P48])" office:value-type="float" office:value="1561.8" calcext:value-type="float">
            <text:p>1561.8</text:p>
          </table:table-cell>
          <table:table-cell table:formula="of:=STDEV([.L48:.P48])/SQRT(COUNT([.L48:.P48]))" office:value-type="float" office:value="345.187832925785" calcext:value-type="float">
            <text:p>345.1878329258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49:.F49])" office:value-type="float" office:value="1811.8" calcext:value-type="float">
            <text:p>1811.8</text:p>
          </table:table-cell>
          <table:table-cell table:formula="of:=STDEV([.B49:.F49])/SQRT(COUNT([.B49:.F49]))" office:value-type="float" office:value="288.2" calcext:value-type="float">
            <text:p>288.2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2241" calcext:value-type="float">
            <text:p>2241</text:p>
          </table:table-cell>
          <table:table-cell office:value-type="float" office:value="1251" calcext:value-type="float">
            <text:p>1251</text:p>
          </table:table-cell>
          <table:table-cell office:value-type="float" office:value="1321" calcext:value-type="float">
            <text:p>1321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AVERAGE([.L49:.P49])" office:value-type="float" office:value="1453" calcext:value-type="float">
            <text:p>1453</text:p>
          </table:table-cell>
          <table:table-cell table:formula="of:=STDEV([.L49:.P49])/SQRT(COUNT([.L49:.P49]))" office:value-type="float" office:value="200.034996938036" calcext:value-type="float">
            <text:p>200.034996938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459" calcext:value-type="float">
            <text:p>1459</text:p>
          </table:table-cell>
          <table:table-cell office:value-type="float" office:value="2100" calcext:value-type="float">
            <text:p>2100</text:p>
          </table:table-cell>
          <table:table-cell office:value-type="float" office:value="2067" calcext:value-type="float">
            <text:p>2067</text:p>
          </table:table-cell>
          <table:table-cell table:number-columns-repeated="2"/>
          <table:table-cell table:formula="of:=AVERAGE([.B50:.F50])" office:value-type="float" office:value="1965.2" calcext:value-type="float">
            <text:p>1965.2</text:p>
          </table:table-cell>
          <table:table-cell table:formula="of:=STDEV([.B50:.F50])/SQRT(COUNT([.B50:.F50]))" office:value-type="float" office:value="126.711246541102" calcext:value-type="float">
            <text:p>126.7112465411</text:p>
          </table:table-cell>
          <table:table-cell/>
          <table:table-cell office:value-type="float" office:value="2386" calcext:value-type="float">
            <text:p>2386</text:p>
          </table:table-cell>
          <table:table-cell office:value-type="float" office:value="1381" calcext:value-type="float">
            <text:p>1381</text:p>
          </table:table-cell>
          <table:table-cell office:value-type="float" office:value="1386" calcext:value-type="float">
            <text:p>1386</text:p>
          </table:table-cell>
          <table:table-cell office:value-type="float" office:value="1846" calcext:value-type="float">
            <text:p>1846</text:p>
          </table:table-cell>
          <table:table-cell office:value-type="float" office:value="1556" calcext:value-type="float">
            <text:p>1556</text:p>
          </table:table-cell>
          <table:table-cell table:number-columns-repeated="2"/>
          <table:table-cell table:formula="of:=AVERAGE([.L50:.P50])" office:value-type="float" office:value="1711" calcext:value-type="float">
            <text:p>1711</text:p>
          </table:table-cell>
          <table:table-cell table:formula="of:=STDEV([.L50:.P50])/SQRT(COUNT([.L50:.P50]))" office:value-type="float" office:value="188.732615093417" calcext:value-type="float">
            <text:p>188.732615093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235" calcext:value-type="float">
            <text:p>1235</text:p>
          </table:table-cell>
          <table:table-cell office:value-type="float" office:value="627" calcext:value-type="float">
            <text:p>627</text:p>
          </table:table-cell>
          <table:table-cell office:value-type="float" office:value="2100" calcext:value-type="float">
            <text:p>2100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table:formula="of:=AVERAGE([.B51:.F51])" office:value-type="float" office:value="1440.2" calcext:value-type="float">
            <text:p>1440.2</text:p>
          </table:table-cell>
          <table:table-cell table:formula="of:=STDEV([.B51:.F51])/SQRT(COUNT([.B51:.F51]))" office:value-type="float" office:value="288.512980643852" calcext:value-type="float">
            <text:p>288.5129806439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2111" calcext:value-type="float">
            <text:p>2111</text:p>
          </table:table-cell>
          <table:table-cell office:value-type="float" office:value="1436" calcext:value-type="float">
            <text:p>1436</text:p>
          </table:table-cell>
          <table:table-cell office:value-type="float" office:value="1771" calcext:value-type="float">
            <text:p>1771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51:.P51])" office:value-type="float" office:value="1669" calcext:value-type="float">
            <text:p>1669</text:p>
          </table:table-cell>
          <table:table-cell table:formula="of:=STDEV([.L51:.P51])/SQRT(COUNT([.L51:.P51]))" office:value-type="float" office:value="131.059146952817" calcext:value-type="float">
            <text:p>131.0591469528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011" calcext:value-type="float">
            <text:p>1011</text:p>
          </table:table-cell>
          <table:table-cell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52:.F52])" office:value-type="float" office:value="1658" calcext:value-type="float">
            <text:p>1658</text:p>
          </table:table-cell>
          <table:table-cell table:formula="of:=STDEV([.B52:.F52])/SQRT(COUNT([.B52:.F52]))" office:value-type="float" office:value="270.715902746773" calcext:value-type="float">
            <text:p>270.7159027468</text:p>
          </table:table-cell>
          <table:table-cell/>
          <table:table-cell office:value-type="float" office:value="2071" calcext:value-type="float">
            <text:p>2071</text:p>
          </table:table-cell>
          <table:table-cell office:value-type="float" office:value="2416" calcext:value-type="float">
            <text:p>2416</text:p>
          </table:table-cell>
          <table:table-cell office:value-type="float" office:value="1996" calcext:value-type="float">
            <text:p>1996</text:p>
          </table:table-cell>
          <table:table-cell office:value-type="float" office:value="1746" calcext:value-type="float">
            <text:p>1746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AVERAGE([.L52:.P52])" office:value-type="float" office:value="1872" calcext:value-type="float">
            <text:p>1872</text:p>
          </table:table-cell>
          <table:table-cell table:formula="of:=STDEV([.L52:.P52])/SQRT(COUNT([.L52:.P52]))" office:value-type="float" office:value="213.994158798786" calcext:value-type="float">
            <text:p>213.9941587988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53:.F53])" office:value-type="float" office:value="1786.2" calcext:value-type="float">
            <text:p>1786.2</text:p>
          </table:table-cell>
          <table:table-cell table:formula="of:=STDEV([.B53:.F53])/SQRT(COUNT([.B53:.F53]))" office:value-type="float" office:value="313.8" calcext:value-type="float">
            <text:p>313.8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float" office:value="2006" calcext:value-type="float">
            <text:p>2006</text:p>
          </table:table-cell>
          <table:table-cell office:value-type="float" office:value="1421" calcext:value-type="float">
            <text:p>1421</text:p>
          </table:table-cell>
          <table:table-cell office:value-type="float" office:value="1646" calcext:value-type="float">
            <text:p>1646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L53:.P53])" office:value-type="float" office:value="1638.4" calcext:value-type="float">
            <text:p>1638.4</text:p>
          </table:table-cell>
          <table:table-cell table:formula="of:=STDEV([.L53:.P53])/SQRT(COUNT([.L53:.P53]))" office:value-type="float" office:value="104.001249992488" calcext:value-type="float">
            <text:p>104.0012499925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54:.F54])" office:value-type="float" office:value="2100" calcext:value-type="float">
            <text:p>2100</text:p>
          </table:table-cell>
          <table:table-cell table:formula="of:=STDEV([.B54:.F54])/SQRT(COUNT([.B54:.F54]))" office:value-type="float" office:value="0" calcext:value-type="float">
            <text:p>0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906" calcext:value-type="float">
            <text:p>1906</text:p>
          </table:table-cell>
          <table:table-cell office:value-type="float" office:value="2016" calcext:value-type="float">
            <text:p>2016</text:p>
          </table:table-cell>
          <table:table-cell office:value-type="float" office:value="1646" calcext:value-type="float">
            <text:p>1646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table:formula="of:=AVERAGE([.L54:.P54])" office:value-type="float" office:value="1529" calcext:value-type="float">
            <text:p>1529</text:p>
          </table:table-cell>
          <table:table-cell table:formula="of:=STDEV([.L54:.P54])/SQRT(COUNT([.L54:.P54]))" office:value-type="float" office:value="241.534676599448" calcext:value-type="float">
            <text:p>241.5346765994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55:.F55])" office:value-type="float" office:value="1760.6" calcext:value-type="float">
            <text:p>1760.6</text:p>
          </table:table-cell>
          <table:table-cell table:formula="of:=STDEV([.B55:.F55])/SQRT(COUNT([.B55:.F55]))" office:value-type="float" office:value="339.4" calcext:value-type="float">
            <text:p>339.4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606" calcext:value-type="float">
            <text:p>1606</text:p>
          </table:table-cell>
          <table:table-cell office:value-type="float" office:value="2006" calcext:value-type="float">
            <text:p>2006</text:p>
          </table:table-cell>
          <table:table-cell office:value-type="float" office:value="1646" calcext:value-type="float">
            <text:p>1646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formula="of:=AVERAGE([.L55:.P55])" office:value-type="float" office:value="1562" calcext:value-type="float">
            <text:p>1562</text:p>
          </table:table-cell>
          <table:table-cell table:formula="of:=STDEV([.L55:.P55])/SQRT(COUNT([.L55:.P55]))" office:value-type="float" office:value="179.376698598229" calcext:value-type="float">
            <text:p>179.3766985982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56:.F56])" office:value-type="float" office:value="2100" calcext:value-type="float">
            <text:p>2100</text:p>
          </table:table-cell>
          <table:table-cell table:formula="of:=STDEV([.B56:.F56])/SQRT(COUNT([.B56:.F56]))" office:value-type="float" office:value="0" calcext:value-type="float">
            <text:p>0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761" calcext:value-type="float">
            <text:p>1761</text:p>
          </table:table-cell>
          <table:table-cell office:value-type="float" office:value="1491" calcext:value-type="float">
            <text:p>1491</text:p>
          </table:table-cell>
          <table:table-cell office:value-type="float" office:value="1871" calcext:value-type="float">
            <text:p>1871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formula="of:=AVERAGE([.L56:.P56])" office:value-type="float" office:value="1693.8" calcext:value-type="float">
            <text:p>1693.8</text:p>
          </table:table-cell>
          <table:table-cell table:formula="of:=STDEV([.L56:.P56])/SQRT(COUNT([.L56:.P56]))" office:value-type="float" office:value="66.5457737200493" calcext:value-type="float">
            <text:p>66.54577372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57:.F57])" office:value-type="float" office:value="2100" calcext:value-type="float">
            <text:p>2100</text:p>
          </table:table-cell>
          <table:table-cell table:formula="of:=STDEV([.B57:.F57])/SQRT(COUNT([.B57:.F57]))" office:value-type="float" office:value="0" calcext:value-type="float">
            <text:p>0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1831" calcext:value-type="float">
            <text:p>1831</text:p>
          </table:table-cell>
          <table:table-cell office:value-type="float" office:value="1396" calcext:value-type="float">
            <text:p>1396</text:p>
          </table:table-cell>
          <table:table-cell office:value-type="float" office:value="1421" calcext:value-type="float">
            <text:p>1421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57:.P57])" office:value-type="float" office:value="1481" calcext:value-type="float">
            <text:p>1481</text:p>
          </table:table-cell>
          <table:table-cell table:formula="of:=STDEV([.L57:.P57])/SQRT(COUNT([.L57:.P57]))" office:value-type="float" office:value="96.0078121821344" calcext:value-type="float">
            <text:p>96.0078121821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691" calcext:value-type="float">
            <text:p>69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58:.F58])" office:value-type="float" office:value="1177.8" calcext:value-type="float">
            <text:p>1177.8</text:p>
          </table:table-cell>
          <table:table-cell table:formula="of:=STDEV([.B58:.F58])/SQRT(COUNT([.B58:.F58]))" office:value-type="float" office:value="378.250366820708" calcext:value-type="float">
            <text:p>378.2503668207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486" calcext:value-type="float">
            <text:p>1486</text:p>
          </table:table-cell>
          <table:table-cell office:value-type="float" office:value="1346" calcext:value-type="float">
            <text:p>1346</text:p>
          </table:table-cell>
          <table:table-cell office:value-type="float" office:value="1421" calcext:value-type="float">
            <text:p>1421</text:p>
          </table:table-cell>
          <table:table-cell office:value-type="float" office:value="1700" calcext:value-type="float">
            <text:p>1700</text:p>
          </table:table-cell>
          <table:table-cell table:number-columns-repeated="2"/>
          <table:table-cell table:formula="of:=AVERAGE([.L58:.P58])" office:value-type="float" office:value="1414.8" calcext:value-type="float">
            <text:p>1414.8</text:p>
          </table:table-cell>
          <table:table-cell table:formula="of:=STDEV([.L58:.P58])/SQRT(COUNT([.L58:.P58]))" office:value-type="float" office:value="94.2068999596102" calcext:value-type="float">
            <text:p>94.2068999596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office:value-type="float" office:value="2100" calcext:value-type="float">
            <text:p>2100</text:p>
          </table:table-cell>
          <table:table-cell office:value-type="float" office:value="947" calcext:value-type="float">
            <text:p>947</text:p>
          </table:table-cell>
          <table:table-cell table:number-columns-repeated="2"/>
          <table:table-cell table:formula="of:=AVERAGE([.B59:.F59])" office:value-type="float" office:value="1600.4" calcext:value-type="float">
            <text:p>1600.4</text:p>
          </table:table-cell>
          <table:table-cell table:formula="of:=STDEV([.B59:.F59])/SQRT(COUNT([.B59:.F59]))" office:value-type="float" office:value="307.443750952918" calcext:value-type="float">
            <text:p>307.4437509529</text:p>
          </table:table-cell>
          <table:table-cell/>
          <table:table-cell office:value-type="float" office:value="1546" calcext:value-type="float">
            <text:p>1546</text:p>
          </table:table-cell>
          <table:table-cell office:value-type="float" office:value="1981" calcext:value-type="float">
            <text:p>1981</text:p>
          </table:table-cell>
          <table:table-cell office:value-type="float" office:value="1321" calcext:value-type="float">
            <text:p>1321</text:p>
          </table:table-cell>
          <table:table-cell office:value-type="float" office:value="2271" calcext:value-type="float">
            <text:p>2271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59:.P59])" office:value-type="float" office:value="1670" calcext:value-type="float">
            <text:p>1670</text:p>
          </table:table-cell>
          <table:table-cell table:formula="of:=STDEV([.L59:.P59])/SQRT(COUNT([.L59:.P59]))" office:value-type="float" office:value="198.471660445515" calcext:value-type="float">
            <text:p>198.4716604455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171" calcext:value-type="float">
            <text:p>1171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0:.F60])" office:value-type="float" office:value="1363.4" calcext:value-type="float">
            <text:p>1363.4</text:p>
          </table:table-cell>
          <table:table-cell table:formula="of:=STDEV([.B60:.F60])/SQRT(COUNT([.B60:.F60]))" office:value-type="float" office:value="330.923646782759" calcext:value-type="float">
            <text:p>330.9236467828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906" calcext:value-type="float">
            <text:p>1906</text:p>
          </table:table-cell>
          <table:table-cell office:value-type="float" office:value="2201" calcext:value-type="float">
            <text:p>2201</text:p>
          </table:table-cell>
          <table:table-cell office:value-type="float" office:value="1746" calcext:value-type="float">
            <text:p>1746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formula="of:=AVERAGE([.L60:.P60])" office:value-type="float" office:value="1721" calcext:value-type="float">
            <text:p>1721</text:p>
          </table:table-cell>
          <table:table-cell table:formula="of:=STDEV([.L60:.P60])/SQRT(COUNT([.L60:.P60]))" office:value-type="float" office:value="217.382151981252" calcext:value-type="float">
            <text:p>217.3821519813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office:value-type="float" office:value="691" calcext:value-type="float">
            <text:p>691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table:formula="of:=AVERAGE([.B61:.F61])" office:value-type="float" office:value="1337.8" calcext:value-type="float">
            <text:p>1337.8</text:p>
          </table:table-cell>
          <table:table-cell table:formula="of:=STDEV([.B61:.F61])/SQRT(COUNT([.B61:.F61]))" office:value-type="float" office:value="318.37798290711" calcext:value-type="float">
            <text:p>318.3779829071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1481" calcext:value-type="float">
            <text:p>1481</text:p>
          </table:table-cell>
          <table:table-cell office:value-type="float" office:value="1596" calcext:value-type="float">
            <text:p>1596</text:p>
          </table:table-cell>
          <table:table-cell office:value-type="float" office:value="1646" calcext:value-type="float">
            <text:p>1646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table:formula="of:=AVERAGE([.L61:.P61])" office:value-type="float" office:value="1483" calcext:value-type="float">
            <text:p>1483</text:p>
          </table:table-cell>
          <table:table-cell table:formula="of:=STDEV([.L61:.P61])/SQRT(COUNT([.L61:.P61]))" office:value-type="float" office:value="86.3365507765975" calcext:value-type="float">
            <text:p>86.3365507766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AVERAGE([.B62:.F62])" office:value-type="float" office:value="1843.8" calcext:value-type="float">
            <text:p>1843.8</text:p>
          </table:table-cell>
          <table:table-cell table:formula="of:=STDEV([.B62:.F62])/SQRT(COUNT([.B62:.F62]))" office:value-type="float" office:value="256.2" calcext:value-type="float">
            <text:p>256.2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321" calcext:value-type="float">
            <text:p>1321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62:.P62])" office:value-type="float" office:value="1374" calcext:value-type="float">
            <text:p>1374</text:p>
          </table:table-cell>
          <table:table-cell table:formula="of:=STDEV([.L62:.P62])/SQRT(COUNT([.L62:.P62]))" office:value-type="float" office:value="37.7027850430177" calcext:value-type="float">
            <text:p>37.702785043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491" calcext:value-type="float">
            <text:p>1491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63:.F63])" office:value-type="float" office:value="1722" calcext:value-type="float">
            <text:p>1722</text:p>
          </table:table-cell>
          <table:table-cell table:formula="of:=STDEV([.B63:.F63])/SQRT(COUNT([.B63:.F63]))" office:value-type="float" office:value="254.698056529688" calcext:value-type="float">
            <text:p>254.6980565297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2031" calcext:value-type="float">
            <text:p>2031</text:p>
          </table:table-cell>
          <table:table-cell office:value-type="float" office:value="1566" calcext:value-type="float">
            <text:p>1566</text:p>
          </table:table-cell>
          <table:table-cell office:value-type="float" office:value="1846" calcext:value-type="float">
            <text:p>1846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formula="of:=AVERAGE([.L63:.P63])" office:value-type="float" office:value="1737.8" calcext:value-type="float">
            <text:p>1737.8</text:p>
          </table:table-cell>
          <table:table-cell table:formula="of:=STDEV([.L63:.P63])/SQRT(COUNT([.L63:.P63]))" office:value-type="float" office:value="87.9217834214025" calcext:value-type="float">
            <text:p>87.9217834214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AVERAGE([.B64:.F64])" office:value-type="float" office:value="1594" calcext:value-type="float">
            <text:p>1594</text:p>
          </table:table-cell>
          <table:table-cell table:formula="of:=STDEV([.B64:.F64])/SQRT(COUNT([.B64:.F64]))" office:value-type="float" office:value="309.901758626827" calcext:value-type="float">
            <text:p>309.9017586268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906" calcext:value-type="float">
            <text:p>1906</text:p>
          </table:table-cell>
          <table:table-cell office:value-type="float" office:value="1596" calcext:value-type="float">
            <text:p>1596</text:p>
          </table:table-cell>
          <table:table-cell office:value-type="float" office:value="1771" calcext:value-type="float">
            <text:p>1771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AVERAGE([.L64:.P64])" office:value-type="float" office:value="1683.8" calcext:value-type="float">
            <text:p>1683.8</text:p>
          </table:table-cell>
          <table:table-cell table:formula="of:=STDEV([.L64:.P64])/SQRT(COUNT([.L64:.P64]))" office:value-type="float" office:value="70.6741819903138" calcext:value-type="float">
            <text:p>70.6741819903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65:.F65])" office:value-type="float" office:value="1542.8" calcext:value-type="float">
            <text:p>1542.8</text:p>
          </table:table-cell>
          <table:table-cell table:formula="of:=STDEV([.B65:.F65])/SQRT(COUNT([.B65:.F65]))" office:value-type="float" office:value="341.551372417093" calcext:value-type="float">
            <text:p>341.5513724171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1581" calcext:value-type="float">
            <text:p>1581</text:p>
          </table:table-cell>
          <table:table-cell office:value-type="float" office:value="1496" calcext:value-type="float">
            <text:p>1496</text:p>
          </table:table-cell>
          <table:table-cell office:value-type="float" office:value="1646" calcext:value-type="float">
            <text:p>1646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AVERAGE([.L65:.P65])" office:value-type="float" office:value="1548.8" calcext:value-type="float">
            <text:p>1548.8</text:p>
          </table:table-cell>
          <table:table-cell table:formula="of:=STDEV([.L65:.P65])/SQRT(COUNT([.L65:.P65]))" office:value-type="float" office:value="45.0703893925934" calcext:value-type="float">
            <text:p>45.0703893926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1043" calcext:value-type="float">
            <text:p>1043</text:p>
          </table:table-cell>
          <table:table-cell table:number-columns-repeated="2"/>
          <table:table-cell table:formula="of:=AVERAGE([.B66:.F66])" office:value-type="float" office:value="1888.6" calcext:value-type="float">
            <text:p>1888.6</text:p>
          </table:table-cell>
          <table:table-cell table:formula="of:=STDEV([.B66:.F66])/SQRT(COUNT([.B66:.F66]))" office:value-type="float" office:value="211.4" calcext:value-type="float">
            <text:p>211.4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2116" calcext:value-type="float">
            <text:p>2116</text:p>
          </table:table-cell>
          <table:table-cell office:value-type="float" office:value="891" calcext:value-type="float">
            <text:p>891</text:p>
          </table:table-cell>
          <table:table-cell office:value-type="float" office:value="1746" calcext:value-type="float">
            <text:p>1746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formula="of:=AVERAGE([.L66:.P66])" office:value-type="float" office:value="1421" calcext:value-type="float">
            <text:p>1421</text:p>
          </table:table-cell>
          <table:table-cell table:formula="of:=STDEV([.L66:.P66])/SQRT(COUNT([.L66:.P66]))" office:value-type="float" office:value="238.264558841637" calcext:value-type="float">
            <text:p>238.2645588416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595" calcext:value-type="float">
            <text:p>595</text:p>
          </table:table-cell>
          <table:table-cell office:value-type="float" office:value="2100" calcext:value-type="float">
            <text:p>2100</text:p>
          </table:table-cell>
          <table:table-cell office:value-type="float" office:value="1523" calcext:value-type="float">
            <text:p>1523</text:p>
          </table:table-cell>
          <table:table-cell table:number-columns-repeated="2"/>
          <table:table-cell table:formula="of:=AVERAGE([.B67:.F67])" office:value-type="float" office:value="1433.8" calcext:value-type="float">
            <text:p>1433.8</text:p>
          </table:table-cell>
          <table:table-cell table:formula="of:=STDEV([.B67:.F67])/SQRT(COUNT([.B67:.F67]))" office:value-type="float" office:value="311.355327560008" calcext:value-type="float">
            <text:p>311.35532756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581" calcext:value-type="float">
            <text:p>1581</text:p>
          </table:table-cell>
          <table:table-cell office:value-type="float" office:value="1801" calcext:value-type="float">
            <text:p>1801</text:p>
          </table:table-cell>
          <table:table-cell office:value-type="float" office:value="1321" calcext:value-type="float">
            <text:p>1321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L67:.P67])" office:value-type="float" office:value="1536" calcext:value-type="float">
            <text:p>1536</text:p>
          </table:table-cell>
          <table:table-cell table:formula="of:=STDEV([.L67:.P67])/SQRT(COUNT([.L67:.P67]))" office:value-type="float" office:value="79.0885579587844" calcext:value-type="float">
            <text:p>79.088557958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68:.F68])" office:value-type="float" office:value="1754.2" calcext:value-type="float">
            <text:p>1754.2</text:p>
          </table:table-cell>
          <table:table-cell table:formula="of:=STDEV([.B68:.F68])/SQRT(COUNT([.B68:.F68]))" office:value-type="float" office:value="345.8" calcext:value-type="float">
            <text:p>345.8</text:p>
          </table:table-cell>
          <table:table-cell/>
          <table:table-cell office:value-type="float" office:value="1491" calcext:value-type="float">
            <text:p>1491</text:p>
          </table:table-cell>
          <table:table-cell office:value-type="float" office:value="1931" calcext:value-type="float">
            <text:p>1931</text:p>
          </table:table-cell>
          <table:table-cell office:value-type="float" office:value="1121" calcext:value-type="float">
            <text:p>1121</text:p>
          </table:table-cell>
          <table:table-cell office:value-type="float" office:value="1971" calcext:value-type="float">
            <text:p>1971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68:.P68])" office:value-type="float" office:value="1589" calcext:value-type="float">
            <text:p>1589</text:p>
          </table:table-cell>
          <table:table-cell table:formula="of:=STDEV([.L68:.P68])/SQRT(COUNT([.L68:.P68]))" office:value-type="float" office:value="160.698475412805" calcext:value-type="float">
            <text:p>160.6984754128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69:.F69])" office:value-type="float" office:value="1831" calcext:value-type="float">
            <text:p>1831</text:p>
          </table:table-cell>
          <table:table-cell table:formula="of:=STDEV([.B69:.F69])/SQRT(COUNT([.B69:.F69]))" office:value-type="float" office:value="269" calcext:value-type="float">
            <text:p>269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806" calcext:value-type="float">
            <text:p>1806</text:p>
          </table:table-cell>
          <table:table-cell office:value-type="float" office:value="1096" calcext:value-type="float">
            <text:p>1096</text:p>
          </table:table-cell>
          <table:table-cell office:value-type="float" office:value="1746" calcext:value-type="float">
            <text:p>1746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69:.P69])" office:value-type="float" office:value="1565" calcext:value-type="float">
            <text:p>1565</text:p>
          </table:table-cell>
          <table:table-cell table:formula="of:=STDEV([.L69:.P69])/SQRT(COUNT([.L69:.P69]))" office:value-type="float" office:value="134.447015586066" calcext:value-type="float">
            <text:p>134.4470155861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70:.F70])" office:value-type="float" office:value="2100" calcext:value-type="float">
            <text:p>2100</text:p>
          </table:table-cell>
          <table:table-cell table:formula="of:=STDEV([.B70:.F70])/SQRT(COUNT([.B70:.F70]))" office:value-type="float" office:value="0" calcext:value-type="float">
            <text:p>0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756" calcext:value-type="float">
            <text:p>2756</text:p>
          </table:table-cell>
          <table:table-cell office:value-type="float" office:value="1221" calcext:value-type="float">
            <text:p>1221</text:p>
          </table:table-cell>
          <table:table-cell office:value-type="float" office:value="1321" calcext:value-type="float">
            <text:p>1321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formula="of:=AVERAGE([.L70:.P70])" office:value-type="float" office:value="1748.8" calcext:value-type="float">
            <text:p>1748.8</text:p>
          </table:table-cell>
          <table:table-cell table:formula="of:=STDEV([.L70:.P70])/SQRT(COUNT([.L70:.P70]))" office:value-type="float" office:value="274.556624396499" calcext:value-type="float">
            <text:p>274.556624396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099" calcext:value-type="float">
            <text:p>2099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71:.F71])" office:value-type="float" office:value="2099.8" calcext:value-type="float">
            <text:p>2099.8</text:p>
          </table:table-cell>
          <table:table-cell table:formula="of:=STDEV([.B71:.F71])/SQRT(COUNT([.B71:.F71]))" office:value-type="float" office:value="0.2" calcext:value-type="float">
            <text:p>0.2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2006" calcext:value-type="float">
            <text:p>2006</text:p>
          </table:table-cell>
          <table:table-cell office:value-type="float" office:value="1321" calcext:value-type="float">
            <text:p>1321</text:p>
          </table:table-cell>
          <table:table-cell office:value-type="float" office:value="1971" calcext:value-type="float">
            <text:p>1971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AVERAGE([.L71:.P71])" office:value-type="float" office:value="1675" calcext:value-type="float">
            <text:p>1675</text:p>
          </table:table-cell>
          <table:table-cell table:formula="of:=STDEV([.L71:.P71])/SQRT(COUNT([.L71:.P71]))" office:value-type="float" office:value="185.993279448479" calcext:value-type="float">
            <text:p>185.993279448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395" calcext:value-type="float">
            <text:p>1395</text:p>
          </table:table-cell>
          <table:table-cell office:value-type="float" office:value="691" calcext:value-type="float">
            <text:p>691</text:p>
          </table:table-cell>
          <table:table-cell office:value-type="float" office:value="1779" calcext:value-type="float">
            <text:p>1779</text:p>
          </table:table-cell>
          <table:table-cell office:value-type="float" office:value="1267" calcext:value-type="float">
            <text:p>1267</text:p>
          </table:table-cell>
          <table:table-cell table:number-columns-repeated="2"/>
          <table:table-cell table:formula="of:=AVERAGE([.B72:.F72])" office:value-type="float" office:value="1446.4" calcext:value-type="float">
            <text:p>1446.4</text:p>
          </table:table-cell>
          <table:table-cell table:formula="of:=STDEV([.B72:.F72])/SQRT(COUNT([.B72:.F72]))" office:value-type="float" office:value="239.089021077924" calcext:value-type="float">
            <text:p>239.0890210779</text:p>
          </table:table-cell>
          <table:table-cell/>
          <table:table-cell office:value-type="float" office:value="1644" calcext:value-type="float">
            <text:p>1644</text:p>
          </table:table-cell>
          <table:table-cell office:value-type="float" office:value="1806" calcext:value-type="float">
            <text:p>1806</text:p>
          </table:table-cell>
          <table:table-cell office:value-type="float" office:value="1271" calcext:value-type="float">
            <text:p>1271</text:p>
          </table:table-cell>
          <table:table-cell office:value-type="float" office:value="1846" calcext:value-type="float">
            <text:p>1846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L72:.P72])" office:value-type="float" office:value="1604.6" calcext:value-type="float">
            <text:p>1604.6</text:p>
          </table:table-cell>
          <table:table-cell table:formula="of:=STDEV([.L72:.P72])/SQRT(COUNT([.L72:.P72]))" office:value-type="float" office:value="108.110869018799" calcext:value-type="float">
            <text:p>108.1108690188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1747" calcext:value-type="float">
            <text:p>1747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73:.F73])" office:value-type="float" office:value="1478.6" calcext:value-type="float">
            <text:p>1478.6</text:p>
          </table:table-cell>
          <table:table-cell table:formula="of:=STDEV([.B73:.F73])/SQRT(COUNT([.B73:.F73]))" office:value-type="float" office:value="315.295512178654" calcext:value-type="float">
            <text:p>315.2955121787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1606" calcext:value-type="float">
            <text:p>1606</text:p>
          </table:table-cell>
          <table:table-cell office:value-type="float" office:value="1521" calcext:value-type="float">
            <text:p>1521</text:p>
          </table:table-cell>
          <table:table-cell office:value-type="float" office:value="1546" calcext:value-type="float">
            <text:p>1546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AVERAGE([.L73:.P73])" office:value-type="float" office:value="1450" calcext:value-type="float">
            <text:p>1450</text:p>
          </table:table-cell>
          <table:table-cell table:formula="of:=STDEV([.L73:.P73])/SQRT(COUNT([.L73:.P73]))" office:value-type="float" office:value="83.7764883484621" calcext:value-type="float">
            <text:p>83.7764883485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74:.F74])" office:value-type="float" office:value="1875.8" calcext:value-type="float">
            <text:p>1875.8</text:p>
          </table:table-cell>
          <table:table-cell table:formula="of:=STDEV([.B74:.F74])/SQRT(COUNT([.B74:.F74]))" office:value-type="float" office:value="224.2" calcext:value-type="float">
            <text:p>224.2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931" calcext:value-type="float">
            <text:p>1931</text:p>
          </table:table-cell>
          <table:table-cell office:value-type="float" office:value="1721" calcext:value-type="float">
            <text:p>1721</text:p>
          </table:table-cell>
          <table:table-cell office:value-type="float" office:value="996" calcext:value-type="float">
            <text:p>996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74:.P74])" office:value-type="float" office:value="1530" calcext:value-type="float">
            <text:p>1530</text:p>
          </table:table-cell>
          <table:table-cell table:formula="of:=STDEV([.L74:.P74])/SQRT(COUNT([.L74:.P74]))" office:value-type="float" office:value="157.626139964157" calcext:value-type="float">
            <text:p>157.6261399642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75:.F75])" office:value-type="float" office:value="1824.6" calcext:value-type="float">
            <text:p>1824.6</text:p>
          </table:table-cell>
          <table:table-cell table:formula="of:=STDEV([.B75:.F75])/SQRT(COUNT([.B75:.F75]))" office:value-type="float" office:value="275.4" calcext:value-type="float">
            <text:p>275.4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356" calcext:value-type="float">
            <text:p>1356</text:p>
          </table:table-cell>
          <table:table-cell office:value-type="float" office:value="1561" calcext:value-type="float">
            <text:p>1561</text:p>
          </table:table-cell>
          <table:table-cell office:value-type="float" office:value="1646" calcext:value-type="float">
            <text:p>1646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table:formula="of:=AVERAGE([.L75:.P75])" office:value-type="float" office:value="1458" calcext:value-type="float">
            <text:p>1458</text:p>
          </table:table-cell>
          <table:table-cell table:formula="of:=STDEV([.L75:.P75])/SQRT(COUNT([.L75:.P75]))" office:value-type="float" office:value="164.290900539257" calcext:value-type="float">
            <text:p>164.2909005393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1107" calcext:value-type="float">
            <text:p>1107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76:.F76])" office:value-type="float" office:value="1901.4" calcext:value-type="float">
            <text:p>1901.4</text:p>
          </table:table-cell>
          <table:table-cell table:formula="of:=STDEV([.B76:.F76])/SQRT(COUNT([.B76:.F76]))" office:value-type="float" office:value="198.6" calcext:value-type="float">
            <text:p>198.6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256" calcext:value-type="float">
            <text:p>2256</text:p>
          </table:table-cell>
          <table:table-cell office:value-type="float" office:value="1351" calcext:value-type="float">
            <text:p>1351</text:p>
          </table:table-cell>
          <table:table-cell office:value-type="float" office:value="1321" calcext:value-type="float">
            <text:p>1321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AVERAGE([.L76:.P76])" office:value-type="float" office:value="1496" calcext:value-type="float">
            <text:p>1496</text:p>
          </table:table-cell>
          <table:table-cell table:formula="of:=STDEV([.L76:.P76])/SQRT(COUNT([.L76:.P76]))" office:value-type="float" office:value="195.971936766467" calcext:value-type="float">
            <text:p>195.971936766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3" office:value-type="float" office:value="2100" calcext:value-type="float">
            <text:p>2100</text:p>
          </table:table-cell>
          <table:table-cell office:value-type="float" office:value="1299" calcext:value-type="float">
            <text:p>1299</text:p>
          </table:table-cell>
          <table:table-cell table:number-columns-repeated="2"/>
          <table:table-cell table:formula="of:=AVERAGE([.B77:.F77])" office:value-type="float" office:value="1626" calcext:value-type="float">
            <text:p>1626</text:p>
          </table:table-cell>
          <table:table-cell table:formula="of:=STDEV([.B77:.F77])/SQRT(COUNT([.B77:.F77]))" office:value-type="float" office:value="314.641224253911" calcext:value-type="float">
            <text:p>314.6412242539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771" calcext:value-type="float">
            <text:p>1771</text:p>
          </table:table-cell>
          <table:table-cell office:value-type="float" office:value="1221" calcext:value-type="float">
            <text:p>1221</text:p>
          </table:table-cell>
          <table:table-cell office:value-type="float" office:value="1646" calcext:value-type="float">
            <text:p>1646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AVERAGE([.L77:.P77])" office:value-type="float" office:value="1536.8" calcext:value-type="float">
            <text:p>1536.8</text:p>
          </table:table-cell>
          <table:table-cell table:formula="of:=STDEV([.L77:.P77])/SQRT(COUNT([.L77:.P77]))" office:value-type="float" office:value="99.283130490532" calcext:value-type="float">
            <text:p>99.283130490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office:value-type="float" office:value="2100" calcext:value-type="float">
            <text:p>2100</text:p>
          </table:table-cell>
          <table:table-cell office:value-type="float" office:value="2035" calcext:value-type="float">
            <text:p>203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78:.F78])" office:value-type="float" office:value="1811.6" calcext:value-type="float">
            <text:p>1811.6</text:p>
          </table:table-cell>
          <table:table-cell table:formula="of:=STDEV([.B78:.F78])/SQRT(COUNT([.B78:.F78]))" office:value-type="float" office:value="272.440929377361" calcext:value-type="float">
            <text:p>272.4409293774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1956" calcext:value-type="float">
            <text:p>1956</text:p>
          </table:table-cell>
          <table:table-cell office:value-type="float" office:value="1921" calcext:value-type="float">
            <text:p>1921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78:.P78])" office:value-type="float" office:value="1580" calcext:value-type="float">
            <text:p>1580</text:p>
          </table:table-cell>
          <table:table-cell table:formula="of:=STDEV([.L78:.P78])/SQRT(COUNT([.L78:.P78]))" office:value-type="float" office:value="187.439323515638" calcext:value-type="float">
            <text:p>187.4393235156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79:.F79])" office:value-type="float" office:value="2087" calcext:value-type="float">
            <text:p>2087</text:p>
          </table:table-cell>
          <table:table-cell table:formula="of:=STDEV([.B79:.F79])/SQRT(COUNT([.B79:.F79]))" office:value-type="float" office:value="13" calcext:value-type="float">
            <text:p>13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2101" calcext:value-type="float">
            <text:p>2101</text:p>
          </table:table-cell>
          <table:table-cell office:value-type="float" office:value="1596" calcext:value-type="float">
            <text:p>1596</text:p>
          </table:table-cell>
          <table:table-cell office:value-type="float" office:value="1846" calcext:value-type="float">
            <text:p>1846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AVERAGE([.L79:.P79])" office:value-type="float" office:value="1684" calcext:value-type="float">
            <text:p>1684</text:p>
          </table:table-cell>
          <table:table-cell table:formula="of:=STDEV([.L79:.P79])/SQRT(COUNT([.L79:.P79]))" office:value-type="float" office:value="160.861741877924" calcext:value-type="float">
            <text:p>160.8617418779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table:number-columns-repeated="3"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80:.F80])" office:value-type="float" office:value="1638.8" calcext:value-type="float">
            <text:p>1638.8</text:p>
          </table:table-cell>
          <table:table-cell table:formula="of:=STDEV([.B80:.F80])/SQRT(COUNT([.B80:.F80]))" office:value-type="float" office:value="282.607395515404" calcext:value-type="float">
            <text:p>282.6073955154</text:p>
          </table:table-cell>
          <table:table-cell/>
          <table:table-cell office:value-type="float" office:value="2066" calcext:value-type="float">
            <text:p>2066</text:p>
          </table:table-cell>
          <table:table-cell office:value-type="float" office:value="1471" calcext:value-type="float">
            <text:p>1471</text:p>
          </table:table-cell>
          <table:table-cell office:value-type="float" office:value="1266" calcext:value-type="float">
            <text:p>1266</text:p>
          </table:table-cell>
          <table:table-cell office:value-type="float" office:value="1446" calcext:value-type="float">
            <text:p>1446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L80:.P80])" office:value-type="float" office:value="1516" calcext:value-type="float">
            <text:p>1516</text:p>
          </table:table-cell>
          <table:table-cell table:formula="of:=STDEV([.L80:.P80])/SQRT(COUNT([.L80:.P80]))" office:value-type="float" office:value="142.504385897417" calcext:value-type="float">
            <text:p>142.5043858974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563" calcext:value-type="float">
            <text:p>563</text:p>
          </table:table-cell>
          <table:table-cell office:value-type="float" office:value="627" calcext:value-type="float">
            <text:p>627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81:.F81])" office:value-type="float" office:value="1498" calcext:value-type="float">
            <text:p>1498</text:p>
          </table:table-cell>
          <table:table-cell table:formula="of:=STDEV([.B81:.F81])/SQRT(COUNT([.B81:.F81]))" office:value-type="float" office:value="368.787065933717" calcext:value-type="float">
            <text:p>368.7870659337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1381" calcext:value-type="float">
            <text:p>1381</text:p>
          </table:table-cell>
          <table:table-cell office:value-type="float" office:value="1271" calcext:value-type="float">
            <text:p>1271</text:p>
          </table:table-cell>
          <table:table-cell office:value-type="float" office:value="1846" calcext:value-type="float">
            <text:p>1846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L81:.P81])" office:value-type="float" office:value="1580" calcext:value-type="float">
            <text:p>1580</text:p>
          </table:table-cell>
          <table:table-cell table:formula="of:=STDEV([.L81:.P81])/SQRT(COUNT([.L81:.P81]))" office:value-type="float" office:value="133.261022058215" calcext:value-type="float">
            <text:p>133.2610220582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82:.F82])" office:value-type="float" office:value="1542.8" calcext:value-type="float">
            <text:p>1542.8</text:p>
          </table:table-cell>
          <table:table-cell table:formula="of:=STDEV([.B82:.F82])/SQRT(COUNT([.B82:.F82]))" office:value-type="float" office:value="347.495812924415" calcext:value-type="float">
            <text:p>347.4958129244</text:p>
          </table:table-cell>
          <table:table-cell/>
          <table:table-cell office:value-type="float" office:value="1741" calcext:value-type="float">
            <text:p>1741</text:p>
          </table:table-cell>
          <table:table-cell office:value-type="float" office:value="2306" calcext:value-type="float">
            <text:p>2306</text:p>
          </table:table-cell>
          <table:table-cell office:value-type="float" office:value="1876" calcext:value-type="float">
            <text:p>1876</text:p>
          </table:table-cell>
          <table:table-cell office:value-type="float" office:value="1971" calcext:value-type="float">
            <text:p>1971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82:.P82])" office:value-type="float" office:value="1830" calcext:value-type="float">
            <text:p>1830</text:p>
          </table:table-cell>
          <table:table-cell table:formula="of:=STDEV([.L82:.P82])/SQRT(COUNT([.L82:.P82]))" office:value-type="float" office:value="171.168046083374" calcext:value-type="float">
            <text:p>171.168046083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83:.F83])" office:value-type="float" office:value="2100" calcext:value-type="float">
            <text:p>2100</text:p>
          </table:table-cell>
          <table:table-cell table:formula="of:=STDEV([.B83:.F83])/SQRT(COUNT([.B83:.F83]))" office:value-type="float" office:value="0" calcext:value-type="float">
            <text:p>0</text:p>
          </table:table-cell>
          <table:table-cell/>
          <table:table-cell office:value-type="float" office:value="1736" calcext:value-type="float">
            <text:p>1736</text:p>
          </table:table-cell>
          <table:table-cell office:value-type="float" office:value="1356" calcext:value-type="float">
            <text:p>1356</text:p>
          </table:table-cell>
          <table:table-cell office:value-type="float" office:value="1716" calcext:value-type="float">
            <text:p>1716</text:p>
          </table:table-cell>
          <table:table-cell office:value-type="float" office:value="1321" calcext:value-type="float">
            <text:p>1321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83:.P83])" office:value-type="float" office:value="1497" calcext:value-type="float">
            <text:p>1497</text:p>
          </table:table-cell>
          <table:table-cell table:formula="of:=STDEV([.L83:.P83])/SQRT(COUNT([.L83:.P83]))" office:value-type="float" office:value="93.7603327639146" calcext:value-type="float">
            <text:p>93.7603327639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84:.F84])" office:value-type="float" office:value="1818.2" calcext:value-type="float">
            <text:p>1818.2</text:p>
          </table:table-cell>
          <table:table-cell table:formula="of:=STDEV([.B84:.F84])/SQRT(COUNT([.B84:.F84]))" office:value-type="float" office:value="281.8" calcext:value-type="float">
            <text:p>281.8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886" calcext:value-type="float">
            <text:p>1886</text:p>
          </table:table-cell>
          <table:table-cell office:value-type="float" office:value="1021" calcext:value-type="float">
            <text:p>1021</text:p>
          </table:table-cell>
          <table:table-cell office:value-type="float" office:value="1321" calcext:value-type="float">
            <text:p>1321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table:formula="of:=AVERAGE([.L84:.P84])" office:value-type="float" office:value="1449" calcext:value-type="float">
            <text:p>1449</text:p>
          </table:table-cell>
          <table:table-cell table:formula="of:=STDEV([.L84:.P84])/SQRT(COUNT([.L84:.P84]))" office:value-type="float" office:value="159.754499154171" calcext:value-type="float">
            <text:p>159.7544991542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85:.F85])" office:value-type="float" office:value="1799" calcext:value-type="float">
            <text:p>1799</text:p>
          </table:table-cell>
          <table:table-cell table:formula="of:=STDEV([.B85:.F85])/SQRT(COUNT([.B85:.F85]))" office:value-type="float" office:value="301" calcext:value-type="float">
            <text:p>30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006" calcext:value-type="float">
            <text:p>2006</text:p>
          </table:table-cell>
          <table:table-cell office:value-type="float" office:value="1921" calcext:value-type="float">
            <text:p>1921</text:p>
          </table:table-cell>
          <table:table-cell office:value-type="float" office:value="1321" calcext:value-type="float">
            <text:p>1321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85:.P85])" office:value-type="float" office:value="1580" calcext:value-type="float">
            <text:p>1580</text:p>
          </table:table-cell>
          <table:table-cell table:formula="of:=STDEV([.L85:.P85])/SQRT(COUNT([.L85:.P85]))" office:value-type="float" office:value="159.987499511681" calcext:value-type="float">
            <text:p>159.9874995117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86:.F86])" office:value-type="float" office:value="2100" calcext:value-type="float">
            <text:p>2100</text:p>
          </table:table-cell>
          <table:table-cell table:formula="of:=STDEV([.B86:.F86])/SQRT(COUNT([.B86:.F86]))" office:value-type="float" office:value="0" calcext:value-type="float">
            <text:p>0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706" calcext:value-type="float">
            <text:p>1706</text:p>
          </table:table-cell>
          <table:table-cell office:value-type="float" office:value="1196" calcext:value-type="float">
            <text:p>1196</text:p>
          </table:table-cell>
          <table:table-cell office:value-type="float" office:value="1846" calcext:value-type="float">
            <text:p>184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86:.P86])" office:value-type="float" office:value="1475" calcext:value-type="float">
            <text:p>1475</text:p>
          </table:table-cell>
          <table:table-cell table:formula="of:=STDEV([.L86:.P86])/SQRT(COUNT([.L86:.P86]))" office:value-type="float" office:value="210.727311946031" calcext:value-type="float">
            <text:p>210.727311946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843" calcext:value-type="float">
            <text:p>1843</text:p>
          </table:table-cell>
          <table:table-cell table:number-columns-repeated="2"/>
          <table:table-cell table:formula="of:=AVERAGE([.B87:.F87])" office:value-type="float" office:value="1773.2" calcext:value-type="float">
            <text:p>1773.2</text:p>
          </table:table-cell>
          <table:table-cell table:formula="of:=STDEV([.B87:.F87])/SQRT(COUNT([.B87:.F87]))" office:value-type="float" office:value="267.225260781985" calcext:value-type="float">
            <text:p>267.225260782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2016" calcext:value-type="float">
            <text:p>2016</text:p>
          </table:table-cell>
          <table:table-cell office:value-type="float" office:value="1676" calcext:value-type="float">
            <text:p>1676</text:p>
          </table:table-cell>
          <table:table-cell office:value-type="float" office:value="1521" calcext:value-type="float">
            <text:p>1521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table:formula="of:=AVERAGE([.L87:.P87])" office:value-type="float" office:value="1608" calcext:value-type="float">
            <text:p>1608</text:p>
          </table:table-cell>
          <table:table-cell table:formula="of:=STDEV([.L87:.P87])/SQRT(COUNT([.L87:.P87]))" office:value-type="float" office:value="202.661047071212" calcext:value-type="float">
            <text:p>202.661047071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88:.F88])" office:value-type="float" office:value="1504.4" calcext:value-type="float">
            <text:p>1504.4</text:p>
          </table:table-cell>
          <table:table-cell table:formula="of:=STDEV([.B88:.F88])/SQRT(COUNT([.B88:.F88]))" office:value-type="float" office:value="368.951026560437" calcext:value-type="float">
            <text:p>368.9510265604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2331" calcext:value-type="float">
            <text:p>2331</text:p>
          </table:table-cell>
          <table:table-cell office:value-type="float" office:value="1296" calcext:value-type="float">
            <text:p>1296</text:p>
          </table:table-cell>
          <table:table-cell office:value-type="float" office:value="1546" calcext:value-type="float">
            <text:p>154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88:.P88])" office:value-type="float" office:value="1655" calcext:value-type="float">
            <text:p>1655</text:p>
          </table:table-cell>
          <table:table-cell table:formula="of:=STDEV([.L88:.P88])/SQRT(COUNT([.L88:.P88]))" office:value-type="float" office:value="177.365441955303" calcext:value-type="float">
            <text:p>177.3654419553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89:.F89])" office:value-type="float" office:value="1786.2" calcext:value-type="float">
            <text:p>1786.2</text:p>
          </table:table-cell>
          <table:table-cell table:formula="of:=STDEV([.B89:.F89])/SQRT(COUNT([.B89:.F89]))" office:value-type="float" office:value="313.8" calcext:value-type="float">
            <text:p>313.8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2106" calcext:value-type="float">
            <text:p>2106</text:p>
          </table:table-cell>
          <table:table-cell office:value-type="float" office:value="1151" calcext:value-type="float">
            <text:p>1151</text:p>
          </table:table-cell>
          <table:table-cell office:value-type="float" office:value="1421" calcext:value-type="float">
            <text:p>1421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89:.P89])" office:value-type="float" office:value="1507" calcext:value-type="float">
            <text:p>1507</text:p>
          </table:table-cell>
          <table:table-cell table:formula="of:=STDEV([.L89:.P89])/SQRT(COUNT([.L89:.P89]))" office:value-type="float" office:value="160.587982115724" calcext:value-type="float">
            <text:p>160.5879821157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90:.F90])" office:value-type="float" office:value="1786.2" calcext:value-type="float">
            <text:p>1786.2</text:p>
          </table:table-cell>
          <table:table-cell table:formula="of:=STDEV([.B90:.F90])/SQRT(COUNT([.B90:.F90]))" office:value-type="float" office:value="313.8" calcext:value-type="float">
            <text:p>313.8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1606" calcext:value-type="float">
            <text:p>1606</text:p>
          </table:table-cell>
          <table:table-cell office:value-type="float" office:value="1206" calcext:value-type="float">
            <text:p>1206</text:p>
          </table:table-cell>
          <table:table-cell office:value-type="float" office:value="1746" calcext:value-type="float">
            <text:p>1746</text:p>
          </table:table-cell>
          <table:table-cell office:value-type="float" office:value="1261" calcext:value-type="float">
            <text:p>1261</text:p>
          </table:table-cell>
          <table:table-cell table:number-columns-repeated="2"/>
          <table:table-cell table:formula="of:=AVERAGE([.L90:.P90])" office:value-type="float" office:value="1553" calcext:value-type="float">
            <text:p>1553</text:p>
          </table:table-cell>
          <table:table-cell table:formula="of:=STDEV([.L90:.P90])/SQRT(COUNT([.L90:.P90]))" office:value-type="float" office:value="141.45317246354" calcext:value-type="float">
            <text:p>141.4531724635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91:.F91])" office:value-type="float" office:value="1831" calcext:value-type="float">
            <text:p>1831</text:p>
          </table:table-cell>
          <table:table-cell table:formula="of:=STDEV([.B91:.F91])/SQRT(COUNT([.B91:.F91]))" office:value-type="float" office:value="269" calcext:value-type="float">
            <text:p>269</text:p>
          </table:table-cell>
          <table:table-cell/>
          <table:table-cell office:value-type="float" office:value="1546" calcext:value-type="float">
            <text:p>1546</text:p>
          </table:table-cell>
          <table:table-cell office:value-type="float" office:value="2131" calcext:value-type="float">
            <text:p>2131</text:p>
          </table:table-cell>
          <table:table-cell office:value-type="float" office:value="1366" calcext:value-type="float">
            <text:p>1366</text:p>
          </table:table-cell>
          <table:table-cell office:value-type="float" office:value="1646" calcext:value-type="float">
            <text:p>164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1:.P91])" office:value-type="float" office:value="1494" calcext:value-type="float">
            <text:p>1494</text:p>
          </table:table-cell>
          <table:table-cell table:formula="of:=STDEV([.L91:.P91])/SQRT(COUNT([.L91:.P91]))" office:value-type="float" office:value="218.669842456613" calcext:value-type="float">
            <text:p>218.6698424566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1395" calcext:value-type="float">
            <text:p>1395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2:.F92])" office:value-type="float" office:value="1337.8" calcext:value-type="float">
            <text:p>1337.8</text:p>
          </table:table-cell>
          <table:table-cell table:formula="of:=STDEV([.B92:.F92])/SQRT(COUNT([.B92:.F92]))" office:value-type="float" office:value="349.355606796284" calcext:value-type="float">
            <text:p>349.3556067963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1281" calcext:value-type="float">
            <text:p>1281</text:p>
          </table:table-cell>
          <table:table-cell office:value-type="float" office:value="2116" calcext:value-type="float">
            <text:p>2116</text:p>
          </table:table-cell>
          <table:table-cell office:value-type="float" office:value="1741" calcext:value-type="float">
            <text:p>1741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formula="of:=AVERAGE([.L92:.P92])" office:value-type="float" office:value="1638" calcext:value-type="float">
            <text:p>1638</text:p>
          </table:table-cell>
          <table:table-cell table:formula="of:=STDEV([.L92:.P92])/SQRT(COUNT([.L92:.P92]))" office:value-type="float" office:value="192.928743322502" calcext:value-type="float">
            <text:p>192.9287433225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1075" calcext:value-type="float">
            <text:p>1075</text:p>
          </table:table-cell>
          <table:table-cell office:value-type="float" office:value="2035" calcext:value-type="float">
            <text:p>2035</text:p>
          </table:table-cell>
          <table:table-cell table:number-columns-repeated="2"/>
          <table:table-cell table:formula="of:=AVERAGE([.B93:.F93])" office:value-type="float" office:value="1568.2" calcext:value-type="float">
            <text:p>1568.2</text:p>
          </table:table-cell>
          <table:table-cell table:formula="of:=STDEV([.B93:.F93])/SQRT(COUNT([.B93:.F93]))" office:value-type="float" office:value="324.234082107357" calcext:value-type="float">
            <text:p>324.2340821074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2031" calcext:value-type="float">
            <text:p>2031</text:p>
          </table:table-cell>
          <table:table-cell office:value-type="float" office:value="2026" calcext:value-type="float">
            <text:p>2026</text:p>
          </table:table-cell>
          <table:table-cell office:value-type="float" office:value="1221" calcext:value-type="float">
            <text:p>1221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93:.P93])" office:value-type="float" office:value="1648" calcext:value-type="float">
            <text:p>1648</text:p>
          </table:table-cell>
          <table:table-cell table:formula="of:=STDEV([.L93:.P93])/SQRT(COUNT([.L93:.P93]))" office:value-type="float" office:value="167.172067044707" calcext:value-type="float">
            <text:p>167.1720670447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94:.F94])" office:value-type="float" office:value="2100" calcext:value-type="float">
            <text:p>2100</text:p>
          </table:table-cell>
          <table:table-cell table:formula="of:=STDEV([.B94:.F94])/SQRT(COUNT([.B94:.F94]))" office:value-type="float" office:value="0" calcext:value-type="float">
            <text:p>0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806" calcext:value-type="float">
            <text:p>1806</text:p>
          </table:table-cell>
          <table:table-cell office:value-type="float" office:value="1496" calcext:value-type="float">
            <text:p>1496</text:p>
          </table:table-cell>
          <table:table-cell office:value-type="float" office:value="1646" calcext:value-type="float">
            <text:p>1646</text:p>
          </table:table-cell>
          <table:table-cell office:value-type="float" office:value="1281" calcext:value-type="float">
            <text:p>1281</text:p>
          </table:table-cell>
          <table:table-cell table:number-columns-repeated="2"/>
          <table:table-cell table:formula="of:=AVERAGE([.L94:.P94])" office:value-type="float" office:value="1615" calcext:value-type="float">
            <text:p>1615</text:p>
          </table:table-cell>
          <table:table-cell table:formula="of:=STDEV([.L94:.P94])/SQRT(COUNT([.L94:.P94]))" office:value-type="float" office:value="104.048065815757" calcext:value-type="float">
            <text:p>104.0480658158</text:p>
          </table:table-cell>
        </table:table-row>
        <table:table-row table:style-name="ro1">
          <table:table-cell/>
          <table:table-cell office:value-type="float" office:value="1651" calcext:value-type="float">
            <text:p>1651</text:p>
          </table:table-cell>
          <table:table-cell office:value-type="float" office:value="2100" calcext:value-type="float">
            <text:p>2100</text:p>
          </table:table-cell>
          <table:table-cell office:value-type="float" office:value="1907" calcext:value-type="float">
            <text:p>1907</text:p>
          </table:table-cell>
          <table:table-cell office:value-type="float" office:value="2100" calcext:value-type="float">
            <text:p>2100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95:.F95])" office:value-type="float" office:value="1632.2" calcext:value-type="float">
            <text:p>1632.2</text:p>
          </table:table-cell>
          <table:table-cell table:formula="of:=STDEV([.B95:.F95])/SQRT(COUNT([.B95:.F95]))" office:value-type="float" office:value="318.156785249034" calcext:value-type="float">
            <text:p>318.156785249</text:p>
          </table:table-cell>
          <table:table-cell/>
          <table:table-cell office:value-type="float" office:value="1671" calcext:value-type="float">
            <text:p>1671</text:p>
          </table:table-cell>
          <table:table-cell office:value-type="float" office:value="1681" calcext:value-type="float">
            <text:p>1681</text:p>
          </table:table-cell>
          <table:table-cell office:value-type="float" office:value="1171" calcext:value-type="float">
            <text:p>1171</text:p>
          </table:table-cell>
          <table:table-cell office:value-type="float" office:value="1546" calcext:value-type="float">
            <text:p>1546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formula="of:=AVERAGE([.L95:.P95])" office:value-type="float" office:value="1533.8" calcext:value-type="float">
            <text:p>1533.8</text:p>
          </table:table-cell>
          <table:table-cell table:formula="of:=STDEV([.L95:.P95])/SQRT(COUNT([.L95:.P95]))" office:value-type="float" office:value="93.9805298984848" calcext:value-type="float">
            <text:p>93.980529898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971" calcext:value-type="float">
            <text:p>1971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96:.F96])" office:value-type="float" office:value="1728.4" calcext:value-type="float">
            <text:p>1728.4</text:p>
          </table:table-cell>
          <table:table-cell table:formula="of:=STDEV([.B96:.F96])/SQRT(COUNT([.B96:.F96]))" office:value-type="float" office:value="340.268217734187" calcext:value-type="float">
            <text:p>340.2682177342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056" calcext:value-type="float">
            <text:p>2056</text:p>
          </table:table-cell>
          <table:table-cell office:value-type="float" office:value="1721" calcext:value-type="float">
            <text:p>1721</text:p>
          </table:table-cell>
          <table:table-cell office:value-type="float" office:value="2171" calcext:value-type="float">
            <text:p>2171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96:.P96])" office:value-type="float" office:value="1780" calcext:value-type="float">
            <text:p>1780</text:p>
          </table:table-cell>
          <table:table-cell table:formula="of:=STDEV([.L96:.P96])/SQRT(COUNT([.L96:.P96]))" office:value-type="float" office:value="145.502577296761" calcext:value-type="float">
            <text:p>145.5025772968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97:.F97])" office:value-type="float" office:value="1824.6" calcext:value-type="float">
            <text:p>1824.6</text:p>
          </table:table-cell>
          <table:table-cell table:formula="of:=STDEV([.B97:.F97])/SQRT(COUNT([.B97:.F97]))" office:value-type="float" office:value="275.4" calcext:value-type="float">
            <text:p>275.4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856" calcext:value-type="float">
            <text:p>2856</text:p>
          </table:table-cell>
          <table:table-cell office:value-type="float" office:value="971" calcext:value-type="float">
            <text:p>971</text:p>
          </table:table-cell>
          <table:table-cell office:value-type="float" office:value="1771" calcext:value-type="float">
            <text:p>1771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97:.P97])" office:value-type="float" office:value="1760" calcext:value-type="float">
            <text:p>1760</text:p>
          </table:table-cell>
          <table:table-cell table:formula="of:=STDEV([.L97:.P97])/SQRT(COUNT([.L97:.P97]))" office:value-type="float" office:value="315.790278507746" calcext:value-type="float">
            <text:p>315.7902785077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98:.F98])" office:value-type="float" office:value="2100" calcext:value-type="float">
            <text:p>2100</text:p>
          </table:table-cell>
          <table:table-cell table:formula="of:=STDEV([.B98:.F98])/SQRT(COUNT([.B98:.F98]))" office:value-type="float" office:value="0" calcext:value-type="float">
            <text:p>0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856" calcext:value-type="float">
            <text:p>1856</text:p>
          </table:table-cell>
          <table:table-cell office:value-type="float" office:value="1576" calcext:value-type="float">
            <text:p>1576</text:p>
          </table:table-cell>
          <table:table-cell office:value-type="float" office:value="1746" calcext:value-type="float">
            <text:p>1746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98:.P98])" office:value-type="float" office:value="1596" calcext:value-type="float">
            <text:p>1596</text:p>
          </table:table-cell>
          <table:table-cell table:formula="of:=STDEV([.L98:.P98])/SQRT(COUNT([.L98:.P98]))" office:value-type="float" office:value="91.4740400332247" calcext:value-type="float">
            <text:p>91.4740400332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99:.F99])" office:value-type="float" office:value="2100" calcext:value-type="float">
            <text:p>2100</text:p>
          </table:table-cell>
          <table:table-cell table:formula="of:=STDEV([.B99:.F99])/SQRT(COUNT([.B99:.F99]))" office:value-type="float" office:value="0" calcext:value-type="float">
            <text:p>0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581" calcext:value-type="float">
            <text:p>1581</text:p>
          </table:table-cell>
          <table:table-cell office:value-type="float" office:value="1971" calcext:value-type="float">
            <text:p>1971</text:p>
          </table:table-cell>
          <table:table-cell office:value-type="float" office:value="1646" calcext:value-type="float">
            <text:p>164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99:.P99])" office:value-type="float" office:value="1640" calcext:value-type="float">
            <text:p>1640</text:p>
          </table:table-cell>
          <table:table-cell table:formula="of:=STDEV([.L99:.P99])/SQRT(COUNT([.L99:.P99]))" office:value-type="float" office:value="87.3269717784832" calcext:value-type="float">
            <text:p>87.326971778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075" calcext:value-type="float">
            <text:p>1075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100:.F100])" office:value-type="float" office:value="1895" calcext:value-type="float">
            <text:p>1895</text:p>
          </table:table-cell>
          <table:table-cell table:formula="of:=STDEV([.B100:.F100])/SQRT(COUNT([.B100:.F100]))" office:value-type="float" office:value="205" calcext:value-type="float">
            <text:p>205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731" calcext:value-type="float">
            <text:p>1731</text:p>
          </table:table-cell>
          <table:table-cell office:value-type="float" office:value="1676" calcext:value-type="float">
            <text:p>1676</text:p>
          </table:table-cell>
          <table:table-cell office:value-type="float" office:value="1746" calcext:value-type="float">
            <text:p>1746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L100:.P100])" office:value-type="float" office:value="1606" calcext:value-type="float">
            <text:p>1606</text:p>
          </table:table-cell>
          <table:table-cell table:formula="of:=STDEV([.L100:.P100])/SQRT(COUNT([.L100:.P100]))" office:value-type="float" office:value="69.5880736908272" calcext:value-type="float">
            <text:p>69.5880736908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table:formula="of:=AVERAGE([.B101:.F101])" office:value-type="float" office:value="1869.2" calcext:value-type="float">
            <text:p>1869.2</text:p>
          </table:table-cell>
          <table:table-cell table:formula="of:=STDEV([.B101:.F101])/SQRT(COUNT([.B101:.F101]))" office:value-type="float" office:value="162.878298124704" calcext:value-type="float">
            <text:p>162.8782981247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2571" calcext:value-type="float">
            <text:p>2571</text:p>
          </table:table-cell>
          <table:table-cell office:value-type="float" office:value="971" calcext:value-type="float">
            <text:p>971</text:p>
          </table:table-cell>
          <table:table-cell office:value-type="float" office:value="1746" calcext:value-type="float">
            <text:p>1746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AVERAGE([.L101:.P101])" office:value-type="float" office:value="1543" calcext:value-type="float">
            <text:p>1543</text:p>
          </table:table-cell>
          <table:table-cell table:formula="of:=STDEV([.L101:.P101])/SQRT(COUNT([.L101:.P101]))" office:value-type="float" office:value="295.840328555794" calcext:value-type="float">
            <text:p>295.8403285558</text:p>
          </table:table-cell>
        </table:table-row>
      </table:table>
      <table:table table:name="totals" table:style-name="ta1">
        <table:shapes>
          <draw:frame draw:z-index="0" draw:style-name="gr1" draw:text-style-name="P1" svg:width="15.999cm" svg:height="8.999cm" svg:x="1.826cm" svg:y="7.643cm">
            <draw:object draw:notify-on-update-of-ranges="totals.C1:totals.E1 totals.B2:totals.B2 totals.C2:totals.E2 totals.C3:totals.E3 totals.C3:totals.E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1.519cm" svg:y="7.51cm">
            <draw:object draw:notify-on-update-of-ranges="totals.H1:totals.J1 totals.G2:totals.G2 totals.H2:totals.J2 totals.H3:totals.J3 totals.H3:totals.J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HEALTH GATHERING</text:p>
          </table:table-cell>
          <table:table-cell/>
          <table:table-cell office:value-type="string" calcext:value-type="string">
            <text:p>SupervisedCNN</text:p>
          </table:table-cell>
          <table:table-cell office:value-type="string" calcext:value-type="string">
            <text:p>Full RL</text:p>
          </table:table-cell>
          <table:table-cell office:value-type="string" calcext:value-type="string">
            <text:p>EA solution</text:p>
          </table:table-cell>
          <table:table-cell office:value-type="string" calcext:value-type="string">
            <text:p>PURSUIT_AND_GATHER</text:p>
          </table:table-cell>
          <table:table-cell/>
          <table:table-cell office:value-type="string" calcext:value-type="string">
            <text:p>SupervisedCNN</text:p>
          </table:table-cell>
          <table:table-cell office:value-type="string" calcext:value-type="string">
            <text:p>Full RL</text:p>
          </table:table-cell>
          <table:table-cell office:value-type="string" calcext:value-type="string">
            <text:p>EA solution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supervisedCNN.I2:.I101])" office:value-type="float" office:value="715.648" calcext:value-type="float">
            <text:p>715.648</text:p>
          </table:table-cell>
          <table:table-cell table:formula="of:=AVERAGE([fullRL.I2:.I101])" office:value-type="string" office:string-value="" calcext:value-type="error">
            <text:p>#DIV/0!</text:p>
          </table:table-cell>
          <table:table-cell table:formula="of:=AVERAGE([EAstrategy.I2:.I101])" office:value-type="float" office:value="1793.674" calcext:value-type="float">
            <text:p>1793.674</text:p>
          </table:table-cell>
          <table:table-cell/>
          <table:table-cell office:value-type="string" calcext:value-type="string">
            <text:p>Average</text:p>
          </table:table-cell>
          <table:table-cell table:formula="of:=AVERAGE([supervisedCNN.S2:.S101])" office:value-type="float" office:value="831.766" calcext:value-type="float">
            <text:p>831.766</text:p>
          </table:table-cell>
          <table:table-cell table:formula="of:=AVERAGE([fullRL.S2:.S101])" office:value-type="float" office:value="1526.2375" calcext:value-type="float">
            <text:p>1526.2375</text:p>
          </table:table-cell>
          <table:table-cell table:formula="of:=AVERAGE([EAstrategy.S2:.S101])" office:value-type="float" office:value="1569.816" calcext:value-type="float">
            <text:p>1569.816</text:p>
          </table:table-cell>
        </table:table-row>
        <table:table-row table:style-name="ro1">
          <table:table-cell/>
          <table:table-cell office:value-type="string" calcext:value-type="string">
            <text:p>St deviation</text:p>
          </table:table-cell>
          <table:table-cell table:formula="of:=STDEV([supervisedCNN.I2:.I101])" office:value-type="float" office:value="156.805991227531" calcext:value-type="float">
            <text:p>156.8059912275</text:p>
          </table:table-cell>
          <table:table-cell table:formula="of:=STDEV([fullRL.I2:.I101])" office:value-type="string" office:string-value="" calcext:value-type="error">
            <text:p>#DIV/0!</text:p>
          </table:table-cell>
          <table:table-cell table:formula="of:=STDEV([EAstrategy.I2:.I101])" office:value-type="float" office:value="237.210227955003" calcext:value-type="float">
            <text:p>237.210227955</text:p>
          </table:table-cell>
          <table:table-cell/>
          <table:table-cell office:value-type="string" calcext:value-type="string">
            <text:p>St deviation</text:p>
          </table:table-cell>
          <table:table-cell table:formula="of:=STDEV([supervisedCNN.S2:.S101])" office:value-type="float" office:value="41.6232749088946" calcext:value-type="float">
            <text:p>41.6232749089</text:p>
          </table:table-cell>
          <table:table-cell table:formula="of:=STDEV([fullRL.S2:.S101])" office:value-type="float" office:value="134.275940701462" calcext:value-type="float">
            <text:p>134.2759407015</text:p>
          </table:table-cell>
          <table:table-cell table:formula="of:=STDEV([EAstrategy.S2:.S101])" office:value-type="float" office:value="123.752191875293" calcext:value-type="float">
            <text:p>123.75219187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3:58:51.436316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9:25:58.874336439</meta:creation-date>
    <dc:date>2016-08-29T13:59:49.562321314</dc:date>
    <meta:editing-duration>PT1H36M25S</meta:editing-duration>
    <meta:editing-cycles>88</meta:editing-cycles>
    <meta:generator>LibreOffice/4.2.8.2$Linux_X86_64 LibreOffice_project/420m0$Build-2</meta:generator>
    <meta:document-statistic meta:table-count="4" meta:cell-count="36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totals.C3:totals.E3" chart:error-lower-range="totals.C3:totals.E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400" chart:interval-major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totals.C3:totals.E3" chart:error-lower-range="totals.C3:totals.E3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standard-deviation" char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totals.C3:totals.E3" chart:error-lower-range="totals.C3:totals.E3" chart:std-weight="1"/>
      <style:graphic-properties draw:stroke="solid" svg:stroke-width="0.03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93cm" svg:y="0.316cm" chart:style-name="ch2">
          <text:p>Health gathering performance</text:p>
        </chart:title>
        <chart:plot-area chart:style-name="ch3" table:cell-range-address="totals.C1:totals.E2 totals.B2:totals.B2" chart:data-source-has-labels="both" svg:x="0.32cm" svg:y="1.301cm" svg:width="15.36cm" svg:height="7.519cm">
          <chartooo:coordinate-region svg:x="1.312cm" svg:y="1.5cm" svg:width="14.368cm" svg:height="6.673cm"/>
          <chart:axis chart:dimension="x" chart:name="primary-x" chart:style-name="ch4" chartooo:axis-type="auto">
            <chartooo:date-scale/>
            <chart:categories table:cell-range-address="totals.C1:totals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C2:totals.E2" chart:label-cell-address="totals.B2:totals.B2" chart:class="chart:bar">
            <chart:error-indicator chart:style-name="ch8" chart:dimension="x"/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ervisedCNN</text:p>
                <draw:g>
                  <svg:desc>totals.C1:totals.E1</svg:desc>
                </draw:g>
              </table:table-cell>
              <table:table-cell office:value-type="string">
                <text:p>Full RL</text:p>
              </table:table-cell>
              <table:table-cell office:value-type="string">
                <text:p>EA solution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totals.B2:totals.B2</svg:desc>
                </draw:g>
              </table:table-cell>
              <table:table-cell office:value-type="float" office:value="715.648">
                <text:p>715.648</text:p>
                <draw:g>
                  <svg:desc>totals.C2:totals.E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793.674">
                <text:p>1793.674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56.805991227531">
                <text:p>156.805991227531</text:p>
                <draw:g>
                  <svg:desc>totals.C3:totals.E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37.210227955003">
                <text:p>237.210227955003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56.805991227531">
                <text:p>156.805991227531</text:p>
                <draw:g>
                  <svg:desc>totals.C3:totals.E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37.210227955003">
                <text:p>237.210227955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totals.H3:totals.J3" chart:error-lower-range="totals.H3:totals.J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totals.H3:totals.J3" chart:error-lower-range="totals.H3:totals.J3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totals.H3:totals.J3" chart:error-lower-range="totals.H3:totals.J3" chart:std-weight="1"/>
      <style:graphic-properties draw:stroke="solid" svg:stroke-width="0.03cm" svg:stroke-color="#000000" svg:stroke-opacity="7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95cm" svg:y="0.316cm" chart:style-name="ch2">
          <text:p>Pursuit and gather performance</text:p>
        </chart:title>
        <chart:plot-area chart:style-name="ch3" table:cell-range-address="totals.H1:totals.J2 totals.G2:totals.G2" chart:data-source-has-labels="both" svg:x="0.32cm" svg:y="1.301cm" svg:width="15.36cm" svg:height="7.519cm">
          <chartooo:coordinate-region svg:x="1.312cm" svg:y="1.5cm" svg:width="14.368cm" svg:height="6.673cm"/>
          <chart:axis chart:dimension="x" chart:name="primary-x" chart:style-name="ch4" chartooo:axis-type="auto">
            <chartooo:date-scale/>
            <chart:categories table:cell-range-address="totals.H1:totals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H2:totals.J2" chart:label-cell-address="totals.G2:totals.G2" chart:class="chart:bar">
            <chart:error-indicator chart:style-name="ch8" chart:dimension="y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ervisedCNN</text:p>
                <draw:g>
                  <svg:desc>totals.H1:totals.J1</svg:desc>
                </draw:g>
              </table:table-cell>
              <table:table-cell office:value-type="string">
                <text:p>Full RL</text:p>
              </table:table-cell>
              <table:table-cell office:value-type="string">
                <text:p>EA solution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totals.G2:totals.G2</svg:desc>
                </draw:g>
              </table:table-cell>
              <table:table-cell office:value-type="float" office:value="831.766">
                <text:p>831.766</text:p>
                <draw:g>
                  <svg:desc>totals.H2:totals.J2</svg:desc>
                </draw:g>
              </table:table-cell>
              <table:table-cell office:value-type="float" office:value="1526.2375">
                <text:p>1526.2375</text:p>
              </table:table-cell>
              <table:table-cell office:value-type="float" office:value="1569.816">
                <text:p>1569.816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1.6232749088946">
                <text:p>41.6232749088946</text:p>
                <draw:g>
                  <svg:desc>totals.H3:totals.J3</svg:desc>
                </draw:g>
              </table:table-cell>
              <table:table-cell office:value-type="float" office:value="134.275940701462">
                <text:p>134.275940701462</text:p>
              </table:table-cell>
              <table:table-cell office:value-type="float" office:value="123.752191875293">
                <text:p>123.752191875293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1.6232749088946">
                <text:p>41.6232749088946</text:p>
                <draw:g>
                  <svg:desc>totals.H3:totals.J3</svg:desc>
                </draw:g>
              </table:table-cell>
              <table:table-cell office:value-type="float" office:value="134.275940701462">
                <text:p>134.275940701462</text:p>
              </table:table-cell>
              <table:table-cell office:value-type="float" office:value="123.752191875293">
                <text:p>123.7521918752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